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6.2pt"/>
    </style:style>
    <style:style style:name="co2" style:family="table-column">
      <style:table-column-properties fo:break-before="auto" style:column-width="115.06pt"/>
    </style:style>
    <style:style style:name="co3" style:family="table-column">
      <style:table-column-properties fo:break-before="auto" style:column-width="87.31pt"/>
    </style:style>
    <style:style style:name="co4" style:family="table-column">
      <style:table-column-properties fo:break-before="auto" style:column-width="59.5pt"/>
    </style:style>
    <style:style style:name="co5" style:family="table-column">
      <style:table-column-properties fo:break-before="auto" style:column-width="48.19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BoM_20_Structure">
      <style:table-properties table:display="true" style:writing-mode="lr-tb"/>
    </style:style>
    <style:style style:name="ce1" style:family="table-cell" style:parent-style-name="Default">
      <style:table-cell-properties fo:border-bottom="0.74pt solid #000000" fo:background-color="#ffffcc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 style:data-style-name="N125">
      <style:table-cell-properties style:rotation-align="none"/>
    </style:style>
    <style:style style:name="ce4" style:family="table-cell" style:parent-style-name="Default" style:data-style-name="N127">
      <style:table-cell-properties style:rotation-align="none"/>
    </style:style>
    <style:style style:name="ce5" style:family="table-cell" style:parent-style-name="Default" style:data-style-name="N128">
      <style:table-cell-properties style:rotation-align="none"/>
    </style:style>
    <style:style style:name="ce6" style:family="table-cell" style:parent-style-name="Default" style:data-style-name="N129">
      <style:table-cell-properties style:rotation-align="none"/>
    </style:style>
    <style:style style:name="ce7" style:family="table-cell" style:parent-style-name="Default">
      <style:table-cell-properties fo:background-color="#ffcc00" style:rotation-align="none"/>
    </style:style>
    <style:style style:name="ce8" style:family="table-cell" style:parent-style-name="Default" style:data-style-name="N126">
      <style:table-cell-properties style:rotation-align="none"/>
    </style:style>
    <style:style style:name="ce9" style:family="table-cell" style:parent-style-name="Default" style:data-style-name="N126">
      <style:table-cell-properties fo:border-bottom="0.74pt solid #000000" fo:background-color="#ffffcc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oM Structure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number-columns-repeated="1010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BoM Name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Product Reference</text:p>
          </table:table-cell>
          <table:table-cell table:style-name="ce1" office:value-type="string" calcext:value-type="string">
            <text:p>Product Name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Unit of Measure</text:p>
          </table:table-cell>
          <table:table-cell table:style-name="ce1" office:value-type="string" calcext:value-type="string">
            <text:p>BoM Reference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anufacturer Ref.</text:p>
          </table:table-cell>
          <table:table-cell table:style-name="ce1" office:value-type="string" calcext:value-type="string">
            <text:p>Distributor</text:p>
          </table:table-cell>
          <table:table-cell table:style-name="ce1" office:value-type="string" calcext:value-type="string">
            <text:p>Distributor Ref.</text:p>
          </table:table-cell>
          <table:table-cell table:style-name="ce1" office:value-type="string" calcext:value-type="string">
            <text:p>Distr. UOM</text:p>
          </table:table-cell>
          <table:table-cell table:style-name="ce1" office:value-type="string" calcext:value-type="string">
            <text:p>Price per Unit</text:p>
          </table:table-cell>
          <table:table-cell table:style-name="ce1" office:value-type="string" calcext:value-type="string">
            <text:p>Price per BoM Qty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LulzBot TAZ 3D Printer, v6.0 Boxed for Retail, AU</text:p>
          </table:table-cell>
          <table:table-cell table:style-name="ce2"/>
          <table:table-cell table:style-name="ce2" office:value-type="string" calcext:value-type="string">
            <text:p>KT-PR0041AU</text:p>
          </table:table-cell>
          <table:table-cell table:style-name="ce2" office:value-type="string" calcext:value-type="string">
            <text:p>LulzBot TAZ 3D Printer, v6.0 Boxed for Retail, AU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CE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AS-PR0001</text:p>
          </table:table-cell>
          <table:table-cell office:value-type="string" calcext:value-type="string">
            <text:p>[AS-PR0001] TAZ6, Olive Oil, Calibrated Assemb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AS-PR0002</text:p>
          </table:table-cell>
          <table:table-cell office:value-type="string" calcext:value-type="string">
            <text:p>[AS-PR0002] TAZ6, Print Bed Assemb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HD-MS0349</text:p>
          </table:table-cell>
          <table:table-cell office:value-type="string" calcext:value-type="string">
            <text:p>[HD-MS0349] PEI (10mil) with 3M 468 adhesive attached, heat-treated, TA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MS0310</text:p>
          </table:table-cell>
          <table:table-cell office:value-type="string" calcext:value-type="string">
            <text:p>[HD-MS0310] TAPE3M468MP.005X26.000X60YD .005" THK 3M ADHESIVE 468MP 26" WIDE X 60 YARDS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cm²</text:p>
          </table:table-cell>
          <table:table-cell table:number-columns-repeated="3"/>
          <table:table-cell office:value-type="string" calcext:value-type="string">
            <text:p>HBM Supply</text:p>
          </table:table-cell>
          <table:table-cell office:value-type="string" calcext:value-type="string">
            <text:p>3M 468MP</text:p>
          </table:table-cell>
          <table:table-cell office:value-type="string" calcext:value-type="string">
            <text:p>Roll, 26" x 2160"</text:p>
          </table:table-cell>
          <table:table-cell table:style-name="ce3" office:value-type="currency" office:currency="USD/cm²" office:value="0.00119749883374411" calcext:value-type="currency">
            <text:p>0.00 USD/cm²</text:p>
          </table:table-cell>
          <table:table-cell table:style-name="ce8" office:value-type="currency" office:currency="USD" office:value="1.22623880575397" calcext:value-type="currency">
            <text:p>1.2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MS0311</text:p>
          </table:table-cell>
          <table:table-cell office:value-type="string" calcext:value-type="string">
            <text:p>[HD-MS0311] SULT1000NA.010X26.000X90FT - 0.010 X 26.000 WIDE X 90 FT NAT ULTEM 1000 FILM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cm²</text:p>
          </table:table-cell>
          <table:table-cell table:number-columns-repeated="3"/>
          <table:table-cell office:value-type="string" calcext:value-type="string">
            <text:p>SABIC Polymershapes LLC </text:p>
          </table:table-cell>
          <table:table-cell office:value-type="string" calcext:value-type="string">
            <text:p>70325327</text:p>
          </table:table-cell>
          <table:table-cell office:value-type="string" calcext:value-type="string">
            <text:p>Roll, 26" x 1080"</text:p>
          </table:table-cell>
          <table:table-cell table:style-name="ce3" office:value-type="currency" office:currency="USD/cm²" office:value="0.00476427234905752" calcext:value-type="currency">
            <text:p>0.00 USD/cm²</text:p>
          </table:table-cell>
          <table:table-cell table:style-name="ce8" office:value-type="currency" office:currency="USD" office:value="4.8786148854349" calcext:value-type="currency">
            <text:p>4.8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HD-MS0002-3</text:p>
          </table:table-cell>
          <table:table-cell office:value-type="string" calcext:value-type="string">
            <text:p>[HD-MS0002-3] Borosilicate Glass Bed 300mm x 300mm x 1/8"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llen Scientific Glass, Inc.</text:p>
          </table:table-cell>
          <table:table-cell office:value-type="string" calcext:value-type="string">
            <text:p>HD-MS0002-3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13.5" calcext:value-type="currency">
            <text:p>13.50 USD/PCE</text:p>
          </table:table-cell>
          <table:table-cell table:style-name="ce8" office:value-type="currency" office:currency="USD" office:value="13.5" calcext:value-type="currency">
            <text:p>13.5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PC-BD0027</text:p>
          </table:table-cell>
          <table:table-cell office:value-type="string" calcext:value-type="string">
            <text:p>[PC-BD0027] Silicon Heater, 24V ,360W, 298mm x 298mm, Self Adhesive, w/ connecto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National Plastic Heater</text:p>
          </table:table-cell>
          <table:table-cell office:value-type="string" calcext:value-type="string">
            <text:p>NPH PC-BD0027</text:p>
          </table:table-cell>
          <table:table-cell office:value-type="string" calcext:value-type="string">
            <text:p>National Plastic Heater</text:p>
          </table:table-cell>
          <table:table-cell office:value-type="string" calcext:value-type="string">
            <text:p>NPH PC-BD0027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36.99" calcext:value-type="currency">
            <text:p>36.99 USD/PCE</text:p>
          </table:table-cell>
          <table:table-cell table:style-name="ce8" office:value-type="currency" office:currency="USD" office:value="36.99" calcext:value-type="currency">
            <text:p>36.9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EL-MS0073</text:p>
          </table:table-cell>
          <table:table-cell office:value-type="string" calcext:value-type="string">
            <text:p>[EL-MS0073] Tubing Corrugated Loom .25", Black, 3200' Box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m</text:p>
          </table:table-cell>
          <table:table-cell table:number-columns-repeated="2"/>
          <table:table-cell office:value-type="string" calcext:value-type="string">
            <text:p>88-00011</text:p>
          </table:table-cell>
          <table:table-cell office:value-type="string" calcext:value-type="string">
            <text:p>Electronics Distributors Corp.</text:p>
          </table:table-cell>
          <table:table-cell office:value-type="string" calcext:value-type="string">
            <text:p>88-00011</text:p>
          </table:table-cell>
          <table:table-cell office:value-type="string" calcext:value-type="string">
            <text:p>ft, 100</text:p>
          </table:table-cell>
          <table:table-cell table:style-name="ce5" office:value-type="currency" office:currency="USD/mm" office:value="0.00023580750496139" calcext:value-type="currency">
            <text:p>0.00 USD/mm</text:p>
          </table:table-cell>
          <table:table-cell table:style-name="ce8" office:value-type="currency" office:currency="USD" office:value="0.0141484502976834" calcext:value-type="currency">
            <text:p>0.0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HD-MS0058</text:p>
          </table:table-cell>
          <table:table-cell office:value-type="string" calcext:value-type="string">
            <text:p>[HD-MS0058] Wire Tie, 8" Black, pk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APU-08-18-0-M</text:p>
          </table:table-cell>
          <table:table-cell office:value-type="string" calcext:value-type="string">
            <text:p>Electronics Distributors Corp.</text:p>
          </table:table-cell>
          <table:table-cell office:value-type="string" calcext:value-type="string">
            <text:p>17-01125</text:p>
          </table:table-cell>
          <table:table-cell office:value-type="string" calcext:value-type="string">
            <text:p>pkg, 1000</text:p>
          </table:table-cell>
          <table:table-cell table:style-name="ce4" office:value-type="currency" office:currency="USD/PCE" office:value="0.01321" calcext:value-type="currency">
            <text:p>0.01 USD/PCE</text:p>
          </table:table-cell>
          <table:table-cell table:style-name="ce8" office:value-type="currency" office:currency="USD" office:value="0.01321" calcext:value-type="currency">
            <text:p>0.0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AS-PR0003</text:p>
          </table:table-cell>
          <table:table-cell office:value-type="string" calcext:value-type="string">
            <text:p>[AS-PR0003] TAZ6, Olive Oil, Final Mechanical Assemb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AS-TH0014</text:p>
          </table:table-cell>
          <table:table-cell office:value-type="string" calcext:value-type="string">
            <text:p>[AS-TH0014] TAZ6, Olive Oil, Extruder Assemb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AS-CB0005</text:p>
          </table:table-cell>
          <table:table-cell office:value-type="string" calcext:value-type="string">
            <text:p>[AS-CB0005] 40mm 5v Low Flow Fan-150mm Harn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FA0034</text:p>
          </table:table-cell>
          <table:table-cell office:value-type="string" calcext:value-type="string">
            <text:p>[EL-FA0034] Pelonis FAN 5V 40x40x10mm Low fl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C4010L05BPLB1b-7 </text:p>
          </table:table-cell>
          <table:table-cell office:value-type="string" calcext:value-type="string">
            <text:p>Pelonis Technologies, Inc.</text:p>
          </table:table-cell>
          <table:table-cell office:value-type="string" calcext:value-type="string">
            <text:p>C4010L05BPLB1b-7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3.07" calcext:value-type="currency">
            <text:p>3.07 USD/PCE</text:p>
          </table:table-cell>
          <table:table-cell table:style-name="ce8" office:value-type="currency" office:currency="USD" office:value="3.07" calcext:value-type="currency">
            <text:p>3.07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205</text:p>
          </table:table-cell>
          <table:table-cell office:value-type="string" calcext:value-type="string">
            <text:p>[EL-MS0205] Molex-CONN TERM MALE 22-24AWG TIN - Reels of 20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16-02-0107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16-02-0107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185" calcext:value-type="currency">
            <text:p>0.02 USD/PCE</text:p>
          </table:table-cell>
          <table:table-cell table:style-name="ce8" office:value-type="currency" office:currency="USD" office:value="0.037" calcext:value-type="currency">
            <text:p>0.0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AS-CB0006</text:p>
          </table:table-cell>
          <table:table-cell office:value-type="string" calcext:value-type="string">
            <text:p>[AS-CB0006] X-Max-185mm Purple Harn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142</text:p>
          </table:table-cell>
          <table:table-cell office:value-type="string" calcext:value-type="string">
            <text:p>[EL-MS0142] Conn Recept Faston 22-26AWG .110 - Reel of 3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7-520365-2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7-520365-2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76" calcext:value-type="currency">
            <text:p>0.08 USD/PCE</text:p>
          </table:table-cell>
          <table:table-cell table:style-name="ce8" office:value-type="currency" office:currency="USD" office:value="0.076" calcext:value-type="currency">
            <text:p>0.0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205</text:p>
          </table:table-cell>
          <table:table-cell office:value-type="string" calcext:value-type="string">
            <text:p>[EL-MS0205] Molex-CONN TERM MALE 22-24AWG TIN - Reels of 20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16-02-0107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16-02-0107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185" calcext:value-type="currency">
            <text:p>0.02 USD/PCE</text:p>
          </table:table-cell>
          <table:table-cell table:style-name="ce8" office:value-type="currency" office:currency="USD" office:value="0.0185" calcext:value-type="currency">
            <text:p>0.0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WR0120</text:p>
          </table:table-cell>
          <table:table-cell office:value-type="string" calcext:value-type="string">
            <text:p>[EL-WR0120] 24AWG Stranded Wire – Purple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m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247VT</text:p>
          </table:table-cell>
          <table:table-cell office:value-type="string" calcext:value-type="string">
            <text:p>ft, 1000</text:p>
          </table:table-cell>
          <table:table-cell table:style-name="ce5" office:value-type="currency" office:currency="USD/mm" office:value="0.0000754584" calcext:value-type="currency">
            <text:p>0.00 USD/mm</text:p>
          </table:table-cell>
          <table:table-cell table:style-name="ce8" office:value-type="currency" office:currency="USD" office:value="0.013959804" calcext:value-type="currency">
            <text:p>0.0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AS-HE0002</text:p>
          </table:table-cell>
          <table:table-cell office:value-type="string" calcext:value-type="string">
            <text:p>[AS-HE0002] .50mm Hot End Assembly, for sing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AS-CB0007</text:p>
          </table:table-cell>
          <table:table-cell office:value-type="string" calcext:value-type="string">
            <text:p>[AS-CB0007] Heater Cartridge 180mm Harn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EL-MS0205</text:p>
          </table:table-cell>
          <table:table-cell office:value-type="string" calcext:value-type="string">
            <text:p>[EL-MS0205] Molex-CONN TERM MALE 22-24AWG TIN - Reels of 20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16-02-0107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16-02-0107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185" calcext:value-type="currency">
            <text:p>0.02 USD/PCE</text:p>
          </table:table-cell>
          <table:table-cell table:style-name="ce8" office:value-type="currency" office:currency="USD" office:value="0.037" calcext:value-type="currency">
            <text:p>0.0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EL-MS0377</text:p>
          </table:table-cell>
          <table:table-cell office:value-type="string" calcext:value-type="string">
            <text:p>[EL-MS0377] 24V 30W Heater Cartridge, 23cm Leads (with no connectors on end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Reprapdiscount / PLUG IT LTD</text:p>
          </table:table-cell>
          <table:table-cell/>
          <table:table-cell office:value-type="string" calcext:value-type="string">
            <text:p>Reprapdiscount / PLUG IT LTD</text:p>
          </table:table-cell>
          <table:table-cell office:value-type="string" calcext:value-type="string">
            <text:p>HC24V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3.25" calcext:value-type="currency">
            <text:p>3.25 USD/PCE</text:p>
          </table:table-cell>
          <table:table-cell table:style-name="ce8" office:value-type="currency" office:currency="USD" office:value="3.25" calcext:value-type="currency">
            <text:p>3.2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AS-CB0008</text:p>
          </table:table-cell>
          <table:table-cell office:value-type="string" calcext:value-type="string">
            <text:p>[AS-CB0008] Thermistor 150mm Harn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EL-MS0212</text:p>
          </table:table-cell>
          <table:table-cell office:value-type="string" calcext:value-type="string">
            <text:p>[EL-MS0212] Molex-CONN PIN 24-30AWG Crimp Tin, 20,000 Unit Re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16-02-0105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16-02-0105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22" calcext:value-type="currency">
            <text:p>0.02 USD/PCE</text:p>
          </table:table-cell>
          <table:table-cell table:style-name="ce8" office:value-type="currency" office:currency="USD" office:value="0.044" calcext:value-type="currency">
            <text:p>0.0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EL-TH0011</text:p>
          </table:table-cell>
          <table:table-cell office:value-type="string" calcext:value-type="string">
            <text:p>[EL-TH0011] Semitec GT2 Thermistor (100kOhm type) Leads with no connectors on end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Reprapdiscount / PLUG IT LTD</text:p>
          </table:table-cell>
          <table:table-cell/>
          <table:table-cell office:value-type="string" calcext:value-type="string">
            <text:p>Reprapdiscount / PLUG IT LTD</text:p>
          </table:table-cell>
          <table:table-cell office:value-type="string" calcext:value-type="string">
            <text:p>Semitec104gt2 Thermistor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1.3" calcext:value-type="currency">
            <text:p>1.30 USD/PCE</text:p>
          </table:table-cell>
          <table:table-cell table:style-name="ce8" office:value-type="currency" office:currency="USD" office:value="1.3" calcext:value-type="currency">
            <text:p>1.3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AS-CB0009</text:p>
          </table:table-cell>
          <table:table-cell office:value-type="string" calcext:value-type="string">
            <text:p>[AS-CB0009] Zero Sense 155mm Harn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EL-MS0141</text:p>
          </table:table-cell>
          <table:table-cell office:value-type="string" calcext:value-type="string">
            <text:p>[EL-MS0141] Term Ring Non Ins 26-22AWG #4 <text:s/>Order Bulk On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Panduit</text:p>
          </table:table-cell>
          <table:table-cell office:value-type="string" calcext:value-type="string">
            <text:p>P22-4R-M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P22-4R-M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59" calcext:value-type="currency">
            <text:p>0.06 USD/PCE</text:p>
          </table:table-cell>
          <table:table-cell table:style-name="ce8" office:value-type="currency" office:currency="USD" office:value="0.059" calcext:value-type="currency">
            <text:p>0.0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EL-MS0205</text:p>
          </table:table-cell>
          <table:table-cell office:value-type="string" calcext:value-type="string">
            <text:p>[EL-MS0205] Molex-CONN TERM MALE 22-24AWG TIN - Reels of 20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16-02-0107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16-02-0107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185" calcext:value-type="currency">
            <text:p>0.02 USD/PCE</text:p>
          </table:table-cell>
          <table:table-cell table:style-name="ce8" office:value-type="currency" office:currency="USD" office:value="0.0185" calcext:value-type="currency">
            <text:p>0.0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EL-WR0040</text:p>
          </table:table-cell>
          <table:table-cell office:value-type="string" calcext:value-type="string">
            <text:p>[EL-WR0040] Wire - Single Conductor 20AWG SOLID PTFE, RED 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Thermax</text:p>
          </table:table-cell>
          <table:table-cell office:value-type="string" calcext:value-type="string">
            <text:p>M16878/4BGA-2</text:p>
          </table:table-cell>
          <table:table-cell office:value-type="string" calcext:value-type="string">
            <text:p>Hardware Speciality</text:p>
          </table:table-cell>
          <table:table-cell/>
          <table:table-cell office:value-type="string" calcext:value-type="string">
            <text:p>ft, 500</text:p>
          </table:table-cell>
          <table:table-cell table:style-name="ce5" office:value-type="currency" office:currency="USD/mm" office:value="0.000984251968503937" calcext:value-type="currency">
            <text:p>0.00 USD/mm</text:p>
          </table:table-cell>
          <table:table-cell table:style-name="ce8" office:value-type="currency" office:currency="USD" office:value="0.15255905511811" calcext:value-type="currency">
            <text:p>0.1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BT0104</text:p>
          </table:table-cell>
          <table:table-cell office:value-type="string" calcext:value-type="string">
            <text:p>[HD-BT0104] M3 x 8 Bolt, BHCS, SST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MB2510008A20000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MB2510008A20000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973" calcext:value-type="currency">
            <text:p>0.10 USD/PCE</text:p>
          </table:table-cell>
          <table:table-cell table:style-name="ce8" office:value-type="currency" office:currency="USD" office:value="0.1946" calcext:value-type="currency">
            <text:p>0.1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BT0172</text:p>
          </table:table-cell>
          <table:table-cell office:value-type="string" calcext:value-type="string">
            <text:p>[HD-BT0172] M3 x 4 Setscrew (Heater Cartridge Set Screw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Reprapdiscount / PLUG IT LTD</text:p>
          </table:table-cell>
          <table:table-cell/>
          <table:table-cell office:value-type="string" calcext:value-type="string">
            <text:p>Reprapdiscount / PLUG IT LTD</text:p>
          </table:table-cell>
          <table:table-cell office:value-type="string" calcext:value-type="string">
            <text:p>M3x4 Setscrew</text:p>
          </table:table-cell>
          <table:table-cell office:value-type="string" calcext:value-type="string">
            <text:p>pkg, 2</text:p>
          </table:table-cell>
          <table:table-cell table:style-name="ce4" office:value-type="currency" office:currency="USD/PCE" office:value="0.04" calcext:value-type="currency">
            <text:p>0.04 USD/PCE</text:p>
          </table:table-cell>
          <table:table-cell table:style-name="ce8" office:value-type="currency" office:currency="USD" office:value="0.04" calcext:value-type="currency">
            <text:p>0.0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MS0230</text:p>
          </table:table-cell>
          <table:table-cell office:value-type="string" calcext:value-type="string">
            <text:p>[HD-MS0230] Black Class 12.9 Socket Head Cap Screw, Alloy Steel, M2 Thread, 6mm Length, 0.4mm Pi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0134596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0134596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296" calcext:value-type="currency">
            <text:p>0.03 USD/PCE</text:p>
          </table:table-cell>
          <table:table-cell table:style-name="ce8" office:value-type="currency" office:currency="USD" office:value="0.0296" calcext:value-type="currency">
            <text:p>0.0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WA0035</text:p>
          </table:table-cell>
          <table:table-cell office:value-type="string" calcext:value-type="string">
            <text:p>[HD-WA0035] Metric 18-8 Stainless Steel External Serrated Lock Washer, M3 Screw Size, 6mm OD, 0.4mm min Thi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11511313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11511313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193" calcext:value-type="currency">
            <text:p>0.02 USD/PCE</text:p>
          </table:table-cell>
          <table:table-cell table:style-name="ce8" office:value-type="currency" office:currency="USD" office:value="0.0193" calcext:value-type="currency">
            <text:p>0.0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MP0133</text:p>
          </table:table-cell>
          <table:table-cell office:value-type="string" calcext:value-type="string">
            <text:p>[PP-MP0133] Hexagon Heatsink for 3mm Fila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Reprapdiscount / PLUG IT LTD</text:p>
          </table:table-cell>
          <table:table-cell/>
          <table:table-cell office:value-type="string" calcext:value-type="string">
            <text:p>Reprapdiscount / PLUG IT LTD</text:p>
          </table:table-cell>
          <table:table-cell office:value-type="string" calcext:value-type="string">
            <text:p>Hexagon AO Body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19.5" calcext:value-type="currency">
            <text:p>19.50 USD/PCE</text:p>
          </table:table-cell>
          <table:table-cell table:style-name="ce8" office:value-type="currency" office:currency="USD" office:value="19.5" calcext:value-type="currency">
            <text:p>19.5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MP0134</text:p>
          </table:table-cell>
          <table:table-cell office:value-type="string" calcext:value-type="string">
            <text:p>[PP-MP0134] Hexagon Heater Block with Holes for Retention Plate and Hexagon Logo Laser Etched on Fro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Reprapdiscount / PLUG IT LTD</text:p>
          </table:table-cell>
          <table:table-cell/>
          <table:table-cell office:value-type="string" calcext:value-type="string">
            <text:p>Reprapdiscount / PLUG IT LTD</text:p>
          </table:table-cell>
          <table:table-cell office:value-type="string" calcext:value-type="string">
            <text:p>Hexagon AO Block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5.2" calcext:value-type="currency">
            <text:p>5.20 USD/PCE</text:p>
          </table:table-cell>
          <table:table-cell table:style-name="ce8" office:value-type="currency" office:currency="USD" office:value="5.2" calcext:value-type="currency">
            <text:p>5.2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MP0135</text:p>
          </table:table-cell>
          <table:table-cell office:value-type="string" calcext:value-type="string">
            <text:p>[PP-MP0135] 0.5mm Nozzle for 3mm Fila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Reprapdiscount / PLUG IT LTD</text:p>
          </table:table-cell>
          <table:table-cell/>
          <table:table-cell office:value-type="string" calcext:value-type="string">
            <text:p>Reprapdiscount / PLUG IT LTD</text:p>
          </table:table-cell>
          <table:table-cell office:value-type="string" calcext:value-type="string">
            <text:p>Nozzle 0.5mm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4.55" calcext:value-type="currency">
            <text:p>4.55 USD/PCE</text:p>
          </table:table-cell>
          <table:table-cell table:style-name="ce8" office:value-type="currency" office:currency="USD" office:value="4.55" calcext:value-type="currency">
            <text:p>4.5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MP0136</text:p>
          </table:table-cell>
          <table:table-cell office:value-type="string" calcext:value-type="string">
            <text:p>[PP-MP0136] Thermistor Retention Pl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Reprapdiscount / PLUG IT LTD</text:p>
          </table:table-cell>
          <table:table-cell/>
          <table:table-cell office:value-type="string" calcext:value-type="string">
            <text:p>Reprapdiscount / PLUG IT LTD</text:p>
          </table:table-cell>
          <table:table-cell office:value-type="string" calcext:value-type="string">
            <text:p>Hexagon AO Retention Plate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52" calcext:value-type="currency">
            <text:p>0.52 USD/PCE</text:p>
          </table:table-cell>
          <table:table-cell table:style-name="ce8" office:value-type="currency" office:currency="USD" office:value="0.52" calcext:value-type="currency">
            <text:p>0.5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AS-TH0003</text:p>
          </table:table-cell>
          <table:table-cell office:value-type="string" calcext:value-type="string">
            <text:p>[AS-TH0003] Large Herringbone, Green with Hob Bolt Assemb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GP0191</text:p>
          </table:table-cell>
          <table:table-cell office:value-type="string" calcext:value-type="string">
            <text:p>[PP-GP0191] Herringbone Large Gear v1.3, Lulzbot gre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RM-AB0104</text:p>
          </table:table-cell>
          <table:table-cell office:value-type="string" calcext:value-type="string">
            <text:p>[RM-AB0104] Chroma Strand ABS Filament, Lulzbot Green 2.85mm, 5 lb reel</text:p>
          </table:table-cell>
          <table:table-cell office:value-type="float" office:value="23.71" calcext:value-type="float">
            <text:p>23.71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6" office:value-type="currency" office:currency="USD/g" office:value="0.019841619781654" calcext:value-type="currency">
            <text:p>0.02 USD/g</text:p>
          </table:table-cell>
          <table:table-cell table:style-name="ce8" office:value-type="currency" office:currency="USD" office:value="0.470444805023016" calcext:value-type="currency">
            <text:p>0.47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BT0108</text:p>
          </table:table-cell>
          <table:table-cell office:value-type="string" calcext:value-type="string">
            <text:p>[HD-BT0108] Hobbed Bolt, M8 x 50mm Hex head, 26mm offset, Stainless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Quattro Machining Services, Inc.</text:p>
          </table:table-cell>
          <table:table-cell/>
          <table:table-cell office:value-type="string" calcext:value-type="string">
            <text:p>PCE</text:p>
          </table:table-cell>
          <table:table-cell table:style-name="ce4" office:value-type="currency" office:currency="USD/PCE" office:value="5.99" calcext:value-type="currency">
            <text:p>5.99 USD/PCE</text:p>
          </table:table-cell>
          <table:table-cell table:style-name="ce8" office:value-type="currency" office:currency="USD" office:value="5.99" calcext:value-type="currency">
            <text:p>5.9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AS-TH0004</text:p>
          </table:table-cell>
          <table:table-cell office:value-type="string" calcext:value-type="string">
            <text:p>[AS-TH0004] Extruder Idler Block with Bearing Assemb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GP0193</text:p>
          </table:table-cell>
          <table:table-cell office:value-type="string" calcext:value-type="string">
            <text:p>[PP-GP0193] Extruder Idler Block v1.4c, Taz &amp; Mi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9.3" calcext:value-type="float">
            <text:p>9.3</text:p>
          </table:table-cell>
          <table:table-cell office:value-type="string" calcext:value-type="string">
            <text:p>g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6" office:value-type="currency" office:currency="USD/g" office:value="0.019841619781654" calcext:value-type="currency">
            <text:p>0.02 USD/g</text:p>
          </table:table-cell>
          <table:table-cell table:style-name="ce8" office:value-type="currency" office:currency="USD" office:value="0.184527063969382" calcext:value-type="currency">
            <text:p>0.1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MS0282</text:p>
          </table:table-cell>
          <table:table-cell office:value-type="string" calcext:value-type="string">
            <text:p>[HD-MS0282] 608-2RS ABEC3/C3 Rubber Sealed Bearing - BL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JSB Great Bearings</text:p>
          </table:table-cell>
          <table:table-cell office:value-type="string" calcext:value-type="string">
            <text:p>608-2RS ABEC3/C3</text:p>
          </table:table-cell>
          <table:table-cell office:value-type="string" calcext:value-type="string">
            <text:p>JSB Great Bearings</text:p>
          </table:table-cell>
          <table:table-cell office:value-type="string" calcext:value-type="string">
            <text:p>608-2RS ABEC3/C3 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42" calcext:value-type="currency">
            <text:p>0.42 USD/PCE</text:p>
          </table:table-cell>
          <table:table-cell table:style-name="ce8" office:value-type="currency" office:currency="USD" office:value="0.42" calcext:value-type="currency">
            <text:p>0.4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RD0004</text:p>
          </table:table-cell>
          <table:table-cell office:value-type="string" calcext:value-type="string">
            <text:p>[HD-RD0004] 8mm Smooth Rod x 18-19mm, Stainless Steel (Nubbin)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Igus, Inc.</text:p>
          </table:table-cell>
          <table:table-cell office:value-type="string" calcext:value-type="string">
            <text:p>EWMR-08-19</text:p>
          </table:table-cell>
          <table:table-cell office:value-type="string" calcext:value-type="string">
            <text:p>Igus, Inc.</text:p>
          </table:table-cell>
          <table:table-cell office:value-type="string" calcext:value-type="string">
            <text:p>EWMR-08-19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1.5" calcext:value-type="currency">
            <text:p>1.50 USD/PCE</text:p>
          </table:table-cell>
          <table:table-cell table:style-name="ce8" office:value-type="currency" office:currency="USD" office:value="1.5" calcext:value-type="currency">
            <text:p>1.5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AS-TH0005</text:p>
          </table:table-cell>
          <table:table-cell office:value-type="string" calcext:value-type="string">
            <text:p>[AS-TH0005] Extruder Thumb Screw assembl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BT0052</text:p>
          </table:table-cell>
          <table:table-cell office:value-type="string" calcext:value-type="string">
            <text:p>[HD-BT0052] Metric Class 12.9 Socket Head Cap Screw M4 Thread, 55mm Length, 0.70mm Pi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ZT2530055PF0000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ZT2530055PF000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931" calcext:value-type="currency">
            <text:p>0.09 USD/PCE</text:p>
          </table:table-cell>
          <table:table-cell table:style-name="ce8" office:value-type="currency" office:currency="USD" office:value="0.0931" calcext:value-type="currency">
            <text:p>0.0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MS0031</text:p>
          </table:table-cell>
          <table:table-cell office:value-type="string" calcext:value-type="string">
            <text:p>[HD-MS0031] Metric Press-Fit Plastic Thumb Screw Head Knurled, Black, Fits M4 Screw, 13mm A, 5.5mm 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11102951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11102951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826" calcext:value-type="currency">
            <text:p>0.08 USD/PCE</text:p>
          </table:table-cell>
          <table:table-cell table:style-name="ce8" office:value-type="currency" office:currency="USD" office:value="0.0826" calcext:value-type="currency">
            <text:p>0.0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AS-TH0015</text:p>
          </table:table-cell>
          <table:table-cell office:value-type="string" calcext:value-type="string">
            <text:p>[AS-TH0015] TAZ6, Extruder Mount with Inser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GP0208</text:p>
          </table:table-cell>
          <table:table-cell office:value-type="string" calcext:value-type="string">
            <text:p>[PP-GP0208] Extruder Mount TAZ6 v0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62.7" calcext:value-type="float">
            <text:p>62.7</text:p>
          </table:table-cell>
          <table:table-cell office:value-type="string" calcext:value-type="string">
            <text:p>g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6" office:value-type="currency" office:currency="USD/g" office:value="0.019841619781654" calcext:value-type="currency">
            <text:p>0.02 USD/g</text:p>
          </table:table-cell>
          <table:table-cell table:style-name="ce8" office:value-type="currency" office:currency="USD" office:value="1.24406956030971" calcext:value-type="currency">
            <text:p>1.2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MS0030</text:p>
          </table:table-cell>
          <table:table-cell office:value-type="string" calcext:value-type="string">
            <text:p>[HD-MS0030] Metric Brass Heat-Set Insert for Plastics Tapered, M3-.5 Internal Thread, 3.8mm Lengt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<text:s/>PEM IUBB-M3-1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35" calcext:value-type="currency">
            <text:p>0.04 USD/PCE</text:p>
          </table:table-cell>
          <table:table-cell table:style-name="ce8" office:value-type="currency" office:currency="USD" office:value="0.175" calcext:value-type="currency">
            <text:p>0.1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AS-TH0016</text:p>
          </table:table-cell>
          <table:table-cell office:value-type="string" calcext:value-type="string">
            <text:p>[AS-TH0016] Extruder Heatsink Fan duct with Insert Assemb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GP0232</text:p>
          </table:table-cell>
          <table:table-cell office:value-type="string" calcext:value-type="string">
            <text:p>[PP-GP0232] heatsink-fan-duct_black_v0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11.07" calcext:value-type="float">
            <text:p>11.07</text:p>
          </table:table-cell>
          <table:table-cell office:value-type="string" calcext:value-type="string">
            <text:p>g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6" office:value-type="currency" office:currency="USD/g" office:value="0.019841619781654" calcext:value-type="currency">
            <text:p>0.02 USD/g</text:p>
          </table:table-cell>
          <table:table-cell table:style-name="ce8" office:value-type="currency" office:currency="USD" office:value="0.21964673098291" calcext:value-type="currency">
            <text:p>0.2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MS0030</text:p>
          </table:table-cell>
          <table:table-cell office:value-type="string" calcext:value-type="string">
            <text:p>[HD-MS0030] Metric Brass Heat-Set Insert for Plastics Tapered, M3-.5 Internal Thread, 3.8mm Leng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<text:s/>PEM IUBB-M3-1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35" calcext:value-type="currency">
            <text:p>0.04 USD/PCE</text:p>
          </table:table-cell>
          <table:table-cell table:style-name="ce8" office:value-type="currency" office:currency="USD" office:value="0.14" calcext:value-type="currency">
            <text:p>0.1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AS-TH0017</text:p>
          </table:table-cell>
          <table:table-cell office:value-type="string" calcext:value-type="string">
            <text:p>[AS-TH0017] TAZ6, Fan Duct Lef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GP0211</text:p>
          </table:table-cell>
          <table:table-cell office:value-type="string" calcext:value-type="string">
            <text:p>[PP-GP0211] Fan duct left v0.7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9.51" calcext:value-type="float">
            <text:p>9.51</text:p>
          </table:table-cell>
          <table:table-cell office:value-type="string" calcext:value-type="string">
            <text:p>g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6" office:value-type="currency" office:currency="USD/g" office:value="0.019841619781654" calcext:value-type="currency">
            <text:p>0.02 USD/g</text:p>
          </table:table-cell>
          <table:table-cell table:style-name="ce8" office:value-type="currency" office:currency="USD" office:value="0.188693804123529" calcext:value-type="currency">
            <text:p>0.1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MS0030</text:p>
          </table:table-cell>
          <table:table-cell office:value-type="string" calcext:value-type="string">
            <text:p>[HD-MS0030] Metric Brass Heat-Set Insert for Plastics Tapered, M3-.5 Internal Thread, 3.8mm Leng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<text:s/>PEM IUBB-M3-1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35" calcext:value-type="currency">
            <text:p>0.04 USD/PCE</text:p>
          </table:table-cell>
          <table:table-cell table:style-name="ce8" office:value-type="currency" office:currency="USD" office:value="0.07" calcext:value-type="currency">
            <text:p>0.07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AS-TH0018</text:p>
          </table:table-cell>
          <table:table-cell office:value-type="string" calcext:value-type="string">
            <text:p>[AS-TH0018] TAZ6, Fan Duct Rig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GP0212</text:p>
          </table:table-cell>
          <table:table-cell office:value-type="string" calcext:value-type="string">
            <text:p>[PP-GP0212] Fan duct right v0.7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9.51" calcext:value-type="float">
            <text:p>9.51</text:p>
          </table:table-cell>
          <table:table-cell office:value-type="string" calcext:value-type="string">
            <text:p>g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6" office:value-type="currency" office:currency="USD/g" office:value="0.019841619781654" calcext:value-type="currency">
            <text:p>0.02 USD/g</text:p>
          </table:table-cell>
          <table:table-cell table:style-name="ce8" office:value-type="currency" office:currency="USD" office:value="0.188693804123529" calcext:value-type="currency">
            <text:p>0.1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MP0066</text:p>
          </table:table-cell>
          <table:table-cell office:value-type="string" calcext:value-type="string">
            <text:p>[PP-MP0066] Metric Brass Heat-Set Insert for Plastics, Tapered, M2-.4 Internal Thread, 2.9MM Leng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PEM ZZIUB-48213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494" calcext:value-type="currency">
            <text:p>0.05 USD/PCE</text:p>
          </table:table-cell>
          <table:table-cell table:style-name="ce8" office:value-type="currency" office:currency="USD" office:value="0.0988" calcext:value-type="currency">
            <text:p>0.1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MS0030</text:p>
          </table:table-cell>
          <table:table-cell office:value-type="string" calcext:value-type="string">
            <text:p>[HD-MS0030] Metric Brass Heat-Set Insert for Plastics Tapered, M3-.5 Internal Thread, 3.8mm Leng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<text:s/>PEM IUBB-M3-1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35" calcext:value-type="currency">
            <text:p>0.04 USD/PCE</text:p>
          </table:table-cell>
          <table:table-cell table:style-name="ce8" office:value-type="currency" office:currency="USD" office:value="0.07" calcext:value-type="currency">
            <text:p>0.07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HR0095</text:p>
          </table:table-cell>
          <table:table-cell office:value-type="string" calcext:value-type="string">
            <text:p>[EL-HR0095] Extruder Fan Harness TAZ 6, v0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FA0032</text:p>
          </table:table-cell>
          <table:table-cell office:value-type="string" calcext:value-type="string">
            <text:p>[EL-FA0032] Pelonis FAN 24V 40mmx40mmx10mm Low flo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C4010L24BPLB1b-7</text:p>
          </table:table-cell>
          <table:table-cell office:value-type="string" calcext:value-type="string">
            <text:p>Pelonis Technologies, Inc.</text:p>
          </table:table-cell>
          <table:table-cell office:value-type="string" calcext:value-type="string">
            <text:p>C4010L24BPLB1b-7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3.13" calcext:value-type="currency">
            <text:p>3.13 USD/PCE</text:p>
          </table:table-cell>
          <table:table-cell table:style-name="ce8" office:value-type="currency" office:currency="USD" office:value="6.26" calcext:value-type="currency">
            <text:p>6.2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205</text:p>
          </table:table-cell>
          <table:table-cell office:value-type="string" calcext:value-type="string">
            <text:p>[EL-MS0205] Molex-CONN TERM MALE 22-24AWG TIN - Reels of 20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16-02-0107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16-02-0107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185" calcext:value-type="currency">
            <text:p>0.02 USD/PCE</text:p>
          </table:table-cell>
          <table:table-cell table:style-name="ce8" office:value-type="currency" office:currency="USD" office:value="0.037" calcext:value-type="currency">
            <text:p>0.0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WR0107</text:p>
          </table:table-cell>
          <table:table-cell office:value-type="string" calcext:value-type="string">
            <text:p>[EL-WR0107] 24AWG Stranded – White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m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247WE</text:p>
          </table:table-cell>
          <table:table-cell office:value-type="string" calcext:value-type="string">
            <text:p>ft, 1000</text:p>
          </table:table-cell>
          <table:table-cell table:style-name="ce5" office:value-type="currency" office:currency="USD/mm" office:value="0.0000754584" calcext:value-type="currency">
            <text:p>0.00 USD/mm</text:p>
          </table:table-cell>
          <table:table-cell table:style-name="ce8" office:value-type="currency" office:currency="USD" office:value="0.008677716" calcext:value-type="currency">
            <text:p>0.0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WR0111</text:p>
          </table:table-cell>
          <table:table-cell office:value-type="string" calcext:value-type="string">
            <text:p>[EL-WR0111] 24AWG Stranded – Blue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m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247BE</text:p>
          </table:table-cell>
          <table:table-cell office:value-type="string" calcext:value-type="string">
            <text:p>ft, 1000</text:p>
          </table:table-cell>
          <table:table-cell table:style-name="ce5" office:value-type="currency" office:currency="USD/mm" office:value="0.0000754584" calcext:value-type="currency">
            <text:p>0.00 USD/mm</text:p>
          </table:table-cell>
          <table:table-cell table:style-name="ce8" office:value-type="currency" office:currency="USD" office:value="0.008677716" calcext:value-type="currency">
            <text:p>0.0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416</text:p>
          </table:table-cell>
          <table:table-cell office:value-type="string" calcext:value-type="string">
            <text:p>[EL-MS0416] Solder Sleeve B155-9002, Clear 0.105" one ste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TE Connectivity</text:p>
          </table:table-cell>
          <table:table-cell office:value-type="string" calcext:value-type="string">
            <text:p>B-155-9002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B-155-9002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29" calcext:value-type="currency">
            <text:p>0.29 USD/PCE</text:p>
          </table:table-cell>
          <table:table-cell table:style-name="ce8" office:value-type="currency" office:currency="USD" office:value="0.58" calcext:value-type="currency">
            <text:p>0.5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HR0096</text:p>
          </table:table-cell>
          <table:table-cell office:value-type="string" calcext:value-type="string">
            <text:p>[EL-HR0096] RevB Stepper Motor JST 115mm Harn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205</text:p>
          </table:table-cell>
          <table:table-cell office:value-type="string" calcext:value-type="string">
            <text:p>[EL-MS0205] Molex-CONN TERM MALE 22-24AWG TIN - Reels of 20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16-02-0107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16-02-0107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185" calcext:value-type="currency">
            <text:p>0.02 USD/PCE</text:p>
          </table:table-cell>
          <table:table-cell table:style-name="ce8" office:value-type="currency" office:currency="USD" office:value="0.074" calcext:value-type="currency">
            <text:p>0.07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251</text:p>
          </table:table-cell>
          <table:table-cell office:value-type="string" calcext:value-type="string">
            <text:p>[EL-MS0251] CONN HOUSING 16POS .100 DU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22552161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22552161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529" calcext:value-type="currency">
            <text:p>0.53 USD/PCE</text:p>
          </table:table-cell>
          <table:table-cell table:style-name="ce8" office:value-type="currency" office:currency="USD" office:value="0.529" calcext:value-type="currency">
            <text:p>0.5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351</text:p>
          </table:table-cell>
          <table:table-cell office:value-type="string" calcext:value-type="string">
            <text:p>[EL-MS0351] JST - CONN TERM CRIMP PH 24-30AWG - 8,000 Unit Re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JST Sales America</text:p>
          </table:table-cell>
          <table:table-cell office:value-type="string" calcext:value-type="string">
            <text:p>SPH-002T-P0.5S</text:p>
          </table:table-cell>
          <table:table-cell office:value-type="string" calcext:value-type="string">
            <text:p>Future Electronics</text:p>
          </table:table-cell>
          <table:table-cell/>
          <table:table-cell office:value-type="string" calcext:value-type="string">
            <text:p>PCE</text:p>
          </table:table-cell>
          <table:table-cell table:style-name="ce4" office:value-type="currency" office:currency="USD/PCE" office:value="0.0126" calcext:value-type="currency">
            <text:p>0.01 USD/PCE</text:p>
          </table:table-cell>
          <table:table-cell table:style-name="ce8" office:value-type="currency" office:currency="USD" office:value="0.0504" calcext:value-type="currency">
            <text:p>0.0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355</text:p>
          </table:table-cell>
          <table:table-cell office:value-type="string" calcext:value-type="string">
            <text:p>[EL-MS0355] CONN HOUSING PH 6POS 2MM WHI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JST Sales America</text:p>
          </table:table-cell>
          <table:table-cell office:value-type="string" calcext:value-type="string">
            <text:p>PHR-6</text:p>
          </table:table-cell>
          <table:table-cell office:value-type="string" calcext:value-type="string">
            <text:p>Future Electronics</text:p>
          </table:table-cell>
          <table:table-cell office:value-type="string" calcext:value-type="string">
            <text:p>PHR-6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415" calcext:value-type="currency">
            <text:p>0.04 USD/PCE</text:p>
          </table:table-cell>
          <table:table-cell table:style-name="ce8" office:value-type="currency" office:currency="USD" office:value="0.0415" calcext:value-type="currency">
            <text:p>0.0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WR0103</text:p>
          </table:table-cell>
          <table:table-cell office:value-type="string" calcext:value-type="string">
            <text:p>[EL-WR0103] 24AWG Stranded – Red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m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247RD</text:p>
          </table:table-cell>
          <table:table-cell office:value-type="string" calcext:value-type="string">
            <text:p>ft, 1000</text:p>
          </table:table-cell>
          <table:table-cell table:style-name="ce5" office:value-type="currency" office:currency="USD/mm" office:value="0.0000754584" calcext:value-type="currency">
            <text:p>0.00 USD/mm</text:p>
          </table:table-cell>
          <table:table-cell table:style-name="ce8" office:value-type="currency" office:currency="USD" office:value="0.008677716" calcext:value-type="currency">
            <text:p>0.0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WR0105</text:p>
          </table:table-cell>
          <table:table-cell office:value-type="string" calcext:value-type="string">
            <text:p>[EL-WR0105] 24AWG Stranded – Black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m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247BK</text:p>
          </table:table-cell>
          <table:table-cell office:value-type="string" calcext:value-type="string">
            <text:p>ft, 1000</text:p>
          </table:table-cell>
          <table:table-cell table:style-name="ce5" office:value-type="currency" office:currency="USD/mm" office:value="0.0000754584" calcext:value-type="currency">
            <text:p>0.00 USD/mm</text:p>
          </table:table-cell>
          <table:table-cell table:style-name="ce8" office:value-type="currency" office:currency="USD" office:value="0.008677716" calcext:value-type="currency">
            <text:p>0.0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WR0107</text:p>
          </table:table-cell>
          <table:table-cell office:value-type="string" calcext:value-type="string">
            <text:p>[EL-WR0107] 24AWG Stranded – White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m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247WE</text:p>
          </table:table-cell>
          <table:table-cell office:value-type="string" calcext:value-type="string">
            <text:p>ft, 1000</text:p>
          </table:table-cell>
          <table:table-cell table:style-name="ce5" office:value-type="currency" office:currency="USD/mm" office:value="0.0000754584" calcext:value-type="currency">
            <text:p>0.00 USD/mm</text:p>
          </table:table-cell>
          <table:table-cell table:style-name="ce8" office:value-type="currency" office:currency="USD" office:value="0.008677716" calcext:value-type="currency">
            <text:p>0.0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WR0119</text:p>
          </table:table-cell>
          <table:table-cell office:value-type="string" calcext:value-type="string">
            <text:p>[EL-WR0119] 24AWG Stranded Wire – Green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m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247GN</text:p>
          </table:table-cell>
          <table:table-cell office:value-type="string" calcext:value-type="string">
            <text:p>ft, 1000</text:p>
          </table:table-cell>
          <table:table-cell table:style-name="ce5" office:value-type="currency" office:currency="USD/mm" office:value="0.0000754584" calcext:value-type="currency">
            <text:p>0.00 USD/mm</text:p>
          </table:table-cell>
          <table:table-cell table:style-name="ce8" office:value-type="currency" office:currency="USD" office:value="0.008677716" calcext:value-type="currency">
            <text:p>0.0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GP0060</text:p>
          </table:table-cell>
          <table:table-cell office:value-type="string" calcext:value-type="string">
            <text:p>[PP-GP0060] Extruder Washer v3.0, Ta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g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6" office:value-type="currency" office:currency="USD/g" office:value="0.019841619781654" calcext:value-type="currency">
            <text:p>0.02 USD/g</text:p>
          </table:table-cell>
          <table:table-cell table:style-name="ce8" office:value-type="currency" office:currency="USD" office:value="0.0039683239563308" calcext:value-type="currency">
            <text:p>0.0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GP0091</text:p>
          </table:table-cell>
          <table:table-cell office:value-type="string" calcext:value-type="string">
            <text:p>[PP-GP0091] Extruder Latch v2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2.46" calcext:value-type="float">
            <text:p>2.46</text:p>
          </table:table-cell>
          <table:table-cell office:value-type="string" calcext:value-type="string">
            <text:p>g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6" office:value-type="currency" office:currency="USD/g" office:value="0.019841619781654" calcext:value-type="currency">
            <text:p>0.02 USD/g</text:p>
          </table:table-cell>
          <table:table-cell table:style-name="ce8" office:value-type="currency" office:currency="USD" office:value="0.0488103846628688" calcext:value-type="currency">
            <text:p>0.0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GP0186</text:p>
          </table:table-cell>
          <table:table-cell office:value-type="string" calcext:value-type="string">
            <text:p>[PP-GP0186] extruder body hex black v1.4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32.82" calcext:value-type="float">
            <text:p>32.82</text:p>
          </table:table-cell>
          <table:table-cell office:value-type="string" calcext:value-type="string">
            <text:p>g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6" office:value-type="currency" office:currency="USD/g" office:value="0.019841619781654" calcext:value-type="currency">
            <text:p>0.02 USD/g</text:p>
          </table:table-cell>
          <table:table-cell table:style-name="ce8" office:value-type="currency" office:currency="USD" office:value="0.651201961233884" calcext:value-type="currency">
            <text:p>0.6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GP0192</text:p>
          </table:table-cell>
          <table:table-cell office:value-type="string" calcext:value-type="string">
            <text:p>[PP-GP0192] Herringbone Small Gear v1.1, Lulzbot gre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RM-AB0104</text:p>
          </table:table-cell>
          <table:table-cell office:value-type="string" calcext:value-type="string">
            <text:p>[RM-AB0104] Chroma Strand ABS Filament, Lulzbot Green 2.85mm, 5 lb reel</text:p>
          </table:table-cell>
          <table:table-cell office:value-type="float" office:value="3.47" calcext:value-type="float">
            <text:p>3.47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6" office:value-type="currency" office:currency="USD/g" office:value="0.019841619781654" calcext:value-type="currency">
            <text:p>0.02 USD/g</text:p>
          </table:table-cell>
          <table:table-cell table:style-name="ce8" office:value-type="currency" office:currency="USD" office:value="0.0688504206423394" calcext:value-type="currency">
            <text:p>0.07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MP0137</text:p>
          </table:table-cell>
          <table:table-cell office:value-type="string" calcext:value-type="string">
            <text:p>[PP-MP0137] Standard Hexagon Mount Pl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Reprapdiscount / PLUG IT LTD</text:p>
          </table:table-cell>
          <table:table-cell/>
          <table:table-cell office:value-type="string" calcext:value-type="string">
            <text:p>Reprapdiscount / PLUG IT LTD</text:p>
          </table:table-cell>
          <table:table-cell office:value-type="string" calcext:value-type="string">
            <text:p>Grove Mount Plate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2.35" calcext:value-type="currency">
            <text:p>2.35 USD/PCE</text:p>
          </table:table-cell>
          <table:table-cell table:style-name="ce8" office:value-type="currency" office:currency="USD" office:value="2.35" calcext:value-type="currency">
            <text:p>2.3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DC-LB0094</text:p>
          </table:table-cell>
          <table:table-cell office:value-type="string" calcext:value-type="string">
            <text:p>[DC-LB0094] Serial number label sheets (blank) 100/pk <text:s/>105 up - 1.25" x 0.375" 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Onlinelabels.com</text:p>
          </table:table-cell>
          <table:table-cell office:value-type="string" calcext:value-type="string">
            <text:p>OL910WX</text:p>
          </table:table-cell>
          <table:table-cell office:value-type="string" calcext:value-type="string">
            <text:p>pkg, 10500</text:p>
          </table:table-cell>
          <table:table-cell table:style-name="ce4" office:value-type="currency" office:currency="USD/PCE" office:value="0.0104761904761905" calcext:value-type="currency">
            <text:p>0.01 USD/PCE</text:p>
          </table:table-cell>
          <table:table-cell table:style-name="ce8" office:value-type="currency" office:currency="USD" office:value="0.0104761904761905" calcext:value-type="currency">
            <text:p>0.0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DC-LB0104</text:p>
          </table:table-cell>
          <table:table-cell office:value-type="string" calcext:value-type="string">
            <text:p>[DC-LB0104] Tool Head Wiring Connector Alignment Lab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Sticker Giant</text:p>
          </table:table-cell>
          <table:table-cell/>
          <table:table-cell office:value-type="string" calcext:value-type="string">
            <text:p>PCE</text:p>
          </table:table-cell>
          <table:table-cell table:style-name="ce4" office:value-type="currency" office:currency="USD/PCE" office:value="0.0252" calcext:value-type="currency">
            <text:p>0.03 USD/PCE</text:p>
          </table:table-cell>
          <table:table-cell table:style-name="ce8" office:value-type="currency" office:currency="USD" office:value="0.0252" calcext:value-type="currency">
            <text:p>0.0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MS0139</text:p>
          </table:table-cell>
          <table:table-cell office:value-type="string" calcext:value-type="string">
            <text:p>[EL-MS0139] Tubing Corrugated Loom 3/8" ID, Black, 1900' Box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m</text:p>
          </table:table-cell>
          <table:table-cell table:number-columns-repeated="2"/>
          <table:table-cell office:value-type="string" calcext:value-type="string">
            <text:p>88-00012</text:p>
          </table:table-cell>
          <table:table-cell office:value-type="string" calcext:value-type="string">
            <text:p>Electronics Distributors Corp.</text:p>
          </table:table-cell>
          <table:table-cell office:value-type="string" calcext:value-type="string">
            <text:p>88-00012</text:p>
          </table:table-cell>
          <table:table-cell office:value-type="string" calcext:value-type="string">
            <text:p>ft, 100</text:p>
          </table:table-cell>
          <table:table-cell table:style-name="ce5" office:value-type="currency" office:currency="USD/mm" office:value="0.000269353685667202" calcext:value-type="currency">
            <text:p>0.00 USD/mm</text:p>
          </table:table-cell>
          <table:table-cell table:style-name="ce8" office:value-type="currency" office:currency="USD" office:value="0.0269353685667202" calcext:value-type="currency">
            <text:p>0.0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MT0029</text:p>
          </table:table-cell>
          <table:table-cell office:value-type="string" calcext:value-type="string">
            <text:p>[EL-MT0029] NEMA 17 Stepper Motor, Moons' <text:s/>- <text:s/>NOT INCLUDING wire harn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MS17HD6P4150-01-B</text:p>
          </table:table-cell>
          <table:table-cell office:value-type="string" calcext:value-type="string">
            <text:p>Moons' Industries (America), Inc. </text:p>
          </table:table-cell>
          <table:table-cell office:value-type="string" calcext:value-type="string">
            <text:p>MS17HD6P4150-01-B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8.3" calcext:value-type="currency">
            <text:p>8.30 USD/PCE</text:p>
          </table:table-cell>
          <table:table-cell table:style-name="ce8" office:value-type="currency" office:currency="USD" office:value="8.3" calcext:value-type="currency">
            <text:p>8.3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SW0022</text:p>
          </table:table-cell>
          <table:table-cell office:value-type="string" calcext:value-type="string">
            <text:p>[EL-SW0022] SWITCH BASIC SPDT 3A .110QC 125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SS-3GPT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SS-3GPT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42" calcext:value-type="currency">
            <text:p>0.42 USD/PCE</text:p>
          </table:table-cell>
          <table:table-cell table:style-name="ce8" office:value-type="currency" office:currency="USD" office:value="0.42" calcext:value-type="currency">
            <text:p>0.4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010</text:p>
          </table:table-cell>
          <table:table-cell office:value-type="string" calcext:value-type="string">
            <text:p>[HD-BT0010] M4 x 20 Bolt, SHCS Black-oxi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Fastenal</text:p>
          </table:table-cell>
          <table:table-cell office:value-type="string" calcext:value-type="string">
            <text:p>39527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1376" calcext:value-type="currency">
            <text:p>0.14 USD/PCE</text:p>
          </table:table-cell>
          <table:table-cell table:style-name="ce8" office:value-type="currency" office:currency="USD" office:value="0.2752" calcext:value-type="currency">
            <text:p>0.2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012</text:p>
          </table:table-cell>
          <table:table-cell office:value-type="string" calcext:value-type="string">
            <text:p>[HD-BT0012] M3 Set Screw (Grub Screw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818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40818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265" calcext:value-type="currency">
            <text:p>0.03 USD/PCE</text:p>
          </table:table-cell>
          <table:table-cell table:style-name="ce8" office:value-type="currency" office:currency="USD" office:value="0.0265" calcext:value-type="currency">
            <text:p>0.0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039</text:p>
          </table:table-cell>
          <table:table-cell office:value-type="string" calcext:value-type="string">
            <text:p>[HD-BT0039] Metric Class 12.9 Socket Head Cap Screw, Alloy Steel, M3 Thread, 12MM Length, 0.50MM Pitch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39505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39505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29" calcext:value-type="currency">
            <text:p>0.03 USD/PCE</text:p>
          </table:table-cell>
          <table:table-cell table:style-name="ce8" office:value-type="currency" office:currency="USD" office:value="0.319" calcext:value-type="currency">
            <text:p>0.3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041</text:p>
          </table:table-cell>
          <table:table-cell office:value-type="string" calcext:value-type="string">
            <text:p>[HD-BT0041] Metric Class 12.9 Socket Head Cap Screw Alloy Steel, M3 Thread, 25mm Length, 0.50mm Pit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39508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39508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283" calcext:value-type="currency">
            <text:p>0.03 USD/PCE</text:p>
          </table:table-cell>
          <table:table-cell table:style-name="ce8" office:value-type="currency" office:currency="USD" office:value="0.0566" calcext:value-type="currency">
            <text:p>0.0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107</text:p>
          </table:table-cell>
          <table:table-cell office:value-type="string" calcext:value-type="string">
            <text:p>[HD-BT0107] Metric Class 12.9 Socket Head Cap Screw Alloy Steel, Black, M2 Thread, 10mm Length, 0.4mm Pit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0134599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0134599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219" calcext:value-type="currency">
            <text:p>0.02 USD/PCE</text:p>
          </table:table-cell>
          <table:table-cell table:style-name="ce8" office:value-type="currency" office:currency="USD" office:value="0.0438" calcext:value-type="currency">
            <text:p>0.0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118</text:p>
          </table:table-cell>
          <table:table-cell office:value-type="string" calcext:value-type="string">
            <text:p>[HD-BT0118] M3 x 14 Bolt FHCS, Black-Oxid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925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40925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22" calcext:value-type="currency">
            <text:p>0.02 USD/PCE</text:p>
          </table:table-cell>
          <table:table-cell table:style-name="ce8" office:value-type="currency" office:currency="USD" office:value="0.088" calcext:value-type="currency">
            <text:p>0.0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MS0027</text:p>
          </table:table-cell>
          <table:table-cell office:value-type="string" calcext:value-type="string">
            <text:p>[HD-MS0027] Extruder Comp Spring - Music Wire, Extruder, 6mm OD, 0.8mm WD, 9.7mm F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C02400320380M</text:p>
          </table:table-cell>
          <table:table-cell office:value-type="string" calcext:value-type="string">
            <text:p>Associated Spring</text:p>
          </table:table-cell>
          <table:table-cell office:value-type="string" calcext:value-type="string">
            <text:p>C0240-032-0380-M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1589" calcext:value-type="currency">
            <text:p>0.16 USD/PCE</text:p>
          </table:table-cell>
          <table:table-cell table:style-name="ce8" office:value-type="currency" office:currency="USD" office:value="0.3178" calcext:value-type="currency">
            <text:p>0.3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MS0058</text:p>
          </table:table-cell>
          <table:table-cell office:value-type="string" calcext:value-type="string">
            <text:p>[HD-MS0058] Wire Tie, 8" Black, pk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APU-08-18-0-M</text:p>
          </table:table-cell>
          <table:table-cell office:value-type="string" calcext:value-type="string">
            <text:p>Electronics Distributors Corp.</text:p>
          </table:table-cell>
          <table:table-cell office:value-type="string" calcext:value-type="string">
            <text:p>17-01125</text:p>
          </table:table-cell>
          <table:table-cell office:value-type="string" calcext:value-type="string">
            <text:p>pkg, 1000</text:p>
          </table:table-cell>
          <table:table-cell table:style-name="ce4" office:value-type="currency" office:currency="USD/PCE" office:value="0.01321" calcext:value-type="currency">
            <text:p>0.01 USD/PCE</text:p>
          </table:table-cell>
          <table:table-cell table:style-name="ce8" office:value-type="currency" office:currency="USD" office:value="0.02642" calcext:value-type="currency">
            <text:p>0.0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MS0282</text:p>
          </table:table-cell>
          <table:table-cell office:value-type="string" calcext:value-type="string">
            <text:p>[HD-MS0282] 608-2RS ABEC3/C3 Rubber Sealed Bearing - BLA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JSB Great Bearings</text:p>
          </table:table-cell>
          <table:table-cell office:value-type="string" calcext:value-type="string">
            <text:p>608-2RS ABEC3/C3</text:p>
          </table:table-cell>
          <table:table-cell office:value-type="string" calcext:value-type="string">
            <text:p>JSB Great Bearings</text:p>
          </table:table-cell>
          <table:table-cell office:value-type="string" calcext:value-type="string">
            <text:p>608-2RS ABEC3/C3 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42" calcext:value-type="currency">
            <text:p>0.42 USD/PCE</text:p>
          </table:table-cell>
          <table:table-cell table:style-name="ce8" office:value-type="currency" office:currency="USD" office:value="0.84" calcext:value-type="currency">
            <text:p>0.8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NT0002</text:p>
          </table:table-cell>
          <table:table-cell office:value-type="string" calcext:value-type="string">
            <text:p>[HD-NT0002] M8 Nyloc Nut, Zinc Plat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163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40163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343" calcext:value-type="currency">
            <text:p>0.03 USD/PCE</text:p>
          </table:table-cell>
          <table:table-cell table:style-name="ce8" office:value-type="currency" office:currency="USD" office:value="0.0343" calcext:value-type="currency">
            <text:p>0.0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NT0004</text:p>
          </table:table-cell>
          <table:table-cell office:value-type="string" calcext:value-type="string">
            <text:p>[HD-NT0004] M3 Nut, Steel, Zinc Plat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302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40302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055" calcext:value-type="currency">
            <text:p>0.01 USD/PCE</text:p>
          </table:table-cell>
          <table:table-cell table:style-name="ce8" office:value-type="currency" office:currency="USD" office:value="0.011" calcext:value-type="currency">
            <text:p>0.0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NT0011</text:p>
          </table:table-cell>
          <table:table-cell office:value-type="string" calcext:value-type="string">
            <text:p>[HD-NT0011] M4 Nut, Steel, Zinc Plat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303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40303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059" calcext:value-type="currency">
            <text:p>0.01 USD/PCE</text:p>
          </table:table-cell>
          <table:table-cell table:style-name="ce8" office:value-type="currency" office:currency="USD" office:value="0.0236" calcext:value-type="currency">
            <text:p>0.0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WA0006</text:p>
          </table:table-cell>
          <table:table-cell office:value-type="string" calcext:value-type="string">
            <text:p>[HD-WA0006] M8 Washer, Steel, Zinc Plat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Fastenal</text:p>
          </table:table-cell>
          <table:table-cell office:value-type="string" calcext:value-type="string">
            <text:p>40357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412" calcext:value-type="currency">
            <text:p>0.04 USD/PCE</text:p>
          </table:table-cell>
          <table:table-cell table:style-name="ce8" office:value-type="currency" office:currency="USD" office:value="0.1236" calcext:value-type="currency">
            <text:p>0.1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WA0008</text:p>
          </table:table-cell>
          <table:table-cell office:value-type="string" calcext:value-type="string">
            <text:p>[HD-WA0008] Metric Spring Steel Shim - DIN 988 0.5mm Thick, 8mm ID, 14mm 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11511045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11511045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518" calcext:value-type="currency">
            <text:p>0.05 USD/PCE</text:p>
          </table:table-cell>
          <table:table-cell table:style-name="ce8" office:value-type="currency" office:currency="USD" office:value="0.0518" calcext:value-type="currency">
            <text:p>0.0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WA0009</text:p>
          </table:table-cell>
          <table:table-cell office:value-type="string" calcext:value-type="string">
            <text:p>[HD-WA0009] Metric Spring Steel Shim - DIN 988 1.0mm Thick, 8mm ID, 14mm 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11511046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11511046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507" calcext:value-type="currency">
            <text:p>0.05 USD/PCE</text:p>
          </table:table-cell>
          <table:table-cell table:style-name="ce8" office:value-type="currency" office:currency="USD" office:value="0.0507" calcext:value-type="currency">
            <text:p>0.0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WA0012</text:p>
          </table:table-cell>
          <table:table-cell office:value-type="string" calcext:value-type="string">
            <text:p>[HD-WA0012] Steel Flat Washer, DIN 125 zinc-plated class 4,M2 screw sz, 5mm OD, .25mm-.35mm thi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350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40350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361" calcext:value-type="currency">
            <text:p>0.04 USD/PCE</text:p>
          </table:table-cell>
          <table:table-cell table:style-name="ce8" office:value-type="currency" office:currency="USD" office:value="0.0722" calcext:value-type="currency">
            <text:p>0.07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WA0038</text:p>
          </table:table-cell>
          <table:table-cell office:value-type="string" calcext:value-type="string">
            <text:p>[HD-WA0038] Black-Oxide 18-8 Steel Flat Washer, M3 Screw Size, 3.2mm ID, 7.0mm 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Fastenal</text:p>
          </table:table-cell>
          <table:table-cell office:value-type="string" calcext:value-type="string">
            <text:p>11264395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165" calcext:value-type="currency">
            <text:p>0.02 USD/PCE</text:p>
          </table:table-cell>
          <table:table-cell table:style-name="ce8" office:value-type="currency" office:currency="USD" office:value="0.0825" calcext:value-type="currency">
            <text:p>0.0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WA0039</text:p>
          </table:table-cell>
          <table:table-cell office:value-type="string" calcext:value-type="string">
            <text:p>[HD-WA0039] Black-Oxide 18-8 Stainless Steel Flat Washer, M4 Screw Size, 4.3mm ID, 9.0mm O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Fastenal</text:p>
          </table:table-cell>
          <table:table-cell office:value-type="string" calcext:value-type="string">
            <text:p>11264487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21" calcext:value-type="currency">
            <text:p>0.02 USD/PCE</text:p>
          </table:table-cell>
          <table:table-cell table:style-name="ce8" office:value-type="currency" office:currency="USD" office:value="0.126" calcext:value-type="currency">
            <text:p>0.1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AS-PR0004</text:p>
          </table:table-cell>
          <table:table-cell office:value-type="string" calcext:value-type="string">
            <text:p>[AS-PR0004] TAZ6, Olive Oil, Control Box Assemb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AS-CB0068</text:p>
          </table:table-cell>
          <table:table-cell office:value-type="string" calcext:value-type="string">
            <text:p>[AS-CB0068] TAZ6_CB_LCD_Harness_V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CA0078</text:p>
          </table:table-cell>
          <table:table-cell office:value-type="string" calcext:value-type="string">
            <text:p>[EL-CA0078] Flat Cables .050" 10C 10 COLOR 28AWG STRANDED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mm</text:p>
          </table:table-cell>
          <table:table-cell table:number-columns-repeated="2"/>
          <table:table-cell office:value-type="string" calcext:value-type="string">
            <text:p>3302/10-300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3302/10-300</text:p>
          </table:table-cell>
          <table:table-cell office:value-type="string" calcext:value-type="string">
            <text:p>ft, 300</text:p>
          </table:table-cell>
          <table:table-cell table:style-name="ce5" office:value-type="currency" office:currency="USD/mm" office:value="0.00083299512" calcext:value-type="currency">
            <text:p>0.00 USD/mm</text:p>
          </table:table-cell>
          <table:table-cell table:style-name="ce8" office:value-type="currency" office:currency="USD" office:value="0.1416091704" calcext:value-type="currency">
            <text:p>0.1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C-CN0010</text:p>
          </table:table-cell>
          <table:table-cell office:value-type="string" calcext:value-type="string">
            <text:p>[PC-CN0010] Conn Socket IDC, 10POS DUAL 30AU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71600-010LF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71600-010LF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53" calcext:value-type="currency">
            <text:p>0.53 USD/PCE</text:p>
          </table:table-cell>
          <table:table-cell table:style-name="ce8" office:value-type="currency" office:currency="USD" office:value="1.06" calcext:value-type="currency">
            <text:p>1.0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FA0036</text:p>
          </table:table-cell>
          <table:table-cell office:value-type="string" calcext:value-type="string">
            <text:p>[EL-FA0036] TAZ 6 CB Case Fan Assembly v1.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FA0033</text:p>
          </table:table-cell>
          <table:table-cell office:value-type="string" calcext:value-type="string">
            <text:p>[EL-FA0033] Pelonis FAN 24V 80x80x15mm Low fl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C8015L24BPLP1b-7</text:p>
          </table:table-cell>
          <table:table-cell office:value-type="string" calcext:value-type="string">
            <text:p>Pelonis Technologies, Inc.</text:p>
          </table:table-cell>
          <table:table-cell office:value-type="string" calcext:value-type="string">
            <text:p>C8015L24BPLP1b-7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3.12" calcext:value-type="currency">
            <text:p>3.12 USD/PCE</text:p>
          </table:table-cell>
          <table:table-cell table:style-name="ce8" office:value-type="currency" office:currency="USD" office:value="3.12" calcext:value-type="currency">
            <text:p>3.1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059</text:p>
          </table:table-cell>
          <table:table-cell office:value-type="string" calcext:value-type="string">
            <text:p>[EL-MS0059] Molex-CONN TERM FEMALE 22-24AWG TIN Reels of 20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16-02-0086 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16-02-0086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145" calcext:value-type="currency">
            <text:p>0.01 USD/PCE</text:p>
          </table:table-cell>
          <table:table-cell table:style-name="ce8" office:value-type="currency" office:currency="USD" office:value="0.029" calcext:value-type="currency">
            <text:p>0.0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C-CN0001</text:p>
          </table:table-cell>
          <table:table-cell office:value-type="string" calcext:value-type="string">
            <text:p>[PC-CN0001] <text:s/>Molex-Conn Housing 2POS .100 W/La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050579402</text:p>
          </table:table-cell>
          <table:table-cell office:value-type="string" calcext:value-type="string">
            <text:p>Sager Electronics</text:p>
          </table:table-cell>
          <table:table-cell office:value-type="string" calcext:value-type="string">
            <text:p>050579402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57" calcext:value-type="currency">
            <text:p>0.06 USD/PCE</text:p>
          </table:table-cell>
          <table:table-cell table:style-name="ce8" office:value-type="currency" office:currency="USD" office:value="0.057" calcext:value-type="currency">
            <text:p>0.0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HR0074</text:p>
          </table:table-cell>
          <table:table-cell office:value-type="string" calcext:value-type="string">
            <text:p>[EL-HR0074] DC Power Harness v1.0 TAZ 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WR0121</text:p>
          </table:table-cell>
          <table:table-cell office:value-type="string" calcext:value-type="string">
            <text:p>[EL-WR0121] 16AWG Stranded Wire – Black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m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1626BK</text:p>
          </table:table-cell>
          <table:table-cell office:value-type="string" calcext:value-type="string">
            <text:p>ft, 1000</text:p>
          </table:table-cell>
          <table:table-cell table:style-name="ce5" office:value-type="currency" office:currency="USD/mm" office:value="0.0002887104" calcext:value-type="currency">
            <text:p>0.00 USD/mm</text:p>
          </table:table-cell>
          <table:table-cell table:style-name="ce8" office:value-type="currency" office:currency="USD" office:value="0.47637216" calcext:value-type="currency">
            <text:p>0.4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WR0106</text:p>
          </table:table-cell>
          <table:table-cell office:value-type="string" calcext:value-type="string">
            <text:p>[EL-WR0106] 16AWG Stranded – Red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m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1626RD</text:p>
          </table:table-cell>
          <table:table-cell office:value-type="string" calcext:value-type="string">
            <text:p>ft, 1000</text:p>
          </table:table-cell>
          <table:table-cell table:style-name="ce5" office:value-type="currency" office:currency="USD/mm" office:value="0.0002887104" calcext:value-type="currency">
            <text:p>0.00 USD/mm</text:p>
          </table:table-cell>
          <table:table-cell table:style-name="ce8" office:value-type="currency" office:currency="USD" office:value="0.47637216" calcext:value-type="currency">
            <text:p>0.4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361</text:p>
          </table:table-cell>
          <table:table-cell office:value-type="string" calcext:value-type="string">
            <text:p>[EL-MS0361] 16 AWG 6.0mm Pin Length Power Phase Black Single Wire - Insulated Ferrule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Panduit</text:p>
          </table:table-cell>
          <table:table-cell office:value-type="string" calcext:value-type="string">
            <text:p>FSD78-6-D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FSD78-6-D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168" calcext:value-type="currency">
            <text:p>0.17 USD/PCE</text:p>
          </table:table-cell>
          <table:table-cell table:style-name="ce8" office:value-type="currency" office:currency="USD" office:value="1.008" calcext:value-type="currency">
            <text:p>1.0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248</text:p>
          </table:table-cell>
          <table:table-cell office:value-type="string" calcext:value-type="string">
            <text:p>[EL-MS0248] CONN RING 14-16 AWG #10 PIDG - 5,000 Unit Ree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TYCO ELECTRONICS</text:p>
          </table:table-cell>
          <table:table-cell office:value-type="string" calcext:value-type="string">
            <text:p>2-36160-1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2-36160-1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96" calcext:value-type="currency">
            <text:p>0.10 USD/PCE</text:p>
          </table:table-cell>
          <table:table-cell table:style-name="ce8" office:value-type="currency" office:currency="USD" office:value="0.576" calcext:value-type="currency">
            <text:p>0.5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C-CN0036</text:p>
          </table:table-cell>
          <table:table-cell office:value-type="string" calcext:value-type="string">
            <text:p>[PC-CN0036] Term Block Plug 6POS STR 5.08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39530-0006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03953000006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1.34" calcext:value-type="currency">
            <text:p>1.34 USD/PCE</text:p>
          </table:table-cell>
          <table:table-cell table:style-name="ce8" office:value-type="currency" office:currency="USD" office:value="1.34" calcext:value-type="currency">
            <text:p>1.3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HR0075</text:p>
          </table:table-cell>
          <table:table-cell office:value-type="string" calcext:value-type="string">
            <text:p>[EL-HR0075] X Harness External TAZ 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073</text:p>
          </table:table-cell>
          <table:table-cell office:value-type="string" calcext:value-type="string">
            <text:p>[EL-MS0073] Tubing Corrugated Loom .25", Black, 3200' Box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mm</text:p>
          </table:table-cell>
          <table:table-cell table:number-columns-repeated="2"/>
          <table:table-cell office:value-type="string" calcext:value-type="string">
            <text:p>88-00011</text:p>
          </table:table-cell>
          <table:table-cell office:value-type="string" calcext:value-type="string">
            <text:p>Electronics Distributors Corp.</text:p>
          </table:table-cell>
          <table:table-cell office:value-type="string" calcext:value-type="string">
            <text:p>88-00011</text:p>
          </table:table-cell>
          <table:table-cell office:value-type="string" calcext:value-type="string">
            <text:p>ft, 100</text:p>
          </table:table-cell>
          <table:table-cell table:style-name="ce5" office:value-type="currency" office:currency="USD/mm" office:value="0.00023580750496139" calcext:value-type="currency">
            <text:p>0.00 USD/mm</text:p>
          </table:table-cell>
          <table:table-cell table:style-name="ce8" office:value-type="currency" office:currency="USD" office:value="0.0636680263395753" calcext:value-type="currency">
            <text:p>0.0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142</text:p>
          </table:table-cell>
          <table:table-cell office:value-type="string" calcext:value-type="string">
            <text:p>[EL-MS0142] Conn Recept Faston 22-26AWG .110 - Reel of 3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7-520365-2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7-520365-2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76" calcext:value-type="currency">
            <text:p>0.08 USD/PCE</text:p>
          </table:table-cell>
          <table:table-cell table:style-name="ce8" office:value-type="currency" office:currency="USD" office:value="0.304" calcext:value-type="currency">
            <text:p>0.3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205</text:p>
          </table:table-cell>
          <table:table-cell office:value-type="string" calcext:value-type="string">
            <text:p>[EL-MS0205] Molex-CONN TERM MALE 22-24AWG TIN - Reels of 20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16-02-0107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16-02-0107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185" calcext:value-type="currency">
            <text:p>0.02 USD/PCE</text:p>
          </table:table-cell>
          <table:table-cell table:style-name="ce8" office:value-type="currency" office:currency="USD" office:value="0.1665" calcext:value-type="currency">
            <text:p>0.17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351</text:p>
          </table:table-cell>
          <table:table-cell office:value-type="string" calcext:value-type="string">
            <text:p>[EL-MS0351] JST - CONN TERM CRIMP PH 24-30AWG - 8,000 Unit Re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JST Sales America</text:p>
          </table:table-cell>
          <table:table-cell office:value-type="string" calcext:value-type="string">
            <text:p>SPH-002T-P0.5S</text:p>
          </table:table-cell>
          <table:table-cell office:value-type="string" calcext:value-type="string">
            <text:p>Future Electronics</text:p>
          </table:table-cell>
          <table:table-cell/>
          <table:table-cell office:value-type="string" calcext:value-type="string">
            <text:p>PCE</text:p>
          </table:table-cell>
          <table:table-cell table:style-name="ce4" office:value-type="currency" office:currency="USD/PCE" office:value="0.0126" calcext:value-type="currency">
            <text:p>0.01 USD/PCE</text:p>
          </table:table-cell>
          <table:table-cell table:style-name="ce8" office:value-type="currency" office:currency="USD" office:value="0.0504" calcext:value-type="currency">
            <text:p>0.0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355</text:p>
          </table:table-cell>
          <table:table-cell office:value-type="string" calcext:value-type="string">
            <text:p>[EL-MS0355] CONN HOUSING PH 6POS 2MM WHI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JST Sales America</text:p>
          </table:table-cell>
          <table:table-cell office:value-type="string" calcext:value-type="string">
            <text:p>PHR-6</text:p>
          </table:table-cell>
          <table:table-cell office:value-type="string" calcext:value-type="string">
            <text:p>Future Electronics</text:p>
          </table:table-cell>
          <table:table-cell office:value-type="string" calcext:value-type="string">
            <text:p>PHR-6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415" calcext:value-type="currency">
            <text:p>0.04 USD/PCE</text:p>
          </table:table-cell>
          <table:table-cell table:style-name="ce8" office:value-type="currency" office:currency="USD" office:value="0.0415" calcext:value-type="currency">
            <text:p>0.0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WR0099</text:p>
          </table:table-cell>
          <table:table-cell office:value-type="string" calcext:value-type="string">
            <text:p>[EL-WR0099] Shielded 22AWG UL2464 4 COND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m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C0762A.41.10</text:p>
          </table:table-cell>
          <table:table-cell office:value-type="string" calcext:value-type="string">
            <text:p>ft, 1000</text:p>
          </table:table-cell>
          <table:table-cell table:style-name="ce5" office:value-type="currency" office:currency="USD/mm" office:value="0.0010104864" calcext:value-type="currency">
            <text:p>0.00 USD/mm</text:p>
          </table:table-cell>
          <table:table-cell table:style-name="ce8" office:value-type="currency" office:currency="USD" office:value="0.287988624" calcext:value-type="currency">
            <text:p>0.2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WR0107</text:p>
          </table:table-cell>
          <table:table-cell office:value-type="string" calcext:value-type="string">
            <text:p>[EL-WR0107] 24AWG Stranded – White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m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247WE</text:p>
          </table:table-cell>
          <table:table-cell office:value-type="string" calcext:value-type="string">
            <text:p>ft, 1000</text:p>
          </table:table-cell>
          <table:table-cell table:style-name="ce5" office:value-type="currency" office:currency="USD/mm" office:value="0.0000754584" calcext:value-type="currency">
            <text:p>0.00 USD/mm</text:p>
          </table:table-cell>
          <table:table-cell table:style-name="ce8" office:value-type="currency" office:currency="USD" office:value="0.05282088" calcext:value-type="currency">
            <text:p>0.0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WR0109</text:p>
          </table:table-cell>
          <table:table-cell office:value-type="string" calcext:value-type="string">
            <text:p>[EL-WR0109] 24AWG Stranded – Yellow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m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247YW</text:p>
          </table:table-cell>
          <table:table-cell office:value-type="string" calcext:value-type="string">
            <text:p>ft, 1000</text:p>
          </table:table-cell>
          <table:table-cell table:style-name="ce5" office:value-type="currency" office:currency="USD/mm" office:value="0.0000754584" calcext:value-type="currency">
            <text:p>0.00 USD/mm</text:p>
          </table:table-cell>
          <table:table-cell table:style-name="ce8" office:value-type="currency" office:currency="USD" office:value="0.054330048" calcext:value-type="currency">
            <text:p>0.0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C-CN0053</text:p>
          </table:table-cell>
          <table:table-cell office:value-type="string" calcext:value-type="string">
            <text:p>[PC-CN0053] Headers &amp; Wire Housings HSG 12P W/O Ears Single R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70107-0011</text:p>
          </table:table-cell>
          <table:table-cell office:value-type="string" calcext:value-type="string">
            <text:p>Sager Electronics</text:p>
          </table:table-cell>
          <table:table-cell office:value-type="string" calcext:value-type="string">
            <text:p>70107-0011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55" calcext:value-type="currency">
            <text:p>0.55 USD/PCE</text:p>
          </table:table-cell>
          <table:table-cell table:style-name="ce8" office:value-type="currency" office:currency="USD" office:value="0.55" calcext:value-type="currency">
            <text:p>0.5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HR0076</text:p>
          </table:table-cell>
          <table:table-cell office:value-type="string" calcext:value-type="string">
            <text:p>[EL-HR0076] Taz 6 switch to PSU whi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WR0123</text:p>
          </table:table-cell>
          <table:table-cell office:value-type="string" calcext:value-type="string">
            <text:p>[EL-WR0123] 16AWG Stranded Wire – White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m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1626WE</text:p>
          </table:table-cell>
          <table:table-cell office:value-type="string" calcext:value-type="string">
            <text:p>ft, 1000</text:p>
          </table:table-cell>
          <table:table-cell table:style-name="ce5" office:value-type="currency" office:currency="USD/mm" office:value="0.0002887104" calcext:value-type="currency">
            <text:p>0.00 USD/mm</text:p>
          </table:table-cell>
          <table:table-cell table:style-name="ce8" office:value-type="currency" office:currency="USD" office:value="0.125589024" calcext:value-type="currency">
            <text:p>0.1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143</text:p>
          </table:table-cell>
          <table:table-cell office:value-type="string" calcext:value-type="string">
            <text:p>[EL-MS0143] Conn Fast Receptacle14-16 AWG .250 - REEL of 2200 Uni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3-350819-2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3-350820-2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69" calcext:value-type="currency">
            <text:p>0.07 USD/PCE</text:p>
          </table:table-cell>
          <table:table-cell table:style-name="ce8" office:value-type="currency" office:currency="USD" office:value="0.069" calcext:value-type="currency">
            <text:p>0.07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248</text:p>
          </table:table-cell>
          <table:table-cell office:value-type="string" calcext:value-type="string">
            <text:p>[EL-MS0248] CONN RING 14-16 AWG #10 PIDG - 5,000 Unit R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TYCO ELECTRONICS</text:p>
          </table:table-cell>
          <table:table-cell office:value-type="string" calcext:value-type="string">
            <text:p>2-36160-1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2-36160-1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96" calcext:value-type="currency">
            <text:p>0.10 USD/PCE</text:p>
          </table:table-cell>
          <table:table-cell table:style-name="ce8" office:value-type="currency" office:currency="USD" office:value="0.096" calcext:value-type="currency">
            <text:p>0.1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HR0077</text:p>
          </table:table-cell>
          <table:table-cell office:value-type="string" calcext:value-type="string">
            <text:p>[EL-HR0077] TAZ 6 switch to PSU bl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WR0121</text:p>
          </table:table-cell>
          <table:table-cell office:value-type="string" calcext:value-type="string">
            <text:p>[EL-WR0121] 16AWG Stranded Wire – Black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m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1626BK</text:p>
          </table:table-cell>
          <table:table-cell office:value-type="string" calcext:value-type="string">
            <text:p>ft, 1000</text:p>
          </table:table-cell>
          <table:table-cell table:style-name="ce5" office:value-type="currency" office:currency="USD/mm" office:value="0.0002887104" calcext:value-type="currency">
            <text:p>0.00 USD/mm</text:p>
          </table:table-cell>
          <table:table-cell table:style-name="ce8" office:value-type="currency" office:currency="USD" office:value="0.125589024" calcext:value-type="currency">
            <text:p>0.1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143</text:p>
          </table:table-cell>
          <table:table-cell office:value-type="string" calcext:value-type="string">
            <text:p>[EL-MS0143] Conn Fast Receptacle14-16 AWG .250 - REEL of 2200 Uni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3-350819-2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3-350820-2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69" calcext:value-type="currency">
            <text:p>0.07 USD/PCE</text:p>
          </table:table-cell>
          <table:table-cell table:style-name="ce8" office:value-type="currency" office:currency="USD" office:value="0.069" calcext:value-type="currency">
            <text:p>0.07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248</text:p>
          </table:table-cell>
          <table:table-cell office:value-type="string" calcext:value-type="string">
            <text:p>[EL-MS0248] CONN RING 14-16 AWG #10 PIDG - 5,000 Unit R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TYCO ELECTRONICS</text:p>
          </table:table-cell>
          <table:table-cell office:value-type="string" calcext:value-type="string">
            <text:p>2-36160-1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2-36160-1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96" calcext:value-type="currency">
            <text:p>0.10 USD/PCE</text:p>
          </table:table-cell>
          <table:table-cell table:style-name="ce8" office:value-type="currency" office:currency="USD" office:value="0.096" calcext:value-type="currency">
            <text:p>0.1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HR0078</text:p>
          </table:table-cell>
          <table:table-cell office:value-type="string" calcext:value-type="string">
            <text:p>[EL-HR0078] TAZ 6 plug to ground gre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143</text:p>
          </table:table-cell>
          <table:table-cell office:value-type="string" calcext:value-type="string">
            <text:p>[EL-MS0143] Conn Fast Receptacle14-16 AWG .250 - REEL of 2200 Uni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3-350819-2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3-350820-2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69" calcext:value-type="currency">
            <text:p>0.07 USD/PCE</text:p>
          </table:table-cell>
          <table:table-cell table:style-name="ce8" office:value-type="currency" office:currency="USD" office:value="0.069" calcext:value-type="currency">
            <text:p>0.07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246</text:p>
          </table:table-cell>
          <table:table-cell office:value-type="string" calcext:value-type="string">
            <text:p>[EL-MS0246] Conn Ring 16-22 AWG #4 Red PIDG - Reel 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2-323758-1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2-323758-1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414" calcext:value-type="currency">
            <text:p>0.41 USD/PCE</text:p>
          </table:table-cell>
          <table:table-cell table:style-name="ce8" office:value-type="currency" office:currency="USD" office:value="0.414" calcext:value-type="currency">
            <text:p>0.4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WR0124</text:p>
          </table:table-cell>
          <table:table-cell office:value-type="string" calcext:value-type="string">
            <text:p>[EL-WR0124] 16AWG Stranded – Green w/ yellow stripe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m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1626GN</text:p>
          </table:table-cell>
          <table:table-cell office:value-type="string" calcext:value-type="string">
            <text:p>ft, 1000</text:p>
          </table:table-cell>
          <table:table-cell table:style-name="ce5" office:value-type="currency" office:currency="USD/mm" office:value="0.0003215184" calcext:value-type="currency">
            <text:p>0.00 USD/mm</text:p>
          </table:table-cell>
          <table:table-cell table:style-name="ce8" office:value-type="currency" office:currency="USD" office:value="0.038582208" calcext:value-type="currency">
            <text:p>0.0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HR0079</text:p>
          </table:table-cell>
          <table:table-cell office:value-type="string" calcext:value-type="string">
            <text:p>[EL-HR0079] TAZ 6 PSU to ground gre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246</text:p>
          </table:table-cell>
          <table:table-cell office:value-type="string" calcext:value-type="string">
            <text:p>[EL-MS0246] Conn Ring 16-22 AWG #4 Red PIDG - Reel 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2-323758-1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2-323758-1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414" calcext:value-type="currency">
            <text:p>0.41 USD/PCE</text:p>
          </table:table-cell>
          <table:table-cell table:style-name="ce8" office:value-type="currency" office:currency="USD" office:value="0.414" calcext:value-type="currency">
            <text:p>0.4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248</text:p>
          </table:table-cell>
          <table:table-cell office:value-type="string" calcext:value-type="string">
            <text:p>[EL-MS0248] CONN RING 14-16 AWG #10 PIDG - 5,000 Unit R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TYCO ELECTRONICS</text:p>
          </table:table-cell>
          <table:table-cell office:value-type="string" calcext:value-type="string">
            <text:p>2-36160-1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2-36160-1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96" calcext:value-type="currency">
            <text:p>0.10 USD/PCE</text:p>
          </table:table-cell>
          <table:table-cell table:style-name="ce8" office:value-type="currency" office:currency="USD" office:value="0.096" calcext:value-type="currency">
            <text:p>0.1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WR0124</text:p>
          </table:table-cell>
          <table:table-cell office:value-type="string" calcext:value-type="string">
            <text:p>[EL-WR0124] 16AWG Stranded – Green w/ yellow strip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1626GN</text:p>
          </table:table-cell>
          <table:table-cell office:value-type="string" calcext:value-type="string">
            <text:p>ft, 1000</text:p>
          </table:table-cell>
          <table:table-cell table:style-name="ce5" office:value-type="currency" office:currency="USD/mm" office:value="0.0003215184" calcext:value-type="currency">
            <text:p>0.00 USD/mm</text:p>
          </table:table-cell>
          <table:table-cell table:style-name="ce8" office:value-type="currency" office:currency="USD" office:value="0.03215184" calcext:value-type="currency">
            <text:p>0.0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HR0080</text:p>
          </table:table-cell>
          <table:table-cell office:value-type="string" calcext:value-type="string">
            <text:p>[EL-HR0080] TAZ 6 plug to switch black and white with ferri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143</text:p>
          </table:table-cell>
          <table:table-cell office:value-type="string" calcext:value-type="string">
            <text:p>[EL-MS0143] Conn Fast Receptacle14-16 AWG .250 - REEL of 2200 Uni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3-350819-2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3-350820-2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69" calcext:value-type="currency">
            <text:p>0.07 USD/PCE</text:p>
          </table:table-cell>
          <table:table-cell table:style-name="ce8" office:value-type="currency" office:currency="USD" office:value="0.276" calcext:value-type="currency">
            <text:p>0.2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332</text:p>
          </table:table-cell>
          <table:table-cell office:value-type="string" calcext:value-type="string">
            <text:p>[EL-MS0332] Ferrite Cable Cores 220ohms 100MHz 5mm I.D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28B0434-000</text:p>
          </table:table-cell>
          <table:table-cell office:value-type="string" calcext:value-type="string">
            <text:p>Sager Electronics</text:p>
          </table:table-cell>
          <table:table-cell office:value-type="string" calcext:value-type="string">
            <text:p>28B0434-000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145" calcext:value-type="currency">
            <text:p>0.15 USD/PCE</text:p>
          </table:table-cell>
          <table:table-cell table:style-name="ce8" office:value-type="currency" office:currency="USD" office:value="0.145" calcext:value-type="currency">
            <text:p>0.1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356</text:p>
          </table:table-cell>
          <table:table-cell office:value-type="string" calcext:value-type="string">
            <text:p>[EL-MS0356] Heat Shrink Dual Tubing 1/2" for 5mm ID 11mm OD Ferrite, Black 4FT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mm</text:p>
          </table:table-cell>
          <table:table-cell table:number-columns-repeated="2"/>
          <table:table-cell office:value-type="string" calcext:value-type="string">
            <text:p>0192690028</text:p>
          </table:table-cell>
          <table:table-cell office:value-type="string" calcext:value-type="string">
            <text:p>Electronics Distributors Corp.</text:p>
          </table:table-cell>
          <table:table-cell office:value-type="string" calcext:value-type="string">
            <text:p>84-60500</text:p>
          </table:table-cell>
          <table:table-cell office:value-type="string" calcext:value-type="string">
            <text:p>PCE ft, 4</text:p>
          </table:table-cell>
          <table:table-cell table:style-name="ce5" office:value-type="currency" office:currency="USD/mm" office:value="0.00513451443569554" calcext:value-type="currency">
            <text:p>0.01 USD/mm</text:p>
          </table:table-cell>
          <table:table-cell table:style-name="ce8" office:value-type="currency" office:currency="USD" office:value="0.282398293963255" calcext:value-type="currency">
            <text:p>0.2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WR0121</text:p>
          </table:table-cell>
          <table:table-cell office:value-type="string" calcext:value-type="string">
            <text:p>[EL-WR0121] 16AWG Stranded Wire – Black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m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1626BK</text:p>
          </table:table-cell>
          <table:table-cell office:value-type="string" calcext:value-type="string">
            <text:p>ft, 1000</text:p>
          </table:table-cell>
          <table:table-cell table:style-name="ce5" office:value-type="currency" office:currency="USD/mm" office:value="0.0002887104" calcext:value-type="currency">
            <text:p>0.00 USD/mm</text:p>
          </table:table-cell>
          <table:table-cell table:style-name="ce8" office:value-type="currency" office:currency="USD" office:value="0.131363232" calcext:value-type="currency">
            <text:p>0.1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WR0123</text:p>
          </table:table-cell>
          <table:table-cell office:value-type="string" calcext:value-type="string">
            <text:p>[EL-WR0123] 16AWG Stranded Wire – White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m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1626WE</text:p>
          </table:table-cell>
          <table:table-cell office:value-type="string" calcext:value-type="string">
            <text:p>ft, 1000</text:p>
          </table:table-cell>
          <table:table-cell table:style-name="ce5" office:value-type="currency" office:currency="USD/mm" office:value="0.0002887104" calcext:value-type="currency">
            <text:p>0.00 USD/mm</text:p>
          </table:table-cell>
          <table:table-cell table:style-name="ce8" office:value-type="currency" office:currency="USD" office:value="0.131363232" calcext:value-type="currency">
            <text:p>0.1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HR0082</text:p>
          </table:table-cell>
          <table:table-cell office:value-type="string" calcext:value-type="string">
            <text:p>[EL-HR0082] TAZ6 CB Bed Power Harn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008</text:p>
          </table:table-cell>
          <table:table-cell office:value-type="string" calcext:value-type="string">
            <text:p>[EL-MS0008] Anderson-Heavy Duty Power Connectors HOUSING ONLY, BLACK-BULK POWERPOLE 15/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879-1327G6-BK</text:p>
          </table:table-cell>
          <table:table-cell office:value-type="string" calcext:value-type="string">
            <text:p>Sager Electronics</text:p>
          </table:table-cell>
          <table:table-cell office:value-type="string" calcext:value-type="string">
            <text:p>879-1327G6-BK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19" calcext:value-type="currency">
            <text:p>0.19 USD/PCE</text:p>
          </table:table-cell>
          <table:table-cell table:style-name="ce8" office:value-type="currency" office:currency="USD" office:value="0.38" calcext:value-type="currency">
            <text:p>0.3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010</text:p>
          </table:table-cell>
          <table:table-cell office:value-type="string" calcext:value-type="string">
            <text:p>[EL-MS0010] Heavy Duty Power Connectors POWERPOLE 15A CO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Sager Electronics</text:p>
          </table:table-cell>
          <table:table-cell office:value-type="string" calcext:value-type="string">
            <text:p>1332-BK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105" calcext:value-type="currency">
            <text:p>0.11 USD/PCE</text:p>
          </table:table-cell>
          <table:table-cell table:style-name="ce8" office:value-type="currency" office:currency="USD" office:value="0.21" calcext:value-type="currency">
            <text:p>0.2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332</text:p>
          </table:table-cell>
          <table:table-cell office:value-type="string" calcext:value-type="string">
            <text:p>[EL-MS0332] Ferrite Cable Cores 220ohms 100MHz 5mm I.D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28B0434-000</text:p>
          </table:table-cell>
          <table:table-cell office:value-type="string" calcext:value-type="string">
            <text:p>Sager Electronics</text:p>
          </table:table-cell>
          <table:table-cell office:value-type="string" calcext:value-type="string">
            <text:p>28B0434-000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145" calcext:value-type="currency">
            <text:p>0.15 USD/PCE</text:p>
          </table:table-cell>
          <table:table-cell table:style-name="ce8" office:value-type="currency" office:currency="USD" office:value="0.145" calcext:value-type="currency">
            <text:p>0.1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361</text:p>
          </table:table-cell>
          <table:table-cell office:value-type="string" calcext:value-type="string">
            <text:p>[EL-MS0361] 16 AWG 6.0mm Pin Length Power Phase Black Single Wire - Insulated Ferru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Panduit</text:p>
          </table:table-cell>
          <table:table-cell office:value-type="string" calcext:value-type="string">
            <text:p>FSD78-6-D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FSD78-6-D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168" calcext:value-type="currency">
            <text:p>0.17 USD/PCE</text:p>
          </table:table-cell>
          <table:table-cell table:style-name="ce8" office:value-type="currency" office:currency="USD" office:value="0.336" calcext:value-type="currency">
            <text:p>0.3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WR0123</text:p>
          </table:table-cell>
          <table:table-cell office:value-type="string" calcext:value-type="string">
            <text:p>[EL-WR0123] 16AWG Stranded Wire – White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m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1626WE</text:p>
          </table:table-cell>
          <table:table-cell office:value-type="string" calcext:value-type="string">
            <text:p>ft, 1000</text:p>
          </table:table-cell>
          <table:table-cell table:style-name="ce5" office:value-type="currency" office:currency="USD/mm" office:value="0.0002887104" calcext:value-type="currency">
            <text:p>0.00 USD/mm</text:p>
          </table:table-cell>
          <table:table-cell table:style-name="ce8" office:value-type="currency" office:currency="USD" office:value="0.17322624" calcext:value-type="currency">
            <text:p>0.17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C-CN0032</text:p>
          </table:table-cell>
          <table:table-cell office:value-type="string" calcext:value-type="string">
            <text:p>[PC-CN0032] Term Block Plug 2POS STR 5.08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0395300002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0395300002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405" calcext:value-type="currency">
            <text:p>0.41 USD/PCE</text:p>
          </table:table-cell>
          <table:table-cell table:style-name="ce8" office:value-type="currency" office:currency="USD" office:value="0.405" calcext:value-type="currency">
            <text:p>0.4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356</text:p>
          </table:table-cell>
          <table:table-cell office:value-type="string" calcext:value-type="string">
            <text:p>[EL-MS0356] Heat Shrink Dual Tubing 1/2" for 5mm ID 11mm OD Ferrite, Black 4FT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mm</text:p>
          </table:table-cell>
          <table:table-cell table:number-columns-repeated="2"/>
          <table:table-cell office:value-type="string" calcext:value-type="string">
            <text:p>0192690028</text:p>
          </table:table-cell>
          <table:table-cell office:value-type="string" calcext:value-type="string">
            <text:p>Electronics Distributors Corp.</text:p>
          </table:table-cell>
          <table:table-cell office:value-type="string" calcext:value-type="string">
            <text:p>84-60500</text:p>
          </table:table-cell>
          <table:table-cell office:value-type="string" calcext:value-type="string">
            <text:p>PCE ft, 4</text:p>
          </table:table-cell>
          <table:table-cell table:style-name="ce5" office:value-type="currency" office:currency="USD/mm" office:value="0.00513451443569554" calcext:value-type="currency">
            <text:p>0.01 USD/mm</text:p>
          </table:table-cell>
          <table:table-cell table:style-name="ce8" office:value-type="currency" office:currency="USD" office:value="0.282398293963255" calcext:value-type="currency">
            <text:p>0.2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HR0083</text:p>
          </table:table-cell>
          <table:table-cell office:value-type="string" calcext:value-type="string">
            <text:p>[EL-HR0083] Bed power harness external, TAZ 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008</text:p>
          </table:table-cell>
          <table:table-cell office:value-type="string" calcext:value-type="string">
            <text:p>[EL-MS0008] Anderson-Heavy Duty Power Connectors HOUSING ONLY, BLACK-BULK POWERPOLE 15/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879-1327G6-BK</text:p>
          </table:table-cell>
          <table:table-cell office:value-type="string" calcext:value-type="string">
            <text:p>Sager Electronics</text:p>
          </table:table-cell>
          <table:table-cell office:value-type="string" calcext:value-type="string">
            <text:p>879-1327G6-BK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19" calcext:value-type="currency">
            <text:p>0.19 USD/PCE</text:p>
          </table:table-cell>
          <table:table-cell table:style-name="ce8" office:value-type="currency" office:currency="USD" office:value="0.76" calcext:value-type="currency">
            <text:p>0.7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010</text:p>
          </table:table-cell>
          <table:table-cell office:value-type="string" calcext:value-type="string">
            <text:p>[EL-MS0010] Heavy Duty Power Connectors POWERPOLE 15A CO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Sager Electronics</text:p>
          </table:table-cell>
          <table:table-cell office:value-type="string" calcext:value-type="string">
            <text:p>1332-BK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105" calcext:value-type="currency">
            <text:p>0.11 USD/PCE</text:p>
          </table:table-cell>
          <table:table-cell table:style-name="ce8" office:value-type="currency" office:currency="USD" office:value="0.42" calcext:value-type="currency">
            <text:p>0.4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059</text:p>
          </table:table-cell>
          <table:table-cell office:value-type="string" calcext:value-type="string">
            <text:p>[EL-MS0059] Molex-CONN TERM FEMALE 22-24AWG TIN Reels of 20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16-02-0086 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16-02-0086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145" calcext:value-type="currency">
            <text:p>0.01 USD/PCE</text:p>
          </table:table-cell>
          <table:table-cell table:style-name="ce8" office:value-type="currency" office:currency="USD" office:value="0.145" calcext:value-type="currency">
            <text:p>0.1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073</text:p>
          </table:table-cell>
          <table:table-cell office:value-type="string" calcext:value-type="string">
            <text:p>[EL-MS0073] Tubing Corrugated Loom .25", Black, 3200' Box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m</text:p>
          </table:table-cell>
          <table:table-cell table:number-columns-repeated="2"/>
          <table:table-cell office:value-type="string" calcext:value-type="string">
            <text:p>88-00011</text:p>
          </table:table-cell>
          <table:table-cell office:value-type="string" calcext:value-type="string">
            <text:p>Electronics Distributors Corp.</text:p>
          </table:table-cell>
          <table:table-cell office:value-type="string" calcext:value-type="string">
            <text:p>88-00011</text:p>
          </table:table-cell>
          <table:table-cell office:value-type="string" calcext:value-type="string">
            <text:p>ft, 100</text:p>
          </table:table-cell>
          <table:table-cell table:style-name="ce5" office:value-type="currency" office:currency="USD/mm" office:value="0.00023580750496139" calcext:value-type="currency">
            <text:p>0.00 USD/mm</text:p>
          </table:table-cell>
          <table:table-cell table:style-name="ce8" office:value-type="currency" office:currency="USD" office:value="0.0117903752480695" calcext:value-type="currency">
            <text:p>0.0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139</text:p>
          </table:table-cell>
          <table:table-cell office:value-type="string" calcext:value-type="string">
            <text:p>[EL-MS0139] Tubing Corrugated Loom 3/8" ID, Black, 1900' Box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mm</text:p>
          </table:table-cell>
          <table:table-cell table:number-columns-repeated="2"/>
          <table:table-cell office:value-type="string" calcext:value-type="string">
            <text:p>88-00012</text:p>
          </table:table-cell>
          <table:table-cell office:value-type="string" calcext:value-type="string">
            <text:p>Electronics Distributors Corp.</text:p>
          </table:table-cell>
          <table:table-cell office:value-type="string" calcext:value-type="string">
            <text:p>88-00012</text:p>
          </table:table-cell>
          <table:table-cell office:value-type="string" calcext:value-type="string">
            <text:p>ft, 100</text:p>
          </table:table-cell>
          <table:table-cell table:style-name="ce5" office:value-type="currency" office:currency="USD/mm" office:value="0.000269353685667202" calcext:value-type="currency">
            <text:p>0.00 USD/mm</text:p>
          </table:table-cell>
          <table:table-cell table:style-name="ce8" office:value-type="currency" office:currency="USD" office:value="0.0942737899835206" calcext:value-type="currency">
            <text:p>0.0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205</text:p>
          </table:table-cell>
          <table:table-cell office:value-type="string" calcext:value-type="string">
            <text:p>[EL-MS0205] Molex-CONN TERM MALE 22-24AWG TIN - Reels of 20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16-02-0107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16-02-0107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185" calcext:value-type="currency">
            <text:p>0.02 USD/PCE</text:p>
          </table:table-cell>
          <table:table-cell table:style-name="ce8" office:value-type="currency" office:currency="USD" office:value="0.185" calcext:value-type="currency">
            <text:p>0.1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WR0103</text:p>
          </table:table-cell>
          <table:table-cell office:value-type="string" calcext:value-type="string">
            <text:p>[EL-WR0103] 24AWG Stranded – Red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m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247RD</text:p>
          </table:table-cell>
          <table:table-cell office:value-type="string" calcext:value-type="string">
            <text:p>ft, 1000</text:p>
          </table:table-cell>
          <table:table-cell table:style-name="ce5" office:value-type="currency" office:currency="USD/mm" office:value="0.0000754584" calcext:value-type="currency">
            <text:p>0.00 USD/mm</text:p>
          </table:table-cell>
          <table:table-cell table:style-name="ce8" office:value-type="currency" office:currency="USD" office:value="0.063385056" calcext:value-type="currency">
            <text:p>0.0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WR0104</text:p>
          </table:table-cell>
          <table:table-cell office:value-type="string" calcext:value-type="string">
            <text:p>[EL-WR0104] 24AWG Stranded – Orange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m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247OE</text:p>
          </table:table-cell>
          <table:table-cell office:value-type="string" calcext:value-type="string">
            <text:p>ft, 1000</text:p>
          </table:table-cell>
          <table:table-cell table:style-name="ce5" office:value-type="currency" office:currency="USD/mm" office:value="0.0000754584" calcext:value-type="currency">
            <text:p>0.00 USD/mm</text:p>
          </table:table-cell>
          <table:table-cell table:style-name="ce8" office:value-type="currency" office:currency="USD" office:value="0.063385056" calcext:value-type="currency">
            <text:p>0.0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WR0109</text:p>
          </table:table-cell>
          <table:table-cell office:value-type="string" calcext:value-type="string">
            <text:p>[EL-WR0109] 24AWG Stranded – Yellow</text:p>
          </table:table-cell>
          <table:table-cell office:value-type="float" office:value="860" calcext:value-type="float">
            <text:p>860</text:p>
          </table:table-cell>
          <table:table-cell office:value-type="string" calcext:value-type="string">
            <text:p>m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247YW</text:p>
          </table:table-cell>
          <table:table-cell office:value-type="string" calcext:value-type="string">
            <text:p>ft, 1000</text:p>
          </table:table-cell>
          <table:table-cell table:style-name="ce5" office:value-type="currency" office:currency="USD/mm" office:value="0.0000754584" calcext:value-type="currency">
            <text:p>0.00 USD/mm</text:p>
          </table:table-cell>
          <table:table-cell table:style-name="ce8" office:value-type="currency" office:currency="USD" office:value="0.064894224" calcext:value-type="currency">
            <text:p>0.0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WR0111</text:p>
          </table:table-cell>
          <table:table-cell office:value-type="string" calcext:value-type="string">
            <text:p>[EL-WR0111] 24AWG Stranded – Blue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m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247BE</text:p>
          </table:table-cell>
          <table:table-cell office:value-type="string" calcext:value-type="string">
            <text:p>ft, 1000</text:p>
          </table:table-cell>
          <table:table-cell table:style-name="ce5" office:value-type="currency" office:currency="USD/mm" office:value="0.0000754584" calcext:value-type="currency">
            <text:p>0.00 USD/mm</text:p>
          </table:table-cell>
          <table:table-cell table:style-name="ce8" office:value-type="currency" office:currency="USD" office:value="0.063385056" calcext:value-type="currency">
            <text:p>0.0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WR0119</text:p>
          </table:table-cell>
          <table:table-cell office:value-type="string" calcext:value-type="string">
            <text:p>[EL-WR0119] 24AWG Stranded Wire – Green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m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247GN</text:p>
          </table:table-cell>
          <table:table-cell office:value-type="string" calcext:value-type="string">
            <text:p>ft, 1000</text:p>
          </table:table-cell>
          <table:table-cell table:style-name="ce5" office:value-type="currency" office:currency="USD/mm" office:value="0.0000754584" calcext:value-type="currency">
            <text:p>0.00 USD/mm</text:p>
          </table:table-cell>
          <table:table-cell table:style-name="ce8" office:value-type="currency" office:currency="USD" office:value="0.063385056" calcext:value-type="currency">
            <text:p>0.0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WR0135</text:p>
          </table:table-cell>
          <table:table-cell office:value-type="string" calcext:value-type="string">
            <text:p>[EL-WR0135] WIRE MTW 16AWG PPL 500ft SPOOL 600V 26-STRAND BARE COPPER - Purple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mm</text:p>
          </table:table-cell>
          <table:table-cell table:number-columns-repeated="2"/>
          <table:table-cell office:value-type="string" calcext:value-type="string">
            <text:p>MTW16VT</text:p>
          </table:table-cell>
          <table:table-cell office:value-type="string" calcext:value-type="string">
            <text:p>Allcable</text:p>
          </table:table-cell>
          <table:table-cell office:value-type="string" calcext:value-type="string">
            <text:p>MTW16VT</text:p>
          </table:table-cell>
          <table:table-cell office:value-type="string" calcext:value-type="string">
            <text:p>ft, 500</text:p>
          </table:table-cell>
          <table:table-cell table:style-name="ce5" office:value-type="currency" office:currency="USD/mm" office:value="0.000193569553805774" calcext:value-type="currency">
            <text:p>0.00 USD/mm</text:p>
          </table:table-cell>
          <table:table-cell table:style-name="ce8" office:value-type="currency" office:currency="USD" office:value="0.16259842519685" calcext:value-type="currency">
            <text:p>0.1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MS0058</text:p>
          </table:table-cell>
          <table:table-cell office:value-type="string" calcext:value-type="string">
            <text:p>[HD-MS0058] Wire Tie, 8" Black, pk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APU-08-18-0-M</text:p>
          </table:table-cell>
          <table:table-cell office:value-type="string" calcext:value-type="string">
            <text:p>Electronics Distributors Corp.</text:p>
          </table:table-cell>
          <table:table-cell office:value-type="string" calcext:value-type="string">
            <text:p>17-01125</text:p>
          </table:table-cell>
          <table:table-cell office:value-type="string" calcext:value-type="string">
            <text:p>pkg, 1000</text:p>
          </table:table-cell>
          <table:table-cell table:style-name="ce4" office:value-type="currency" office:currency="USD/PCE" office:value="0.01321" calcext:value-type="currency">
            <text:p>0.01 USD/PCE</text:p>
          </table:table-cell>
          <table:table-cell table:style-name="ce8" office:value-type="currency" office:currency="USD" office:value="0.01321" calcext:value-type="currency">
            <text:p>0.0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C-CN0001</text:p>
          </table:table-cell>
          <table:table-cell office:value-type="string" calcext:value-type="string">
            <text:p>[PC-CN0001] <text:s/>Molex-Conn Housing 2POS .100 W/La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050579402</text:p>
          </table:table-cell>
          <table:table-cell office:value-type="string" calcext:value-type="string">
            <text:p>Sager Electronics</text:p>
          </table:table-cell>
          <table:table-cell office:value-type="string" calcext:value-type="string">
            <text:p>050579402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57" calcext:value-type="currency">
            <text:p>0.06 USD/PCE</text:p>
          </table:table-cell>
          <table:table-cell table:style-name="ce8" office:value-type="currency" office:currency="USD" office:value="0.057" calcext:value-type="currency">
            <text:p>0.0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C-CN0059</text:p>
          </table:table-cell>
          <table:table-cell office:value-type="string" calcext:value-type="string">
            <text:p>[PC-CN0059] Male 10 pin Molex Connector Hous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70107-0009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70107-0009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4" calcext:value-type="currency">
            <text:p>0.40 USD/PCE</text:p>
          </table:table-cell>
          <table:table-cell table:style-name="ce8" office:value-type="currency" office:currency="USD" office:value="0.4" calcext:value-type="currency">
            <text:p>0.4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C-CN0062</text:p>
          </table:table-cell>
          <table:table-cell office:value-type="string" calcext:value-type="string">
            <text:p>[PC-CN0062] Female 8 pin Molex Connector Hous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50-57-9408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50-57-9408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12" calcext:value-type="currency">
            <text:p>0.12 USD/PCE</text:p>
          </table:table-cell>
          <table:table-cell table:style-name="ce8" office:value-type="currency" office:currency="USD" office:value="0.12" calcext:value-type="currency">
            <text:p>0.1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HR0091</text:p>
          </table:table-cell>
          <table:table-cell office:value-type="string" calcext:value-type="string">
            <text:p>[EL-HR0091] Taz 6 Y &amp; Z harness extern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073</text:p>
          </table:table-cell>
          <table:table-cell office:value-type="string" calcext:value-type="string">
            <text:p>[EL-MS0073] Tubing Corrugated Loom .25", Black, 3200' Box</text:p>
          </table:table-cell>
          <table:table-cell office:value-type="float" office:value="1225" calcext:value-type="float">
            <text:p>1225</text:p>
          </table:table-cell>
          <table:table-cell office:value-type="string" calcext:value-type="string">
            <text:p>mm</text:p>
          </table:table-cell>
          <table:table-cell table:number-columns-repeated="2"/>
          <table:table-cell office:value-type="string" calcext:value-type="string">
            <text:p>88-00011</text:p>
          </table:table-cell>
          <table:table-cell office:value-type="string" calcext:value-type="string">
            <text:p>Electronics Distributors Corp.</text:p>
          </table:table-cell>
          <table:table-cell office:value-type="string" calcext:value-type="string">
            <text:p>88-00011</text:p>
          </table:table-cell>
          <table:table-cell office:value-type="string" calcext:value-type="string">
            <text:p>ft, 100</text:p>
          </table:table-cell>
          <table:table-cell table:style-name="ce5" office:value-type="currency" office:currency="USD/mm" office:value="0.00023580750496139" calcext:value-type="currency">
            <text:p>0.00 USD/mm</text:p>
          </table:table-cell>
          <table:table-cell table:style-name="ce8" office:value-type="currency" office:currency="USD" office:value="0.288864193577703" calcext:value-type="currency">
            <text:p>0.2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205</text:p>
          </table:table-cell>
          <table:table-cell office:value-type="string" calcext:value-type="string">
            <text:p>[EL-MS0205] Molex-CONN TERM MALE 22-24AWG TIN - Reels of 20K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16-02-0107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16-02-0107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185" calcext:value-type="currency">
            <text:p>0.02 USD/PCE</text:p>
          </table:table-cell>
          <table:table-cell table:style-name="ce8" office:value-type="currency" office:currency="USD" office:value="0.2775" calcext:value-type="currency">
            <text:p>0.2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351</text:p>
          </table:table-cell>
          <table:table-cell office:value-type="string" calcext:value-type="string">
            <text:p>[EL-MS0351] JST - CONN TERM CRIMP PH 24-30AWG - 8,000 Unit Ree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JST Sales America</text:p>
          </table:table-cell>
          <table:table-cell office:value-type="string" calcext:value-type="string">
            <text:p>SPH-002T-P0.5S</text:p>
          </table:table-cell>
          <table:table-cell office:value-type="string" calcext:value-type="string">
            <text:p>Future Electronics</text:p>
          </table:table-cell>
          <table:table-cell/>
          <table:table-cell office:value-type="string" calcext:value-type="string">
            <text:p>PCE</text:p>
          </table:table-cell>
          <table:table-cell table:style-name="ce4" office:value-type="currency" office:currency="USD/PCE" office:value="0.0126" calcext:value-type="currency">
            <text:p>0.01 USD/PCE</text:p>
          </table:table-cell>
          <table:table-cell table:style-name="ce8" office:value-type="currency" office:currency="USD" office:value="0.1512" calcext:value-type="currency">
            <text:p>0.1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355</text:p>
          </table:table-cell>
          <table:table-cell office:value-type="string" calcext:value-type="string">
            <text:p>[EL-MS0355] CONN HOUSING PH 6POS 2MM WHI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JST Sales America</text:p>
          </table:table-cell>
          <table:table-cell office:value-type="string" calcext:value-type="string">
            <text:p>PHR-6</text:p>
          </table:table-cell>
          <table:table-cell office:value-type="string" calcext:value-type="string">
            <text:p>Future Electronics</text:p>
          </table:table-cell>
          <table:table-cell office:value-type="string" calcext:value-type="string">
            <text:p>PHR-6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415" calcext:value-type="currency">
            <text:p>0.04 USD/PCE</text:p>
          </table:table-cell>
          <table:table-cell table:style-name="ce8" office:value-type="currency" office:currency="USD" office:value="0.1245" calcext:value-type="currency">
            <text:p>0.1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WR0099</text:p>
          </table:table-cell>
          <table:table-cell office:value-type="string" calcext:value-type="string">
            <text:p>[EL-WR0099] Shielded 22AWG UL2464 4 COND</text:p>
          </table:table-cell>
          <table:table-cell office:value-type="float" office:value="1285" calcext:value-type="float">
            <text:p>1285</text:p>
          </table:table-cell>
          <table:table-cell office:value-type="string" calcext:value-type="string">
            <text:p>m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C0762A.41.10</text:p>
          </table:table-cell>
          <table:table-cell office:value-type="string" calcext:value-type="string">
            <text:p>ft, 1000</text:p>
          </table:table-cell>
          <table:table-cell table:style-name="ce5" office:value-type="currency" office:currency="USD/mm" office:value="0.0010104864" calcext:value-type="currency">
            <text:p>0.00 USD/mm</text:p>
          </table:table-cell>
          <table:table-cell table:style-name="ce8" office:value-type="currency" office:currency="USD" office:value="1.298475024" calcext:value-type="currency">
            <text:p>1.3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C-CN0057</text:p>
          </table:table-cell>
          <table:table-cell office:value-type="string" calcext:value-type="string">
            <text:p>[PC-CN0057] Male 16 pin Molex Connector Hous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70107-0015</text:p>
          </table:table-cell>
          <table:table-cell office:value-type="string" calcext:value-type="string">
            <text:p>Sager Electronics</text:p>
          </table:table-cell>
          <table:table-cell office:value-type="string" calcext:value-type="string">
            <text:p>70107-0015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63" calcext:value-type="currency">
            <text:p>0.63 USD/PCE</text:p>
          </table:table-cell>
          <table:table-cell table:style-name="ce8" office:value-type="currency" office:currency="USD" office:value="0.63" calcext:value-type="currency">
            <text:p>0.6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HR0092</text:p>
          </table:table-cell>
          <table:table-cell office:value-type="string" calcext:value-type="string">
            <text:p>[EL-HR0092] Taz 6, Extruder 0 harness extern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DC-LB0104</text:p>
          </table:table-cell>
          <table:table-cell office:value-type="string" calcext:value-type="string">
            <text:p>[DC-LB0104] Tool Head Wiring Connector Alignment Lab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Sticker Giant</text:p>
          </table:table-cell>
          <table:table-cell/>
          <table:table-cell office:value-type="string" calcext:value-type="string">
            <text:p>PCE</text:p>
          </table:table-cell>
          <table:table-cell table:style-name="ce4" office:value-type="currency" office:currency="USD/PCE" office:value="0.0252" calcext:value-type="currency">
            <text:p>0.03 USD/PCE</text:p>
          </table:table-cell>
          <table:table-cell table:style-name="ce8" office:value-type="currency" office:currency="USD" office:value="0.0252" calcext:value-type="currency">
            <text:p>0.0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059</text:p>
          </table:table-cell>
          <table:table-cell office:value-type="string" calcext:value-type="string">
            <text:p>[EL-MS0059] Molex-CONN TERM FEMALE 22-24AWG TIN Reels of 20K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16-02-0086 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16-02-0086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145" calcext:value-type="currency">
            <text:p>0.01 USD/PCE</text:p>
          </table:table-cell>
          <table:table-cell table:style-name="ce8" office:value-type="currency" office:currency="USD" office:value="0.2175" calcext:value-type="currency">
            <text:p>0.2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139</text:p>
          </table:table-cell>
          <table:table-cell office:value-type="string" calcext:value-type="string">
            <text:p>[EL-MS0139] Tubing Corrugated Loom 3/8" ID, Black, 1900' Box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m</text:p>
          </table:table-cell>
          <table:table-cell table:number-columns-repeated="2"/>
          <table:table-cell office:value-type="string" calcext:value-type="string">
            <text:p>88-00012</text:p>
          </table:table-cell>
          <table:table-cell office:value-type="string" calcext:value-type="string">
            <text:p>Electronics Distributors Corp.</text:p>
          </table:table-cell>
          <table:table-cell office:value-type="string" calcext:value-type="string">
            <text:p>88-00012</text:p>
          </table:table-cell>
          <table:table-cell office:value-type="string" calcext:value-type="string">
            <text:p>ft, 100</text:p>
          </table:table-cell>
          <table:table-cell table:style-name="ce5" office:value-type="currency" office:currency="USD/mm" office:value="0.000269353685667202" calcext:value-type="currency">
            <text:p>0.00 USD/mm</text:p>
          </table:table-cell>
          <table:table-cell table:style-name="ce8" office:value-type="currency" office:currency="USD" office:value="0.269353685667202" calcext:value-type="currency">
            <text:p>0.27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205</text:p>
          </table:table-cell>
          <table:table-cell office:value-type="string" calcext:value-type="string">
            <text:p>[EL-MS0205] Molex-CONN TERM MALE 22-24AWG TIN - Reels of 20K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16-02-0107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16-02-0107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185" calcext:value-type="currency">
            <text:p>0.02 USD/PCE</text:p>
          </table:table-cell>
          <table:table-cell table:style-name="ce8" office:value-type="currency" office:currency="USD" office:value="0.296" calcext:value-type="currency">
            <text:p>0.3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251</text:p>
          </table:table-cell>
          <table:table-cell office:value-type="string" calcext:value-type="string">
            <text:p>[EL-MS0251] CONN HOUSING 16POS .100 DU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22552161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22552161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529" calcext:value-type="currency">
            <text:p>0.53 USD/PCE</text:p>
          </table:table-cell>
          <table:table-cell table:style-name="ce8" office:value-type="currency" office:currency="USD" office:value="0.529" calcext:value-type="currency">
            <text:p>0.5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WR0099</text:p>
          </table:table-cell>
          <table:table-cell office:value-type="string" calcext:value-type="string">
            <text:p>[EL-WR0099] Shielded 22AWG UL2464 4 COND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m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C0762A.41.10</text:p>
          </table:table-cell>
          <table:table-cell office:value-type="string" calcext:value-type="string">
            <text:p>ft, 1000</text:p>
          </table:table-cell>
          <table:table-cell table:style-name="ce5" office:value-type="currency" office:currency="USD/mm" office:value="0.0010104864" calcext:value-type="currency">
            <text:p>0.00 USD/mm</text:p>
          </table:table-cell>
          <table:table-cell table:style-name="ce8" office:value-type="currency" office:currency="USD" office:value="1.030696128" calcext:value-type="currency">
            <text:p>1.0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WR0103</text:p>
          </table:table-cell>
          <table:table-cell office:value-type="string" calcext:value-type="string">
            <text:p>[EL-WR0103] 24AWG Stranded – Red</text:p>
          </table:table-cell>
          <table:table-cell office:value-type="float" office:value="2040" calcext:value-type="float">
            <text:p>2040</text:p>
          </table:table-cell>
          <table:table-cell office:value-type="string" calcext:value-type="string">
            <text:p>m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247RD</text:p>
          </table:table-cell>
          <table:table-cell office:value-type="string" calcext:value-type="string">
            <text:p>ft, 1000</text:p>
          </table:table-cell>
          <table:table-cell table:style-name="ce5" office:value-type="currency" office:currency="USD/mm" office:value="0.0000754584" calcext:value-type="currency">
            <text:p>0.00 USD/mm</text:p>
          </table:table-cell>
          <table:table-cell table:style-name="ce8" office:value-type="currency" office:currency="USD" office:value="0.153935136" calcext:value-type="currency">
            <text:p>0.1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WR0104</text:p>
          </table:table-cell>
          <table:table-cell office:value-type="string" calcext:value-type="string">
            <text:p>[EL-WR0104] 24AWG Stranded – Orange</text:p>
          </table:table-cell>
          <table:table-cell office:value-type="float" office:value="2040" calcext:value-type="float">
            <text:p>2040</text:p>
          </table:table-cell>
          <table:table-cell office:value-type="string" calcext:value-type="string">
            <text:p>m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247OE</text:p>
          </table:table-cell>
          <table:table-cell office:value-type="string" calcext:value-type="string">
            <text:p>ft, 1000</text:p>
          </table:table-cell>
          <table:table-cell table:style-name="ce5" office:value-type="currency" office:currency="USD/mm" office:value="0.0000754584" calcext:value-type="currency">
            <text:p>0.00 USD/mm</text:p>
          </table:table-cell>
          <table:table-cell table:style-name="ce8" office:value-type="currency" office:currency="USD" office:value="0.153935136" calcext:value-type="currency">
            <text:p>0.1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WR0105</text:p>
          </table:table-cell>
          <table:table-cell office:value-type="string" calcext:value-type="string">
            <text:p>[EL-WR0105] 24AWG Stranded – Black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m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247BK</text:p>
          </table:table-cell>
          <table:table-cell office:value-type="string" calcext:value-type="string">
            <text:p>ft, 1000</text:p>
          </table:table-cell>
          <table:table-cell table:style-name="ce5" office:value-type="currency" office:currency="USD/mm" office:value="0.0000754584" calcext:value-type="currency">
            <text:p>0.00 USD/mm</text:p>
          </table:table-cell>
          <table:table-cell table:style-name="ce8" office:value-type="currency" office:currency="USD" office:value="0.076967568" calcext:value-type="currency">
            <text:p>0.0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WR0107</text:p>
          </table:table-cell>
          <table:table-cell office:value-type="string" calcext:value-type="string">
            <text:p>[EL-WR0107] 24AWG Stranded – White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m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247WE</text:p>
          </table:table-cell>
          <table:table-cell office:value-type="string" calcext:value-type="string">
            <text:p>ft, 1000</text:p>
          </table:table-cell>
          <table:table-cell table:style-name="ce5" office:value-type="currency" office:currency="USD/mm" office:value="0.0000754584" calcext:value-type="currency">
            <text:p>0.00 USD/mm</text:p>
          </table:table-cell>
          <table:table-cell table:style-name="ce8" office:value-type="currency" office:currency="USD" office:value="0.076967568" calcext:value-type="currency">
            <text:p>0.0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WR0109</text:p>
          </table:table-cell>
          <table:table-cell office:value-type="string" calcext:value-type="string">
            <text:p>[EL-WR0109] 24AWG Stranded – Yellow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m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247YW</text:p>
          </table:table-cell>
          <table:table-cell office:value-type="string" calcext:value-type="string">
            <text:p>ft, 1000</text:p>
          </table:table-cell>
          <table:table-cell table:style-name="ce5" office:value-type="currency" office:currency="USD/mm" office:value="0.0000754584" calcext:value-type="currency">
            <text:p>0.00 USD/mm</text:p>
          </table:table-cell>
          <table:table-cell table:style-name="ce8" office:value-type="currency" office:currency="USD" office:value="0.076967568" calcext:value-type="currency">
            <text:p>0.0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WR0111</text:p>
          </table:table-cell>
          <table:table-cell office:value-type="string" calcext:value-type="string">
            <text:p>[EL-WR0111] 24AWG Stranded – Blue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m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247BE</text:p>
          </table:table-cell>
          <table:table-cell office:value-type="string" calcext:value-type="string">
            <text:p>ft, 1000</text:p>
          </table:table-cell>
          <table:table-cell table:style-name="ce5" office:value-type="currency" office:currency="USD/mm" office:value="0.0000754584" calcext:value-type="currency">
            <text:p>0.00 USD/mm</text:p>
          </table:table-cell>
          <table:table-cell table:style-name="ce8" office:value-type="currency" office:currency="USD" office:value="0.076967568" calcext:value-type="currency">
            <text:p>0.0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WR0119</text:p>
          </table:table-cell>
          <table:table-cell office:value-type="string" calcext:value-type="string">
            <text:p>[EL-WR0119] 24AWG Stranded Wire – Green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m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247GN</text:p>
          </table:table-cell>
          <table:table-cell office:value-type="string" calcext:value-type="string">
            <text:p>ft, 1000</text:p>
          </table:table-cell>
          <table:table-cell table:style-name="ce5" office:value-type="currency" office:currency="USD/mm" office:value="0.0000754584" calcext:value-type="currency">
            <text:p>0.00 USD/mm</text:p>
          </table:table-cell>
          <table:table-cell table:style-name="ce8" office:value-type="currency" office:currency="USD" office:value="0.076967568" calcext:value-type="currency">
            <text:p>0.0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WR0120</text:p>
          </table:table-cell>
          <table:table-cell office:value-type="string" calcext:value-type="string">
            <text:p>[EL-WR0120] 24AWG Stranded Wire – Purple</text:p>
          </table:table-cell>
          <table:table-cell office:value-type="float" office:value="2040" calcext:value-type="float">
            <text:p>2040</text:p>
          </table:table-cell>
          <table:table-cell office:value-type="string" calcext:value-type="string">
            <text:p>m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247VT</text:p>
          </table:table-cell>
          <table:table-cell office:value-type="string" calcext:value-type="string">
            <text:p>ft, 1000</text:p>
          </table:table-cell>
          <table:table-cell table:style-name="ce5" office:value-type="currency" office:currency="USD/mm" office:value="0.0000754584" calcext:value-type="currency">
            <text:p>0.00 USD/mm</text:p>
          </table:table-cell>
          <table:table-cell table:style-name="ce8" office:value-type="currency" office:currency="USD" office:value="0.153935136" calcext:value-type="currency">
            <text:p>0.1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C-CN0055</text:p>
          </table:table-cell>
          <table:table-cell office:value-type="string" calcext:value-type="string">
            <text:p>[PC-CN0055] Headers &amp; Wire Housings Male 20Ck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70107-0019</text:p>
          </table:table-cell>
          <table:table-cell office:value-type="string" calcext:value-type="string">
            <text:p>Sager Electronics</text:p>
          </table:table-cell>
          <table:table-cell office:value-type="string" calcext:value-type="string">
            <text:p>70107-0019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785" calcext:value-type="currency">
            <text:p>0.79 USD/PCE</text:p>
          </table:table-cell>
          <table:table-cell table:style-name="ce8" office:value-type="currency" office:currency="USD" office:value="0.785" calcext:value-type="currency">
            <text:p>0.7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HR0101</text:p>
          </table:table-cell>
          <table:table-cell office:value-type="string" calcext:value-type="string">
            <text:p>[EL-HR0101] Taz 6, CB extruder 1 harn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059</text:p>
          </table:table-cell>
          <table:table-cell office:value-type="string" calcext:value-type="string">
            <text:p>[EL-MS0059] Molex-CONN TERM FEMALE 22-24AWG TIN Reels of 20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16-02-0086 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16-02-0086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145" calcext:value-type="currency">
            <text:p>0.01 USD/PCE</text:p>
          </table:table-cell>
          <table:table-cell table:style-name="ce8" office:value-type="currency" office:currency="USD" office:value="0.116" calcext:value-type="currency">
            <text:p>0.1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062</text:p>
          </table:table-cell>
          <table:table-cell office:value-type="string" calcext:value-type="string">
            <text:p>[EL-MS0062] MOLEX-CONN HOUSING 4POS .100 W/LA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050579404</text:p>
          </table:table-cell>
          <table:table-cell office:value-type="string" calcext:value-type="string">
            <text:p>Sager Electronics</text:p>
          </table:table-cell>
          <table:table-cell office:value-type="string" calcext:value-type="string">
            <text:p>050579404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523" calcext:value-type="currency">
            <text:p>0.05 USD/PCE</text:p>
          </table:table-cell>
          <table:table-cell table:style-name="ce8" office:value-type="currency" office:currency="USD" office:value="0.0523" calcext:value-type="currency">
            <text:p>0.0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124</text:p>
          </table:table-cell>
          <table:table-cell office:value-type="string" calcext:value-type="string">
            <text:p>[EL-MS0124] 20-24 AWG Tin Sockets for Receptacle - 4K Reel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TYCO ELECTRONICS</text:p>
          </table:table-cell>
          <table:table-cell office:value-type="string" calcext:value-type="string">
            <text:p>1-66331-4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1-66331-4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222" calcext:value-type="currency">
            <text:p>0.22 USD/PCE</text:p>
          </table:table-cell>
          <table:table-cell table:style-name="ce8" office:value-type="currency" office:currency="USD" office:value="2.886" calcext:value-type="currency">
            <text:p>2.8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133</text:p>
          </table:table-cell>
          <table:table-cell office:value-type="string" calcext:value-type="string">
            <text:p>[EL-MS0133] CONN, RCPT, 14 POS w/Brass Inser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TTI Global Distribution</text:p>
          </table:table-cell>
          <table:table-cell office:value-type="string" calcext:value-type="string">
            <text:p>211103-1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3.39" calcext:value-type="currency">
            <text:p>3.39 USD/PCE</text:p>
          </table:table-cell>
          <table:table-cell table:style-name="ce8" office:value-type="currency" office:currency="USD" office:value="3.39" calcext:value-type="currency">
            <text:p>3.3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141</text:p>
          </table:table-cell>
          <table:table-cell office:value-type="string" calcext:value-type="string">
            <text:p>[EL-MS0141] Term Ring Non Ins 26-22AWG #4 <text:s/>Order Bulk On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Panduit</text:p>
          </table:table-cell>
          <table:table-cell office:value-type="string" calcext:value-type="string">
            <text:p>P22-4R-M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P22-4R-M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59" calcext:value-type="currency">
            <text:p>0.06 USD/PCE</text:p>
          </table:table-cell>
          <table:table-cell table:style-name="ce8" office:value-type="currency" office:currency="USD" office:value="0.059" calcext:value-type="currency">
            <text:p>0.0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362</text:p>
          </table:table-cell>
          <table:table-cell office:value-type="string" calcext:value-type="string">
            <text:p>[EL-MS0362] 24 AWG 6.0mm Pin Length Single Wire - Insulated Ferru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Panduit</text:p>
          </table:table-cell>
          <table:table-cell office:value-type="string" calcext:value-type="string">
            <text:p>FSD73-6-D</text:p>
          </table:table-cell>
          <table:table-cell office:value-type="string" calcext:value-type="string">
            <text:p>Digi-Key Corp</text:p>
          </table:table-cell>
          <table:table-cell office:value-type="string" calcext:value-type="string">
            <text:p>FSD74-8-D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1768" calcext:value-type="currency">
            <text:p>0.18 USD/PCE</text:p>
          </table:table-cell>
          <table:table-cell table:style-name="ce8" office:value-type="currency" office:currency="USD" office:value="0.7072" calcext:value-type="currency">
            <text:p>0.7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WR0099</text:p>
          </table:table-cell>
          <table:table-cell office:value-type="string" calcext:value-type="string">
            <text:p>[EL-WR0099] Shielded 22AWG UL2464 4 COND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m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C0762A.41.10</text:p>
          </table:table-cell>
          <table:table-cell office:value-type="string" calcext:value-type="string">
            <text:p>ft, 1000</text:p>
          </table:table-cell>
          <table:table-cell table:style-name="ce5" office:value-type="currency" office:currency="USD/mm" office:value="0.0010104864" calcext:value-type="currency">
            <text:p>0.00 USD/mm</text:p>
          </table:table-cell>
          <table:table-cell table:style-name="ce8" office:value-type="currency" office:currency="USD" office:value="0.131363232" calcext:value-type="currency">
            <text:p>0.1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WR0103</text:p>
          </table:table-cell>
          <table:table-cell office:value-type="string" calcext:value-type="string">
            <text:p>[EL-WR0103] 24AWG Stranded – Re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247RD</text:p>
          </table:table-cell>
          <table:table-cell office:value-type="string" calcext:value-type="string">
            <text:p>ft, 1000</text:p>
          </table:table-cell>
          <table:table-cell table:style-name="ce5" office:value-type="currency" office:currency="USD/mm" office:value="0.0000754584" calcext:value-type="currency">
            <text:p>0.00 USD/mm</text:p>
          </table:table-cell>
          <table:table-cell table:style-name="ce8" office:value-type="currency" office:currency="USD" office:value="0.01509168" calcext:value-type="currency">
            <text:p>0.0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WR0104</text:p>
          </table:table-cell>
          <table:table-cell office:value-type="string" calcext:value-type="string">
            <text:p>[EL-WR0104] 24AWG Stranded – Orange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m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247OE</text:p>
          </table:table-cell>
          <table:table-cell office:value-type="string" calcext:value-type="string">
            <text:p>ft, 1000</text:p>
          </table:table-cell>
          <table:table-cell table:style-name="ce5" office:value-type="currency" office:currency="USD/mm" office:value="0.0000754584" calcext:value-type="currency">
            <text:p>0.00 USD/mm</text:p>
          </table:table-cell>
          <table:table-cell table:style-name="ce8" office:value-type="currency" office:currency="USD" office:value="0.019619184" calcext:value-type="currency">
            <text:p>0.0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WR0105</text:p>
          </table:table-cell>
          <table:table-cell office:value-type="string" calcext:value-type="string">
            <text:p>[EL-WR0105] 24AWG Stranded – Black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247BK</text:p>
          </table:table-cell>
          <table:table-cell office:value-type="string" calcext:value-type="string">
            <text:p>ft, 1000</text:p>
          </table:table-cell>
          <table:table-cell table:style-name="ce5" office:value-type="currency" office:currency="USD/mm" office:value="0.0000754584" calcext:value-type="currency">
            <text:p>0.00 USD/mm</text:p>
          </table:table-cell>
          <table:table-cell table:style-name="ce8" office:value-type="currency" office:currency="USD" office:value="0.00754584" calcext:value-type="currency">
            <text:p>0.0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WR0107</text:p>
          </table:table-cell>
          <table:table-cell office:value-type="string" calcext:value-type="string">
            <text:p>[EL-WR0107] 24AWG Stranded – White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m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247WE</text:p>
          </table:table-cell>
          <table:table-cell office:value-type="string" calcext:value-type="string">
            <text:p>ft, 1000</text:p>
          </table:table-cell>
          <table:table-cell table:style-name="ce5" office:value-type="currency" office:currency="USD/mm" office:value="0.0000754584" calcext:value-type="currency">
            <text:p>0.00 USD/mm</text:p>
          </table:table-cell>
          <table:table-cell table:style-name="ce8" office:value-type="currency" office:currency="USD" office:value="0.008300424" calcext:value-type="currency">
            <text:p>0.0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WR0109</text:p>
          </table:table-cell>
          <table:table-cell office:value-type="string" calcext:value-type="string">
            <text:p>[EL-WR0109] 24AWG Stranded – Yellow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m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247YW</text:p>
          </table:table-cell>
          <table:table-cell office:value-type="string" calcext:value-type="string">
            <text:p>ft, 1000</text:p>
          </table:table-cell>
          <table:table-cell table:style-name="ce5" office:value-type="currency" office:currency="USD/mm" office:value="0.0000754584" calcext:value-type="currency">
            <text:p>0.00 USD/mm</text:p>
          </table:table-cell>
          <table:table-cell table:style-name="ce8" office:value-type="currency" office:currency="USD" office:value="0.009055008" calcext:value-type="currency">
            <text:p>0.0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WR0111</text:p>
          </table:table-cell>
          <table:table-cell office:value-type="string" calcext:value-type="string">
            <text:p>[EL-WR0111] 24AWG Stranded – Blue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m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247BE</text:p>
          </table:table-cell>
          <table:table-cell office:value-type="string" calcext:value-type="string">
            <text:p>ft, 1000</text:p>
          </table:table-cell>
          <table:table-cell table:style-name="ce5" office:value-type="currency" office:currency="USD/mm" office:value="0.0000754584" calcext:value-type="currency">
            <text:p>0.00 USD/mm</text:p>
          </table:table-cell>
          <table:table-cell table:style-name="ce8" office:value-type="currency" office:currency="USD" office:value="0.008300424" calcext:value-type="currency">
            <text:p>0.0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WR0119</text:p>
          </table:table-cell>
          <table:table-cell office:value-type="string" calcext:value-type="string">
            <text:p>[EL-WR0119] 24AWG Stranded Wire – Green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m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247GN</text:p>
          </table:table-cell>
          <table:table-cell office:value-type="string" calcext:value-type="string">
            <text:p>ft, 1000</text:p>
          </table:table-cell>
          <table:table-cell table:style-name="ce5" office:value-type="currency" office:currency="USD/mm" office:value="0.0000754584" calcext:value-type="currency">
            <text:p>0.00 USD/mm</text:p>
          </table:table-cell>
          <table:table-cell table:style-name="ce8" office:value-type="currency" office:currency="USD" office:value="0.009055008" calcext:value-type="currency">
            <text:p>0.0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C-CN0001</text:p>
          </table:table-cell>
          <table:table-cell office:value-type="string" calcext:value-type="string">
            <text:p>[PC-CN0001] <text:s/>Molex-Conn Housing 2POS .100 W/Lat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050579402</text:p>
          </table:table-cell>
          <table:table-cell office:value-type="string" calcext:value-type="string">
            <text:p>Sager Electronics</text:p>
          </table:table-cell>
          <table:table-cell office:value-type="string" calcext:value-type="string">
            <text:p>050579402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57" calcext:value-type="currency">
            <text:p>0.06 USD/PCE</text:p>
          </table:table-cell>
          <table:table-cell table:style-name="ce8" office:value-type="currency" office:currency="USD" office:value="0.114" calcext:value-type="currency">
            <text:p>0.1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C-CN0032</text:p>
          </table:table-cell>
          <table:table-cell office:value-type="string" calcext:value-type="string">
            <text:p>[PC-CN0032] Term Block Plug 2POS STR 5.08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0395300002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0395300002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405" calcext:value-type="currency">
            <text:p>0.41 USD/PCE</text:p>
          </table:table-cell>
          <table:table-cell table:style-name="ce8" office:value-type="currency" office:currency="USD" office:value="0.81" calcext:value-type="currency">
            <text:p>0.8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GP0089</text:p>
          </table:table-cell>
          <table:table-cell office:value-type="string" calcext:value-type="string">
            <text:p>[PP-GP0089] LCD_spacer_v0.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g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6" office:value-type="currency" office:currency="USD/g" office:value="0.019841619781654" calcext:value-type="currency">
            <text:p>0.02 USD/g</text:p>
          </table:table-cell>
          <table:table-cell table:style-name="ce8" office:value-type="currency" office:currency="USD" office:value="0.00158732958253232" calcext:value-type="currency">
            <text:p>0.0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GP0220</text:p>
          </table:table-cell>
          <table:table-cell office:value-type="string" calcext:value-type="string">
            <text:p>[PP-GP0220] Interconnect housing v0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37.97" calcext:value-type="float">
            <text:p>37.97</text:p>
          </table:table-cell>
          <table:table-cell office:value-type="string" calcext:value-type="string">
            <text:p>g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6" office:value-type="currency" office:currency="USD/g" office:value="0.019841619781654" calcext:value-type="currency">
            <text:p>0.02 USD/g</text:p>
          </table:table-cell>
          <table:table-cell table:style-name="ce8" office:value-type="currency" office:currency="USD" office:value="0.753386303109402" calcext:value-type="currency">
            <text:p>0.7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GP0230</text:p>
          </table:table-cell>
          <table:table-cell office:value-type="string" calcext:value-type="string">
            <text:p>[PP-GP0230] LCD_bez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11.01" calcext:value-type="float">
            <text:p>11.01</text:p>
          </table:table-cell>
          <table:table-cell office:value-type="string" calcext:value-type="string">
            <text:p>g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6" office:value-type="currency" office:currency="USD/g" office:value="0.019841619781654" calcext:value-type="currency">
            <text:p>0.02 USD/g</text:p>
          </table:table-cell>
          <table:table-cell table:style-name="ce8" office:value-type="currency" office:currency="USD" office:value="0.21845623379601" calcext:value-type="currency">
            <text:p>0.2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GP0234</text:p>
          </table:table-cell>
          <table:table-cell office:value-type="string" calcext:value-type="string">
            <text:p>[PP-GP0234] LCD Knob, V0.2 Design Dent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2.24" calcext:value-type="float">
            <text:p>2.24</text:p>
          </table:table-cell>
          <table:table-cell office:value-type="string" calcext:value-type="string">
            <text:p>g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6" office:value-type="currency" office:currency="USD/g" office:value="0.019841619781654" calcext:value-type="currency">
            <text:p>0.02 USD/g</text:p>
          </table:table-cell>
          <table:table-cell table:style-name="ce8" office:value-type="currency" office:currency="USD" office:value="0.044445228310905" calcext:value-type="currency">
            <text:p>0.0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GP0235</text:p>
          </table:table-cell>
          <table:table-cell office:value-type="string" calcext:value-type="string">
            <text:p>[PP-GP0235] SD card bezel v0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0.82" calcext:value-type="float">
            <text:p>0.82</text:p>
          </table:table-cell>
          <table:table-cell office:value-type="string" calcext:value-type="string">
            <text:p>g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6" office:value-type="currency" office:currency="USD/g" office:value="0.019841619781654" calcext:value-type="currency">
            <text:p>0.02 USD/g</text:p>
          </table:table-cell>
          <table:table-cell table:style-name="ce8" office:value-type="currency" office:currency="USD" office:value="0.0162701282209563" calcext:value-type="currency">
            <text:p>0.0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HR0088</text:p>
          </table:table-cell>
          <table:table-cell office:value-type="string" calcext:value-type="string">
            <text:p>[EL-HR0088] TAZ 6, Y &amp; Z Harness Intern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CCX Corp.</text:p>
          </table:table-cell>
          <table:table-cell office:value-type="string" calcext:value-type="string">
            <text:p>Q5-3X-3/4-01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15.25" calcext:value-type="currency">
            <text:p>15.25 USD/PCE</text:p>
          </table:table-cell>
          <table:table-cell table:style-name="ce8" office:value-type="currency" office:currency="USD" office:value="15.25" calcext:value-type="currency">
            <text:p>15.2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HR0084</text:p>
          </table:table-cell>
          <table:table-cell office:value-type="string" calcext:value-type="string">
            <text:p>[EL-HR0084] TAZ 6, X Harness Intern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CCX Corp.</text:p>
          </table:table-cell>
          <table:table-cell office:value-type="string" calcext:value-type="string">
            <text:p>Q5-3X-3/4-01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7.75" calcext:value-type="currency">
            <text:p>7.75 USD/PCE</text:p>
          </table:table-cell>
          <table:table-cell table:style-name="ce8" office:value-type="currency" office:currency="USD" office:value="7.75" calcext:value-type="currency">
            <text:p>7.7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HR0087</text:p>
          </table:table-cell>
          <table:table-cell office:value-type="string" calcext:value-type="string">
            <text:p>[EL-HR0087] TAZ 6, CB Extruder Harness Intern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CCX Corp.</text:p>
          </table:table-cell>
          <table:table-cell office:value-type="string" calcext:value-type="string">
            <text:p>FSD74-6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15" calcext:value-type="currency">
            <text:p>15.00 USD/PCE</text:p>
          </table:table-cell>
          <table:table-cell table:style-name="ce8" office:value-type="currency" office:currency="USD" office:value="15" calcext:value-type="currency">
            <text:p>15.0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HR0081</text:p>
          </table:table-cell>
          <table:table-cell office:value-type="string" calcext:value-type="string">
            <text:p>[EL-HR0081] TAZ 6 Bed Harness Intern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CCX Corp.</text:p>
          </table:table-cell>
          <table:table-cell office:value-type="string" calcext:value-type="string">
            <text:p>Q5-3X-3/4-01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10.5" calcext:value-type="currency">
            <text:p>10.50 USD/PCE</text:p>
          </table:table-cell>
          <table:table-cell table:style-name="ce8" office:value-type="currency" office:currency="USD" office:value="10.5" calcext:value-type="currency">
            <text:p>10.5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PS0031</text:p>
          </table:table-cell>
          <table:table-cell office:value-type="string" calcext:value-type="string">
            <text:p>[EL-PS0031] Mean Well Switching Power Supplies 500W 24V 21A Power Supply W/PF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RSP-500-24</text:p>
          </table:table-cell>
          <table:table-cell office:value-type="string" calcext:value-type="string">
            <text:p>Sager Electronics</text:p>
          </table:table-cell>
          <table:table-cell office:value-type="string" calcext:value-type="string">
            <text:p>RSP-500-24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61" calcext:value-type="currency">
            <text:p>61.00 USD/PCE</text:p>
          </table:table-cell>
          <table:table-cell table:style-name="ce8" office:value-type="currency" office:currency="USD" office:value="61" calcext:value-type="currency">
            <text:p>61.0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MS0144</text:p>
          </table:table-cell>
          <table:table-cell office:value-type="string" calcext:value-type="string">
            <text:p>[EL-MS0144] Connector Accessories, Sealing Cap, Shell Size 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207445-3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207445-3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1.73" calcext:value-type="currency">
            <text:p>1.73 USD/PCE</text:p>
          </table:table-cell>
          <table:table-cell table:style-name="ce8" office:value-type="currency" office:currency="USD" office:value="1.73" calcext:value-type="currency">
            <text:p>1.7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MS0346</text:p>
          </table:table-cell>
          <table:table-cell office:value-type="string" calcext:value-type="string">
            <text:p>[EL-MS0346] MOD PWR ENTRY INLET W/FUSE 6A - IEC C14 Receptacle – AC Filter 6A 250V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Shaffner EMC</text:p>
          </table:table-cell>
          <table:table-cell office:value-type="string" calcext:value-type="string">
            <text:p>FN9260-6-06</text:p>
          </table:table-cell>
          <table:table-cell office:value-type="string" calcext:value-type="string">
            <text:p>Sager Electronics</text:p>
          </table:table-cell>
          <table:table-cell office:value-type="string" calcext:value-type="string">
            <text:p>FN9260-6-06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4.7" calcext:value-type="currency">
            <text:p>4.70 USD/PCE</text:p>
          </table:table-cell>
          <table:table-cell table:style-name="ce8" office:value-type="currency" office:currency="USD" office:value="4.7" calcext:value-type="currency">
            <text:p>4.7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MS0347</text:p>
          </table:table-cell>
          <table:table-cell office:value-type="string" calcext:value-type="string">
            <text:p>[EL-MS0347] Fuse Ceramic 6.3A 250VAC 5X20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Littlefuse</text:p>
          </table:table-cell>
          <table:table-cell office:value-type="string" calcext:value-type="string">
            <text:p>023406.3MXP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023406.3MXP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371" calcext:value-type="currency">
            <text:p>0.37 USD/PCE</text:p>
          </table:table-cell>
          <table:table-cell table:style-name="ce8" office:value-type="currency" office:currency="USD" office:value="0.742" calcext:value-type="currency">
            <text:p>0.7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SW0023</text:p>
          </table:table-cell>
          <table:table-cell office:value-type="string" calcext:value-type="string">
            <text:p>[EL-SW0023] SWITCH ROCKER DPST 20A 250V, Illuminated R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R5BBLKREDFF2</text:p>
          </table:table-cell>
          <table:table-cell office:value-type="string" calcext:value-type="string">
            <text:p>Heilind</text:p>
          </table:table-cell>
          <table:table-cell office:value-type="string" calcext:value-type="string">
            <text:p>R5BBLKREDFF2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1.268" calcext:value-type="currency">
            <text:p>1.27 USD/PCE</text:p>
          </table:table-cell>
          <table:table-cell table:style-name="ce8" office:value-type="currency" office:currency="USD" office:value="1.268" calcext:value-type="currency">
            <text:p>1.27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053</text:p>
          </table:table-cell>
          <table:table-cell office:value-type="string" calcext:value-type="string">
            <text:p>[HD-BT0053] 18-8 Stainless Steel Flat Head Phillips Machine Screw, Black-Oxide Finish, 4-40 Thread, 1/4" Leng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0145202</text:p>
          </table:table-cell>
          <table:table-cell office:value-type="string" calcext:value-type="string">
            <text:p>Timberline Fasteners</text:p>
          </table:table-cell>
          <table:table-cell/>
          <table:table-cell office:value-type="string" calcext:value-type="string">
            <text:p>PCE</text:p>
          </table:table-cell>
          <table:table-cell table:style-name="ce4" office:value-type="currency" office:currency="USD/PCE" office:value="0.0267" calcext:value-type="currency">
            <text:p>0.03 USD/PCE</text:p>
          </table:table-cell>
          <table:table-cell table:style-name="ce8" office:value-type="currency" office:currency="USD" office:value="0.1068" calcext:value-type="currency">
            <text:p>0.1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054</text:p>
          </table:table-cell>
          <table:table-cell office:value-type="string" calcext:value-type="string">
            <text:p>[HD-BT0054] Metric Class 12.9 Socket Head Cap Screw, Alloy Steel, M2.5 Thread, 12MM Length, 0.45MM Pitc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0134612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0134612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272" calcext:value-type="currency">
            <text:p>0.03 USD/PCE</text:p>
          </table:table-cell>
          <table:table-cell table:style-name="ce8" office:value-type="currency" office:currency="USD" office:value="0.1088" calcext:value-type="currency">
            <text:p>0.1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104</text:p>
          </table:table-cell>
          <table:table-cell office:value-type="string" calcext:value-type="string">
            <text:p>[HD-BT0104] M3 x 8 Bolt, BHCS, SST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MB2510008A20000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MB2510008A20000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973" calcext:value-type="currency">
            <text:p>0.10 USD/PCE</text:p>
          </table:table-cell>
          <table:table-cell table:style-name="ce8" office:value-type="currency" office:currency="USD" office:value="0.3892" calcext:value-type="currency">
            <text:p>0.3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116</text:p>
          </table:table-cell>
          <table:table-cell office:value-type="string" calcext:value-type="string">
            <text:p>[HD-BT0116] Black Alloy Steel Flat-Head Socket Cap Screw, Class 10.9, M3 Size, 10mm Length, .50mm Pit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Fastenal</text:p>
          </table:table-cell>
          <table:table-cell office:value-type="string" calcext:value-type="string">
            <text:p>40923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1332" calcext:value-type="currency">
            <text:p>0.13 USD/PCE</text:p>
          </table:table-cell>
          <table:table-cell table:style-name="ce8" office:value-type="currency" office:currency="USD" office:value="0.2664" calcext:value-type="currency">
            <text:p>0.27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137</text:p>
          </table:table-cell>
          <table:table-cell office:value-type="string" calcext:value-type="string">
            <text:p>[HD-BT0137] M3 x 8 Bolt, BHCS, Black-Oxid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868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40868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355" calcext:value-type="currency">
            <text:p>0.04 USD/PCE</text:p>
          </table:table-cell>
          <table:table-cell table:style-name="ce8" office:value-type="currency" office:currency="USD" office:value="0.497" calcext:value-type="currency">
            <text:p>0.5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146</text:p>
          </table:table-cell>
          <table:table-cell office:value-type="string" calcext:value-type="string">
            <text:p>[HD-BT0146] M3 x 12 BHCS, Black Oxide, Class 10.9 Stee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Fastenal</text:p>
          </table:table-cell>
          <table:table-cell office:value-type="string" calcext:value-type="string">
            <text:p>40870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714" calcext:value-type="currency">
            <text:p>0.07 USD/PCE</text:p>
          </table:table-cell>
          <table:table-cell table:style-name="ce8" office:value-type="currency" office:currency="USD" office:value="0.4284" calcext:value-type="currency">
            <text:p>0.4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155</text:p>
          </table:table-cell>
          <table:table-cell office:value-type="string" calcext:value-type="string">
            <text:p>[HD-BT0155] Black Alloy Steel Flat-Head Socket Cap Screw, Class 10.9, M4 Size, 6mm Length, .70mm Pitc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Fastenal</text:p>
          </table:table-cell>
          <table:table-cell office:value-type="string" calcext:value-type="string">
            <text:p>40931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107" calcext:value-type="currency">
            <text:p>0.01 USD/PCE</text:p>
          </table:table-cell>
          <table:table-cell table:style-name="ce8" office:value-type="currency" office:currency="USD" office:value="0.0535" calcext:value-type="currency">
            <text:p>0.0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171</text:p>
          </table:table-cell>
          <table:table-cell office:value-type="string" calcext:value-type="string">
            <text:p>[HD-BT0171] Black Oxide Class 10.9 Steel Button-Head Socket Cap Screw M3 Size, 20 mm Length, .5 mm Pitch, pkg 10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McMaster-Carr</text:p>
          </table:table-cell>
          <table:table-cell office:value-type="string" calcext:value-type="string">
            <text:p>91239A122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881" calcext:value-type="currency">
            <text:p>0.09 USD/PCE</text:p>
          </table:table-cell>
          <table:table-cell table:style-name="ce8" office:value-type="currency" office:currency="USD" office:value="0.3524" calcext:value-type="currency">
            <text:p>0.3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MS0058</text:p>
          </table:table-cell>
          <table:table-cell office:value-type="string" calcext:value-type="string">
            <text:p>[HD-MS0058] Wire Tie, 8" Black, pk 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APU-08-18-0-M</text:p>
          </table:table-cell>
          <table:table-cell office:value-type="string" calcext:value-type="string">
            <text:p>Electronics Distributors Corp.</text:p>
          </table:table-cell>
          <table:table-cell office:value-type="string" calcext:value-type="string">
            <text:p>17-01125</text:p>
          </table:table-cell>
          <table:table-cell office:value-type="string" calcext:value-type="string">
            <text:p>pkg, 1000</text:p>
          </table:table-cell>
          <table:table-cell table:style-name="ce4" office:value-type="currency" office:currency="USD/PCE" office:value="0.01321" calcext:value-type="currency">
            <text:p>0.01 USD/PCE</text:p>
          </table:table-cell>
          <table:table-cell table:style-name="ce8" office:value-type="currency" office:currency="USD" office:value="0.05284" calcext:value-type="currency">
            <text:p>0.0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MS0249</text:p>
          </table:table-cell>
          <table:table-cell office:value-type="string" calcext:value-type="string">
            <text:p>[HD-MS0249] UV-Resistant Cable Tie Holder, Adhesive Back/Screw Mount, 4-Way, for.18" Maximum Tie, Bla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Electronics Distributors Corp.</text:p>
          </table:table-cell>
          <table:table-cell office:value-type="string" calcext:value-type="string">
            <text:p>56-07035</text:p>
          </table:table-cell>
          <table:table-cell office:value-type="string" calcext:value-type="string">
            <text:p>pkg, 500</text:p>
          </table:table-cell>
          <table:table-cell table:style-name="ce4" office:value-type="currency" office:currency="USD/PCE" office:value="0.26" calcext:value-type="currency">
            <text:p>0.26 USD/PCE</text:p>
          </table:table-cell>
          <table:table-cell table:style-name="ce8" office:value-type="currency" office:currency="USD" office:value="1.04" calcext:value-type="currency">
            <text:p>1.0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MS0336</text:p>
          </table:table-cell>
          <table:table-cell office:value-type="string" calcext:value-type="string">
            <text:p>[HD-MS0336] Black Adhesive-Back Bumper, Square, Polyurethane, 3/4" Wide, 1/4" Hig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BS-29BLACK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1" calcext:value-type="currency">
            <text:p>0.10 USD/PCE</text:p>
          </table:table-cell>
          <table:table-cell table:style-name="ce8" office:value-type="currency" office:currency="USD" office:value="0.3" calcext:value-type="currency">
            <text:p>0.3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NT0001</text:p>
          </table:table-cell>
          <table:table-cell office:value-type="string" calcext:value-type="string">
            <text:p>[HD-NT0001] Metric Zinc-Plated Steel Nylon-Insert Locknut, Class 8, M3 Screw sz, .5MM pitch, 5.5MM W, 4MM 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143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40143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12" calcext:value-type="currency">
            <text:p>0.01 USD/PCE</text:p>
          </table:table-cell>
          <table:table-cell table:style-name="ce8" office:value-type="currency" office:currency="USD" office:value="0.024" calcext:value-type="currency">
            <text:p>0.0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NT0004</text:p>
          </table:table-cell>
          <table:table-cell office:value-type="string" calcext:value-type="string">
            <text:p>[HD-NT0004] M3 Nut, Steel, Zinc Plat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302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40302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055" calcext:value-type="currency">
            <text:p>0.01 USD/PCE</text:p>
          </table:table-cell>
          <table:table-cell table:style-name="ce8" office:value-type="currency" office:currency="USD" office:value="0.022" calcext:value-type="currency">
            <text:p>0.0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WA0013</text:p>
          </table:table-cell>
          <table:table-cell office:value-type="string" calcext:value-type="string">
            <text:p>[HD-WA0013] Steel Flat Washer, DIN 125 Zinc-Plated Class 4, M2.5 screw sz, 6MM OD, .45MM-.55MM thi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351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40351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024" calcext:value-type="currency">
            <text:p>0.00 USD/PCE</text:p>
          </table:table-cell>
          <table:table-cell table:style-name="ce8" office:value-type="currency" office:currency="USD" office:value="0.0096" calcext:value-type="currency">
            <text:p>0.0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WA0027</text:p>
          </table:table-cell>
          <table:table-cell office:value-type="string" calcext:value-type="string">
            <text:p>[HD-WA0027] Metric 18-8 Stainless Steel Internal-Tooth Lock Washer, M3 Screw Size, 6MM OD, .4MM Min Thi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WF6330000A20000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WF6330000A20000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064" calcext:value-type="currency">
            <text:p>0.01 USD/PCE</text:p>
          </table:table-cell>
          <table:table-cell table:style-name="ce8" office:value-type="currency" office:currency="USD" office:value="0.0128" calcext:value-type="currency">
            <text:p>0.0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WA0038</text:p>
          </table:table-cell>
          <table:table-cell office:value-type="string" calcext:value-type="string">
            <text:p>[HD-WA0038] Black-Oxide 18-8 Steel Flat Washer, M3 Screw Size, 3.2mm ID, 7.0mm OD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Fastenal</text:p>
          </table:table-cell>
          <table:table-cell office:value-type="string" calcext:value-type="string">
            <text:p>11264395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165" calcext:value-type="currency">
            <text:p>0.02 USD/PCE</text:p>
          </table:table-cell>
          <table:table-cell table:style-name="ce8" office:value-type="currency" office:currency="USD" office:value="0.396" calcext:value-type="currency">
            <text:p>0.4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C-AS0019</text:p>
          </table:table-cell>
          <table:table-cell office:value-type="string" calcext:value-type="string">
            <text:p>[PC-AS0019] Full Graphic Smart LCD Controller, gLC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Reprapdiscount / PLUG IT LTD</text:p>
          </table:table-cell>
          <table:table-cell/>
          <table:table-cell office:value-type="string" calcext:value-type="string">
            <text:p>PCE</text:p>
          </table:table-cell>
          <table:table-cell table:style-name="ce4" office:value-type="currency" office:currency="USD/PCE" office:value="28" calcext:value-type="currency">
            <text:p>28.00 USD/PCE</text:p>
          </table:table-cell>
          <table:table-cell table:style-name="ce8" office:value-type="currency" office:currency="USD" office:value="28" calcext:value-type="currency">
            <text:p>28.0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C-AS0041</text:p>
          </table:table-cell>
          <table:table-cell office:value-type="string" calcext:value-type="string">
            <text:p>[PC-AS0041] Plastic Laser Cut LCD Cover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Printed Solid, Inc.</text:p>
          </table:table-cell>
          <table:table-cell/>
          <table:table-cell office:value-type="string" calcext:value-type="string">
            <text:p>PCE</text:p>
          </table:table-cell>
          <table:table-cell table:style-name="ce4" office:value-type="currency" office:currency="USD/PCE" office:value="0.8" calcext:value-type="currency">
            <text:p>0.80 USD/PCE</text:p>
          </table:table-cell>
          <table:table-cell table:style-name="ce8" office:value-type="currency" office:currency="USD" office:value="0.8" calcext:value-type="currency">
            <text:p>0.8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C-BD0094</text:p>
          </table:table-cell>
          <table:table-cell office:value-type="string" calcext:value-type="string">
            <text:p>[PC-BD0094] RAMBo Electronics v1.4L Assembled Board On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Ultimachine</text:p>
          </table:table-cell>
          <table:table-cell office:value-type="string" calcext:value-type="string">
            <text:p>RAMBo 1.4a-NoKit</text:p>
          </table:table-cell>
          <table:table-cell office:value-type="string" calcext:value-type="string">
            <text:p>Ultimachine</text:p>
          </table:table-cell>
          <table:table-cell office:value-type="string" calcext:value-type="string">
            <text:p>RAMBo 1.4a-NoKit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78" calcext:value-type="currency">
            <text:p>78.00 USD/PCE</text:p>
          </table:table-cell>
          <table:table-cell table:style-name="ce8" office:value-type="currency" office:currency="USD" office:value="78" calcext:value-type="currency">
            <text:p>78.0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FP0142</text:p>
          </table:table-cell>
          <table:table-cell office:value-type="string" calcext:value-type="string">
            <text:p>[PP-FP0142] Silk Screened TAZ Electronics Chassis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Precision Metal Manufacturing, LLC</text:p>
          </table:table-cell>
          <table:table-cell/>
          <table:table-cell office:value-type="string" calcext:value-type="string">
            <text:p>PCE</text:p>
          </table:table-cell>
          <table:table-cell table:style-name="ce4" office:value-type="currency" office:currency="USD/PCE" office:value="92" calcext:value-type="currency">
            <text:p>92.00 USD/PCE</text:p>
          </table:table-cell>
          <table:table-cell table:style-name="ce8" office:value-type="currency" office:currency="USD" office:value="92" calcext:value-type="currency">
            <text:p>92.0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FP0143</text:p>
          </table:table-cell>
          <table:table-cell office:value-type="string" calcext:value-type="string">
            <text:p>[PP-FP0143] Silk Screened TAZ Electronics Co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Precision Metal Manufacturing, LLC</text:p>
          </table:table-cell>
          <table:table-cell/>
          <table:table-cell office:value-type="string" calcext:value-type="string">
            <text:p>PCE</text:p>
          </table:table-cell>
          <table:table-cell table:style-name="ce4" office:value-type="currency" office:currency="USD/PCE" office:value="100.3" calcext:value-type="currency">
            <text:p>100.30 USD/PCE</text:p>
          </table:table-cell>
          <table:table-cell table:style-name="ce8" office:value-type="currency" office:currency="USD" office:value="100.3" calcext:value-type="currency">
            <text:p>100.3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FP0144</text:p>
          </table:table-cell>
          <table:table-cell office:value-type="string" calcext:value-type="string">
            <text:p>[PP-FP0144] Silk Screened TAZ Interconnect Co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Weiser Engineering, Inc.</text:p>
          </table:table-cell>
          <table:table-cell/>
          <table:table-cell office:value-type="string" calcext:value-type="string">
            <text:p>PCE</text:p>
          </table:table-cell>
          <table:table-cell table:style-name="ce4" office:value-type="currency" office:currency="USD/PCE" office:value="19.14" calcext:value-type="currency">
            <text:p>19.14 USD/PCE</text:p>
          </table:table-cell>
          <table:table-cell table:style-name="ce8" office:value-type="currency" office:currency="USD" office:value="19.14" calcext:value-type="currency">
            <text:p>19.1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AS-PR0006</text:p>
          </table:table-cell>
          <table:table-cell office:value-type="string" calcext:value-type="string">
            <text:p>[AS-PR0006] TAZ6, Frame, Final Assemb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AS-PR0008</text:p>
          </table:table-cell>
          <table:table-cell office:value-type="string" calcext:value-type="string">
            <text:p>[AS-PR0008] TAZ6, Bed Mount Chassis with Inser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GP0223</text:p>
          </table:table-cell>
          <table:table-cell office:value-type="string" calcext:value-type="string">
            <text:p>[PP-GP0223] Bed Mount Chassis v3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6.4" calcext:value-type="float">
            <text:p>6.4</text:p>
          </table:table-cell>
          <table:table-cell office:value-type="string" calcext:value-type="string">
            <text:p>g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6" office:value-type="currency" office:currency="USD/g" office:value="0.019841619781654" calcext:value-type="currency">
            <text:p>0.02 USD/g</text:p>
          </table:table-cell>
          <table:table-cell table:style-name="ce8" office:value-type="currency" office:currency="USD" office:value="0.126986366602586" calcext:value-type="currency">
            <text:p>0.1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MS0060</text:p>
          </table:table-cell>
          <table:table-cell office:value-type="string" calcext:value-type="string">
            <text:p>[HD-MS0060] Metric Brass Heat-Set Insert For Plastics Tapered, M5-.8 Internal Thread, 11.1mm Leng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PEM IUBB-M5-2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95" calcext:value-type="currency">
            <text:p>0.10 USD/PCE</text:p>
          </table:table-cell>
          <table:table-cell table:style-name="ce8" office:value-type="currency" office:currency="USD" office:value="0.095" calcext:value-type="currency">
            <text:p>0.1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AS-PR0011</text:p>
          </table:table-cell>
          <table:table-cell office:value-type="string" calcext:value-type="string">
            <text:p>[AS-PR0011] TAZ6, Tippy Feed Tube Holder with Bushing Assemb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GP0218</text:p>
          </table:table-cell>
          <table:table-cell office:value-type="string" calcext:value-type="string">
            <text:p>[PP-GP0218] Tippy Feed tube holder v0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4.43" calcext:value-type="float">
            <text:p>4.43</text:p>
          </table:table-cell>
          <table:table-cell office:value-type="string" calcext:value-type="string">
            <text:p>g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6" office:value-type="currency" office:currency="USD/g" office:value="0.019841619781654" calcext:value-type="currency">
            <text:p>0.02 USD/g</text:p>
          </table:table-cell>
          <table:table-cell table:style-name="ce8" office:value-type="currency" office:currency="USD" office:value="0.0878983756327272" calcext:value-type="currency">
            <text:p>0.0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MS0062</text:p>
          </table:table-cell>
          <table:table-cell office:value-type="string" calcext:value-type="string">
            <text:p>[HD-MS0062] Metric Aluminum Unthreaded Spacer, 8MM OD, 8MM Length, M5 Screw Siz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11485208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11485208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1685" calcext:value-type="currency">
            <text:p>0.17 USD/PCE</text:p>
          </table:table-cell>
          <table:table-cell table:style-name="ce8" office:value-type="currency" office:currency="USD" office:value="0.1685" calcext:value-type="currency">
            <text:p>0.17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AS-PR0012</text:p>
          </table:table-cell>
          <table:table-cell office:value-type="string" calcext:value-type="string">
            <text:p>[AS-PR0012] TAZ6, Spool Arm with Bushing Assemb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GP0217</text:p>
          </table:table-cell>
          <table:table-cell office:value-type="string" calcext:value-type="string">
            <text:p>[PP-GP0217] Spool Arm v0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20.64" calcext:value-type="float">
            <text:p>20.64</text:p>
          </table:table-cell>
          <table:table-cell office:value-type="string" calcext:value-type="string">
            <text:p>g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6" office:value-type="currency" office:currency="USD/g" office:value="0.019841619781654" calcext:value-type="currency">
            <text:p>0.02 USD/g</text:p>
          </table:table-cell>
          <table:table-cell table:style-name="ce8" office:value-type="currency" office:currency="USD" office:value="0.409531032293338" calcext:value-type="currency">
            <text:p>0.4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MS0062</text:p>
          </table:table-cell>
          <table:table-cell office:value-type="string" calcext:value-type="string">
            <text:p>[HD-MS0062] Metric Aluminum Unthreaded Spacer, 8MM OD, 8MM Length, M5 Screw Siz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11485208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11485208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1685" calcext:value-type="currency">
            <text:p>0.17 USD/PCE</text:p>
          </table:table-cell>
          <table:table-cell table:style-name="ce8" office:value-type="currency" office:currency="USD" office:value="0.1685" calcext:value-type="currency">
            <text:p>0.17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AS-PR0013</text:p>
          </table:table-cell>
          <table:table-cell office:value-type="string" calcext:value-type="string">
            <text:p>[AS-PR0013] TAZ6, Z Axis Left Assemb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AS-PR0014</text:p>
          </table:table-cell>
          <table:table-cell office:value-type="string" calcext:value-type="string">
            <text:p>[AS-PR0014] TAZ6, Z Carriage Motor with Bearings and Inserts Assemb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AS-PR0015</text:p>
          </table:table-cell>
          <table:table-cell office:value-type="string" calcext:value-type="string">
            <text:p>[AS-PR0015] TAZ6, Z Carriage Motor with Bearings Assemb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103.38" calcext:value-type="float">
            <text:p>103.38</text:p>
          </table:table-cell>
          <table:table-cell office:value-type="string" calcext:value-type="string">
            <text:p>g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6" office:value-type="currency" office:currency="USD/g" office:value="0.019841619781654" calcext:value-type="currency">
            <text:p>0.02 USD/g</text:p>
          </table:table-cell>
          <table:table-cell table:style-name="ce8" office:value-type="currency" office:currency="USD" office:value="2.05122665302739" calcext:value-type="currency">
            <text:p>2.0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&gt; </text:p>
          </table:table-cell>
          <table:table-cell office:value-type="string" calcext:value-type="string">
            <text:p>HD-BU0030</text:p>
          </table:table-cell>
          <table:table-cell office:value-type="string" calcext:value-type="string">
            <text:p>[HD-BU0030] DryLin® R - Solid Polymer Bearing RJMP-01-10mm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Igus, Inc.</text:p>
          </table:table-cell>
          <table:table-cell office:value-type="string" calcext:value-type="string">
            <text:p>RJMP-01-10</text:p>
          </table:table-cell>
          <table:table-cell office:value-type="string" calcext:value-type="string">
            <text:p>Igus, Inc.</text:p>
          </table:table-cell>
          <table:table-cell office:value-type="string" calcext:value-type="string">
            <text:p>RJMP-01-10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1.29" calcext:value-type="currency">
            <text:p>1.29 USD/PCE</text:p>
          </table:table-cell>
          <table:table-cell table:style-name="ce8" office:value-type="currency" office:currency="USD" office:value="2.58" calcext:value-type="currency">
            <text:p>2.5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HD-MS0030</text:p>
          </table:table-cell>
          <table:table-cell office:value-type="string" calcext:value-type="string">
            <text:p>[HD-MS0030] Metric Brass Heat-Set Insert for Plastics Tapered, M3-.5 Internal Thread, 3.8mm Leng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<text:s/>PEM IUBB-M3-1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35" calcext:value-type="currency">
            <text:p>0.04 USD/PCE</text:p>
          </table:table-cell>
          <table:table-cell table:style-name="ce8" office:value-type="currency" office:currency="USD" office:value="0.07" calcext:value-type="currency">
            <text:p>0.07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HD-MS0060</text:p>
          </table:table-cell>
          <table:table-cell office:value-type="string" calcext:value-type="string">
            <text:p>[HD-MS0060] Metric Brass Heat-Set Insert For Plastics Tapered, M5-.8 Internal Thread, 11.1mm Leng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PEM IUBB-M5-2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95" calcext:value-type="currency">
            <text:p>0.10 USD/PCE</text:p>
          </table:table-cell>
          <table:table-cell table:style-name="ce8" office:value-type="currency" office:currency="USD" office:value="0.19" calcext:value-type="currency">
            <text:p>0.1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PP-MP0066</text:p>
          </table:table-cell>
          <table:table-cell office:value-type="string" calcext:value-type="string">
            <text:p>[PP-MP0066] Metric Brass Heat-Set Insert for Plastics, Tapered, M2-.4 Internal Thread, 2.9MM Leng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PEM ZZIUB-48213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494" calcext:value-type="currency">
            <text:p>0.05 USD/PCE</text:p>
          </table:table-cell>
          <table:table-cell table:style-name="ce8" office:value-type="currency" office:currency="USD" office:value="0.1976" calcext:value-type="currency">
            <text:p>0.2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AS-PR0016</text:p>
          </table:table-cell>
          <table:table-cell office:value-type="string" calcext:value-type="string">
            <text:p>[AS-PR0016] TAZ6, Z Lower Left with Inserts Assemb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PP-GP0215</text:p>
          </table:table-cell>
          <table:table-cell office:value-type="string" calcext:value-type="string">
            <text:p>[PP-GP0215] Z Lower Left, v2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&gt; </text:p>
          </table:table-cell>
          <table:table-cell office:value-type="string" calcext:value-type="string">
            <text:p>RM-AB0104</text:p>
          </table:table-cell>
          <table:table-cell office:value-type="string" calcext:value-type="string">
            <text:p>[RM-AB0104] Chroma Strand ABS Filament, Lulzbot Green 2.85mm, 5 lb reel</text:p>
          </table:table-cell>
          <table:table-cell office:value-type="float" office:value="81.61" calcext:value-type="float">
            <text:p>81.61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6" office:value-type="currency" office:currency="USD/g" office:value="0.019841619781654" calcext:value-type="currency">
            <text:p>0.02 USD/g</text:p>
          </table:table-cell>
          <table:table-cell table:style-name="ce8" office:value-type="currency" office:currency="USD" office:value="1.61927459038078" calcext:value-type="currency">
            <text:p>1.6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HD-MS0030</text:p>
          </table:table-cell>
          <table:table-cell office:value-type="string" calcext:value-type="string">
            <text:p>[HD-MS0030] Metric Brass Heat-Set Insert for Plastics Tapered, M3-.5 Internal Thread, 3.8mm Leng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<text:s/>PEM IUBB-M3-1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35" calcext:value-type="currency">
            <text:p>0.04 USD/PCE</text:p>
          </table:table-cell>
          <table:table-cell table:style-name="ce8" office:value-type="currency" office:currency="USD" office:value="0.035" calcext:value-type="currency">
            <text:p>0.0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HD-MS0282</text:p>
          </table:table-cell>
          <table:table-cell office:value-type="string" calcext:value-type="string">
            <text:p>[HD-MS0282] 608-2RS ABEC3/C3 Rubber Sealed Bearing - BL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JSB Great Bearings</text:p>
          </table:table-cell>
          <table:table-cell office:value-type="string" calcext:value-type="string">
            <text:p>608-2RS ABEC3/C3</text:p>
          </table:table-cell>
          <table:table-cell office:value-type="string" calcext:value-type="string">
            <text:p>JSB Great Bearings</text:p>
          </table:table-cell>
          <table:table-cell office:value-type="string" calcext:value-type="string">
            <text:p>608-2RS ABEC3/C3 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42" calcext:value-type="currency">
            <text:p>0.42 USD/PCE</text:p>
          </table:table-cell>
          <table:table-cell table:style-name="ce8" office:value-type="currency" office:currency="USD" office:value="0.42" calcext:value-type="currency">
            <text:p>0.4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GP0237</text:p>
          </table:table-cell>
          <table:table-cell office:value-type="string" calcext:value-type="string">
            <text:p>[PP-GP0237] Flexy Washer v0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RM-TE0027</text:p>
          </table:table-cell>
          <table:table-cell office:value-type="string" calcext:value-type="string">
            <text:p>[RM-TE0027] LulzBot Green NinjaFlex TPE Filament, 3mm. 0.75kg Fenner Drives</text:p>
          </table:table-cell>
          <table:table-cell office:value-type="float" office:value="3.36" calcext:value-type="float">
            <text:p>3.36</text:p>
          </table:table-cell>
          <table:table-cell office:value-type="string" calcext:value-type="string">
            <text:p>g</text:p>
          </table:table-cell>
          <table:table-cell table:number-columns-repeated="3"/>
          <table:table-cell office:value-type="string" calcext:value-type="string">
            <text:p>Fenner Drives</text:p>
          </table:table-cell>
          <table:table-cell office:value-type="string" calcext:value-type="string">
            <text:p>3D3261290A</text:p>
          </table:table-cell>
          <table:table-cell office:value-type="string" calcext:value-type="string">
            <text:p>Reel, 0.75kg</text:p>
          </table:table-cell>
          <table:table-cell table:style-name="ce6" office:value-type="currency" office:currency="USD/g" office:value="0.045881333321863" calcext:value-type="currency">
            <text:p>0.05 USD/g</text:p>
          </table:table-cell>
          <table:table-cell table:style-name="ce8" office:value-type="currency" office:currency="USD" office:value="0.15416127996146" calcext:value-type="currency">
            <text:p>0.1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T0029</text:p>
          </table:table-cell>
          <table:table-cell office:value-type="string" calcext:value-type="string">
            <text:p>[EL-MT0029] NEMA 17 Stepper Motor, Moons' <text:s/>- <text:s/>NOT INCLUDING wire harn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MS17HD6P4150-01-B</text:p>
          </table:table-cell>
          <table:table-cell office:value-type="string" calcext:value-type="string">
            <text:p>Moons' Industries (America), Inc. </text:p>
          </table:table-cell>
          <table:table-cell office:value-type="string" calcext:value-type="string">
            <text:p>MS17HD6P4150-01-B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8.3" calcext:value-type="currency">
            <text:p>8.30 USD/PCE</text:p>
          </table:table-cell>
          <table:table-cell table:style-name="ce8" office:value-type="currency" office:currency="USD" office:value="8.3" calcext:value-type="currency">
            <text:p>8.3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SW0022</text:p>
          </table:table-cell>
          <table:table-cell office:value-type="string" calcext:value-type="string">
            <text:p>[EL-SW0022] SWITCH BASIC SPDT 3A .110QC 125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SS-3GPT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SS-3GPT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42" calcext:value-type="currency">
            <text:p>0.42 USD/PCE</text:p>
          </table:table-cell>
          <table:table-cell table:style-name="ce8" office:value-type="currency" office:currency="USD" office:value="0.84" calcext:value-type="currency">
            <text:p>0.8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BT0107</text:p>
          </table:table-cell>
          <table:table-cell office:value-type="string" calcext:value-type="string">
            <text:p>[HD-BT0107] Metric Class 12.9 Socket Head Cap Screw Alloy Steel, Black, M2 Thread, 10mm Length, 0.4mm Pitc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0134599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0134599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219" calcext:value-type="currency">
            <text:p>0.02 USD/PCE</text:p>
          </table:table-cell>
          <table:table-cell table:style-name="ce8" office:value-type="currency" office:currency="USD" office:value="0.0876" calcext:value-type="currency">
            <text:p>0.0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BT0146</text:p>
          </table:table-cell>
          <table:table-cell office:value-type="string" calcext:value-type="string">
            <text:p>[HD-BT0146] M3 x 12 BHCS, Black Oxide, Class 10.9 Ste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Fastenal</text:p>
          </table:table-cell>
          <table:table-cell office:value-type="string" calcext:value-type="string">
            <text:p>40870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714" calcext:value-type="currency">
            <text:p>0.07 USD/PCE</text:p>
          </table:table-cell>
          <table:table-cell table:style-name="ce8" office:value-type="currency" office:currency="USD" office:value="0.2856" calcext:value-type="currency">
            <text:p>0.2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BT0175</text:p>
          </table:table-cell>
          <table:table-cell office:value-type="string" calcext:value-type="string">
            <text:p>[HD-BT0175] Thread-Locking Socket Head Cap Screw, Alloy Steel, M5 Thread, 16mm Long, 0.8mm Pit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Fastenal</text:p>
          </table:table-cell>
          <table:table-cell office:value-type="string" calcext:value-type="string">
            <text:p>11225-04383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1" calcext:value-type="currency">
            <text:p>1.00 USD/PCE</text:p>
          </table:table-cell>
          <table:table-cell table:style-name="ce8" office:value-type="currency" office:currency="USD" office:value="2" calcext:value-type="currency">
            <text:p>2.0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MS0033</text:p>
          </table:table-cell>
          <table:table-cell office:value-type="string" calcext:value-type="string">
            <text:p>[HD-MS0033] GT2, 16 Teeth, timing pulley, 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B &amp; B Manufacturing, Inc</text:p>
          </table:table-cell>
          <table:table-cell office:value-type="string" calcext:value-type="string">
            <text:p>16-2P06M6CA5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2.9" calcext:value-type="currency">
            <text:p>2.90 USD/PCE</text:p>
          </table:table-cell>
          <table:table-cell table:style-name="ce8" office:value-type="currency" office:currency="USD" office:value="2.9" calcext:value-type="currency">
            <text:p>2.9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NT0355</text:p>
          </table:table-cell>
          <table:table-cell office:value-type="string" calcext:value-type="string">
            <text:p>[HD-NT0355] Helix - Nut, Lead Screw, Resin, 12mm x 2mm, RH PPS, Round Flan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Helix Linear Technologies</text:p>
          </table:table-cell>
          <table:table-cell office:value-type="string" calcext:value-type="string">
            <text:p>16011745-01</text:p>
          </table:table-cell>
          <table:table-cell office:value-type="string" calcext:value-type="string">
            <text:p>Helix Linear Technologies</text:p>
          </table:table-cell>
          <table:table-cell office:value-type="string" calcext:value-type="string">
            <text:p>16011745-01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6.3" calcext:value-type="currency">
            <text:p>6.30 USD/PCE</text:p>
          </table:table-cell>
          <table:table-cell table:style-name="ce8" office:value-type="currency" office:currency="USD" office:value="6.3" calcext:value-type="currency">
            <text:p>6.3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RD0018</text:p>
          </table:table-cell>
          <table:table-cell office:value-type="string" calcext:value-type="string">
            <text:p>[HD-RD0018] 10mm Smooth Rod, Stainless Steel, 50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Igus, Inc.</text:p>
          </table:table-cell>
          <table:table-cell office:value-type="string" calcext:value-type="string">
            <text:p>EWMR-10-500x</text:p>
          </table:table-cell>
          <table:table-cell office:value-type="string" calcext:value-type="string">
            <text:p>Igus, Inc.</text:p>
          </table:table-cell>
          <table:table-cell office:value-type="string" calcext:value-type="string">
            <text:p>EWMR-10-500x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6.32" calcext:value-type="currency">
            <text:p>6.32 USD/PCE</text:p>
          </table:table-cell>
          <table:table-cell table:style-name="ce8" office:value-type="currency" office:currency="USD" office:value="6.32" calcext:value-type="currency">
            <text:p>6.3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RD0048</text:p>
          </table:table-cell>
          <table:table-cell office:value-type="string" calcext:value-type="string">
            <text:p>[HD-RD0048] Helix - Screw, Lead, Stainless Steel 12mm x 2mm, RH, 420mm OAL, Machin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Helix Linear Technologies</text:p>
          </table:table-cell>
          <table:table-cell office:value-type="string" calcext:value-type="string">
            <text:p>16011746-01</text:p>
          </table:table-cell>
          <table:table-cell office:value-type="string" calcext:value-type="string">
            <text:p>Helix Linear Technologies</text:p>
          </table:table-cell>
          <table:table-cell office:value-type="string" calcext:value-type="string">
            <text:p>16011746-01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33.5" calcext:value-type="currency">
            <text:p>33.50 USD/PCE</text:p>
          </table:table-cell>
          <table:table-cell table:style-name="ce8" office:value-type="currency" office:currency="USD" office:value="33.5" calcext:value-type="currency">
            <text:p>33.5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WA0012</text:p>
          </table:table-cell>
          <table:table-cell office:value-type="string" calcext:value-type="string">
            <text:p>[HD-WA0012] Steel Flat Washer, DIN 125 zinc-plated class 4,M2 screw sz, 5mm OD, .25mm-.35mm thi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350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40350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361" calcext:value-type="currency">
            <text:p>0.04 USD/PCE</text:p>
          </table:table-cell>
          <table:table-cell table:style-name="ce8" office:value-type="currency" office:currency="USD" office:value="0.1444" calcext:value-type="currency">
            <text:p>0.1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WA0038</text:p>
          </table:table-cell>
          <table:table-cell office:value-type="string" calcext:value-type="string">
            <text:p>[HD-WA0038] Black-Oxide 18-8 Steel Flat Washer, M3 Screw Size, 3.2mm ID, 7.0mm O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Fastenal</text:p>
          </table:table-cell>
          <table:table-cell office:value-type="string" calcext:value-type="string">
            <text:p>11264395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165" calcext:value-type="currency">
            <text:p>0.02 USD/PCE</text:p>
          </table:table-cell>
          <table:table-cell table:style-name="ce8" office:value-type="currency" office:currency="USD" office:value="0.066" calcext:value-type="currency">
            <text:p>0.07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BT0012</text:p>
          </table:table-cell>
          <table:table-cell office:value-type="string" calcext:value-type="string">
            <text:p>[HD-BT0012] M3 Set Screw (Grub Screw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818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40818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265" calcext:value-type="currency">
            <text:p>0.03 USD/PCE</text:p>
          </table:table-cell>
          <table:table-cell table:style-name="ce8" office:value-type="currency" office:currency="USD" office:value="0.053" calcext:value-type="currency">
            <text:p>0.0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AS-PR0017</text:p>
          </table:table-cell>
          <table:table-cell office:value-type="string" calcext:value-type="string">
            <text:p>[AS-PR0017] TAZ6, Z Axis Right Assemb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AS-PR0018</text:p>
          </table:table-cell>
          <table:table-cell office:value-type="string" calcext:value-type="string">
            <text:p>[AS-PR0018] TAZ6, Z Carriage Idler with Bearings and Inserts Assemb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AS-PR0019</text:p>
          </table:table-cell>
          <table:table-cell office:value-type="string" calcext:value-type="string">
            <text:p>[AS-PR0019] TAZ6, Z Carriage Idler with Bearings Assemb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89.111" calcext:value-type="float">
            <text:p>89.111</text:p>
          </table:table-cell>
          <table:table-cell office:value-type="string" calcext:value-type="string">
            <text:p>g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6" office:value-type="currency" office:currency="USD/g" office:value="0.019841619781654" calcext:value-type="currency">
            <text:p>0.02 USD/g</text:p>
          </table:table-cell>
          <table:table-cell table:style-name="ce8" office:value-type="currency" office:currency="USD" office:value="1.76810658036297" calcext:value-type="currency">
            <text:p>1.77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&gt; </text:p>
          </table:table-cell>
          <table:table-cell office:value-type="string" calcext:value-type="string">
            <text:p>HD-BU0030</text:p>
          </table:table-cell>
          <table:table-cell office:value-type="string" calcext:value-type="string">
            <text:p>[HD-BU0030] DryLin® R - Solid Polymer Bearing RJMP-01-10mm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Igus, Inc.</text:p>
          </table:table-cell>
          <table:table-cell office:value-type="string" calcext:value-type="string">
            <text:p>RJMP-01-10</text:p>
          </table:table-cell>
          <table:table-cell office:value-type="string" calcext:value-type="string">
            <text:p>Igus, Inc.</text:p>
          </table:table-cell>
          <table:table-cell office:value-type="string" calcext:value-type="string">
            <text:p>RJMP-01-10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1.29" calcext:value-type="currency">
            <text:p>1.29 USD/PCE</text:p>
          </table:table-cell>
          <table:table-cell table:style-name="ce8" office:value-type="currency" office:currency="USD" office:value="2.58" calcext:value-type="currency">
            <text:p>2.5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HD-MS0030</text:p>
          </table:table-cell>
          <table:table-cell office:value-type="string" calcext:value-type="string">
            <text:p>[HD-MS0030] Metric Brass Heat-Set Insert for Plastics Tapered, M3-.5 Internal Thread, 3.8mm Leng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<text:s/>PEM IUBB-M3-1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35" calcext:value-type="currency">
            <text:p>0.04 USD/PCE</text:p>
          </table:table-cell>
          <table:table-cell table:style-name="ce8" office:value-type="currency" office:currency="USD" office:value="0.07" calcext:value-type="currency">
            <text:p>0.07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HD-MS0060</text:p>
          </table:table-cell>
          <table:table-cell office:value-type="string" calcext:value-type="string">
            <text:p>[HD-MS0060] Metric Brass Heat-Set Insert For Plastics Tapered, M5-.8 Internal Thread, 11.1mm Leng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PEM IUBB-M5-2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95" calcext:value-type="currency">
            <text:p>0.10 USD/PCE</text:p>
          </table:table-cell>
          <table:table-cell table:style-name="ce8" office:value-type="currency" office:currency="USD" office:value="0.19" calcext:value-type="currency">
            <text:p>0.1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AS-PR0020</text:p>
          </table:table-cell>
          <table:table-cell office:value-type="string" calcext:value-type="string">
            <text:p>[AS-PR0020] TAZ6, Z Lower Right with Inserts Assemb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PP-GP0227</text:p>
          </table:table-cell>
          <table:table-cell office:value-type="string" calcext:value-type="string">
            <text:p>[PP-GP0227] Z Lower Right, v2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&gt; </text:p>
          </table:table-cell>
          <table:table-cell office:value-type="string" calcext:value-type="string">
            <text:p>RM-AB0104</text:p>
          </table:table-cell>
          <table:table-cell office:value-type="string" calcext:value-type="string">
            <text:p>[RM-AB0104] Chroma Strand ABS Filament, Lulzbot Green 2.85mm, 5 lb reel</text:p>
          </table:table-cell>
          <table:table-cell office:value-type="float" office:value="81.84" calcext:value-type="float">
            <text:p>81.84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6" office:value-type="currency" office:currency="USD/g" office:value="0.019841619781654" calcext:value-type="currency">
            <text:p>0.02 USD/g</text:p>
          </table:table-cell>
          <table:table-cell table:style-name="ce8" office:value-type="currency" office:currency="USD" office:value="1.62383816293056" calcext:value-type="currency">
            <text:p>1.6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HD-MS0030</text:p>
          </table:table-cell>
          <table:table-cell office:value-type="string" calcext:value-type="string">
            <text:p>[HD-MS0030] Metric Brass Heat-Set Insert for Plastics Tapered, M3-.5 Internal Thread, 3.8mm Leng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<text:s/>PEM IUBB-M3-1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35" calcext:value-type="currency">
            <text:p>0.04 USD/PCE</text:p>
          </table:table-cell>
          <table:table-cell table:style-name="ce8" office:value-type="currency" office:currency="USD" office:value="0.035" calcext:value-type="currency">
            <text:p>0.0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HD-MS0282</text:p>
          </table:table-cell>
          <table:table-cell office:value-type="string" calcext:value-type="string">
            <text:p>[HD-MS0282] 608-2RS ABEC3/C3 Rubber Sealed Bearing - BL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JSB Great Bearings</text:p>
          </table:table-cell>
          <table:table-cell office:value-type="string" calcext:value-type="string">
            <text:p>608-2RS ABEC3/C3</text:p>
          </table:table-cell>
          <table:table-cell office:value-type="string" calcext:value-type="string">
            <text:p>JSB Great Bearings</text:p>
          </table:table-cell>
          <table:table-cell office:value-type="string" calcext:value-type="string">
            <text:p>608-2RS ABEC3/C3 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42" calcext:value-type="currency">
            <text:p>0.42 USD/PCE</text:p>
          </table:table-cell>
          <table:table-cell table:style-name="ce8" office:value-type="currency" office:currency="USD" office:value="0.42" calcext:value-type="currency">
            <text:p>0.4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GP0237</text:p>
          </table:table-cell>
          <table:table-cell office:value-type="string" calcext:value-type="string">
            <text:p>[PP-GP0237] Flexy Washer v0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RM-TE0027</text:p>
          </table:table-cell>
          <table:table-cell office:value-type="string" calcext:value-type="string">
            <text:p>[RM-TE0027] LulzBot Green NinjaFlex TPE Filament, 3mm. 0.75kg Fenner Drives</text:p>
          </table:table-cell>
          <table:table-cell office:value-type="float" office:value="3.36" calcext:value-type="float">
            <text:p>3.36</text:p>
          </table:table-cell>
          <table:table-cell office:value-type="string" calcext:value-type="string">
            <text:p>g</text:p>
          </table:table-cell>
          <table:table-cell table:number-columns-repeated="3"/>
          <table:table-cell office:value-type="string" calcext:value-type="string">
            <text:p>Fenner Drives</text:p>
          </table:table-cell>
          <table:table-cell office:value-type="string" calcext:value-type="string">
            <text:p>3D3261290A</text:p>
          </table:table-cell>
          <table:table-cell office:value-type="string" calcext:value-type="string">
            <text:p>Reel, 0.75kg</text:p>
          </table:table-cell>
          <table:table-cell table:style-name="ce6" office:value-type="currency" office:currency="USD/g" office:value="0.045881333321863" calcext:value-type="currency">
            <text:p>0.05 USD/g</text:p>
          </table:table-cell>
          <table:table-cell table:style-name="ce8" office:value-type="currency" office:currency="USD" office:value="0.15416127996146" calcext:value-type="currency">
            <text:p>0.1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MS0282</text:p>
          </table:table-cell>
          <table:table-cell office:value-type="string" calcext:value-type="string">
            <text:p>[HD-MS0282] 608-2RS ABEC3/C3 Rubber Sealed Bearing - BLA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JSB Great Bearings</text:p>
          </table:table-cell>
          <table:table-cell office:value-type="string" calcext:value-type="string">
            <text:p>608-2RS ABEC3/C3</text:p>
          </table:table-cell>
          <table:table-cell office:value-type="string" calcext:value-type="string">
            <text:p>JSB Great Bearings</text:p>
          </table:table-cell>
          <table:table-cell office:value-type="string" calcext:value-type="string">
            <text:p>608-2RS ABEC3/C3 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42" calcext:value-type="currency">
            <text:p>0.42 USD/PCE</text:p>
          </table:table-cell>
          <table:table-cell table:style-name="ce8" office:value-type="currency" office:currency="USD" office:value="0.84" calcext:value-type="currency">
            <text:p>0.8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RD0048</text:p>
          </table:table-cell>
          <table:table-cell office:value-type="string" calcext:value-type="string">
            <text:p>[HD-RD0048] Helix - Screw, Lead, Stainless Steel 12mm x 2mm, RH, 420mm OAL, Machin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Helix Linear Technologies</text:p>
          </table:table-cell>
          <table:table-cell office:value-type="string" calcext:value-type="string">
            <text:p>16011746-01</text:p>
          </table:table-cell>
          <table:table-cell office:value-type="string" calcext:value-type="string">
            <text:p>Helix Linear Technologies</text:p>
          </table:table-cell>
          <table:table-cell office:value-type="string" calcext:value-type="string">
            <text:p>16011746-01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33.5" calcext:value-type="currency">
            <text:p>33.50 USD/PCE</text:p>
          </table:table-cell>
          <table:table-cell table:style-name="ce8" office:value-type="currency" office:currency="USD" office:value="33.5" calcext:value-type="currency">
            <text:p>33.5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BT0012</text:p>
          </table:table-cell>
          <table:table-cell office:value-type="string" calcext:value-type="string">
            <text:p>[HD-BT0012] M3 Set Screw (Grub Screw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818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40818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265" calcext:value-type="currency">
            <text:p>0.03 USD/PCE</text:p>
          </table:table-cell>
          <table:table-cell table:style-name="ce8" office:value-type="currency" office:currency="USD" office:value="0.0265" calcext:value-type="currency">
            <text:p>0.0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BT0175</text:p>
          </table:table-cell>
          <table:table-cell office:value-type="string" calcext:value-type="string">
            <text:p>[HD-BT0175] Thread-Locking Socket Head Cap Screw, Alloy Steel, M5 Thread, 16mm Long, 0.8mm Pit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Fastenal</text:p>
          </table:table-cell>
          <table:table-cell office:value-type="string" calcext:value-type="string">
            <text:p>11225-04383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1" calcext:value-type="currency">
            <text:p>1.00 USD/PCE</text:p>
          </table:table-cell>
          <table:table-cell table:style-name="ce8" office:value-type="currency" office:currency="USD" office:value="2" calcext:value-type="currency">
            <text:p>2.0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NT0355</text:p>
          </table:table-cell>
          <table:table-cell office:value-type="string" calcext:value-type="string">
            <text:p>[HD-NT0355] Helix - Nut, Lead Screw, Resin, 12mm x 2mm, RH PPS, Round Flan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Helix Linear Technologies</text:p>
          </table:table-cell>
          <table:table-cell office:value-type="string" calcext:value-type="string">
            <text:p>16011745-01</text:p>
          </table:table-cell>
          <table:table-cell office:value-type="string" calcext:value-type="string">
            <text:p>Helix Linear Technologies</text:p>
          </table:table-cell>
          <table:table-cell office:value-type="string" calcext:value-type="string">
            <text:p>16011745-01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6.3" calcext:value-type="currency">
            <text:p>6.30 USD/PCE</text:p>
          </table:table-cell>
          <table:table-cell table:style-name="ce8" office:value-type="currency" office:currency="USD" office:value="6.3" calcext:value-type="currency">
            <text:p>6.3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RD0018</text:p>
          </table:table-cell>
          <table:table-cell office:value-type="string" calcext:value-type="string">
            <text:p>[HD-RD0018] 10mm Smooth Rod, Stainless Steel, 50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Igus, Inc.</text:p>
          </table:table-cell>
          <table:table-cell office:value-type="string" calcext:value-type="string">
            <text:p>EWMR-10-500x</text:p>
          </table:table-cell>
          <table:table-cell office:value-type="string" calcext:value-type="string">
            <text:p>Igus, Inc.</text:p>
          </table:table-cell>
          <table:table-cell office:value-type="string" calcext:value-type="string">
            <text:p>EWMR-10-500x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6.32" calcext:value-type="currency">
            <text:p>6.32 USD/PCE</text:p>
          </table:table-cell>
          <table:table-cell table:style-name="ce8" office:value-type="currency" office:currency="USD" office:value="6.32" calcext:value-type="currency">
            <text:p>6.3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NT0002</text:p>
          </table:table-cell>
          <table:table-cell office:value-type="string" calcext:value-type="string">
            <text:p>[HD-NT0002] M8 Nyloc Nut, Zinc Plat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163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40163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343" calcext:value-type="currency">
            <text:p>0.03 USD/PCE</text:p>
          </table:table-cell>
          <table:table-cell table:style-name="ce8" office:value-type="currency" office:currency="USD" office:value="0.0343" calcext:value-type="currency">
            <text:p>0.0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BT0061</text:p>
          </table:table-cell>
          <table:table-cell office:value-type="string" calcext:value-type="string">
            <text:p>[HD-BT0061] Class 10.9 Stl Button Head Socket Cap Screw M8 Size, 40 Mm Length, 1.25 Mm Pi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Fastenal</text:p>
          </table:table-cell>
          <table:table-cell office:value-type="string" calcext:value-type="string">
            <text:p>38972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2688" calcext:value-type="currency">
            <text:p>0.27 USD/PCE</text:p>
          </table:table-cell>
          <table:table-cell table:style-name="ce8" office:value-type="currency" office:currency="USD" office:value="0.2688" calcext:value-type="currency">
            <text:p>0.27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WA0006</text:p>
          </table:table-cell>
          <table:table-cell office:value-type="string" calcext:value-type="string">
            <text:p>[HD-WA0006] M8 Washer, Steel, Zinc Plat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Fastenal</text:p>
          </table:table-cell>
          <table:table-cell office:value-type="string" calcext:value-type="string">
            <text:p>40357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412" calcext:value-type="currency">
            <text:p>0.04 USD/PCE</text:p>
          </table:table-cell>
          <table:table-cell table:style-name="ce8" office:value-type="currency" office:currency="USD" office:value="0.1236" calcext:value-type="currency">
            <text:p>0.1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GP0236</text:p>
          </table:table-cell>
          <table:table-cell office:value-type="string" calcext:value-type="string">
            <text:p>[PP-GP0236] Z Upper v2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55.1" calcext:value-type="float">
            <text:p>55.1</text:p>
          </table:table-cell>
          <table:table-cell office:value-type="string" calcext:value-type="string">
            <text:p>g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6" office:value-type="currency" office:currency="USD/g" office:value="0.019841619781654" calcext:value-type="currency">
            <text:p>0.02 USD/g</text:p>
          </table:table-cell>
          <table:table-cell table:style-name="ce8" office:value-type="currency" office:currency="USD" office:value="1.09327324996914" calcext:value-type="currency">
            <text:p>1.0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049</text:p>
          </table:table-cell>
          <table:table-cell office:value-type="string" calcext:value-type="string">
            <text:p>[HD-BT0049] Metric Class 12.9 Socket Head Cap Screw, Alloy Steel, M5 thread, 14MM length, 0.80MM pit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1139539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1139539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229" calcext:value-type="currency">
            <text:p>0.02 USD/PCE</text:p>
          </table:table-cell>
          <table:table-cell table:style-name="ce8" office:value-type="currency" office:currency="USD" office:value="0.0458" calcext:value-type="currency">
            <text:p>0.0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073</text:p>
          </table:table-cell>
          <table:table-cell office:value-type="string" calcext:value-type="string">
            <text:p>[HD-BT0073] Class 10.9 Stl Button Head Socket Cap Screw M5 Size, 10 Mm Length, .8 Mm Pitch 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Fastenal</text:p>
          </table:table-cell>
          <table:table-cell office:value-type="string" calcext:value-type="string">
            <text:p>1139905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735" calcext:value-type="currency">
            <text:p>0.07 USD/PCE</text:p>
          </table:table-cell>
          <table:table-cell table:style-name="ce8" office:value-type="currency" office:currency="USD" office:value="4.116" calcext:value-type="currency">
            <text:p>4.1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EX0061</text:p>
          </table:table-cell>
          <table:table-cell office:value-type="string" calcext:value-type="string">
            <text:p>[HD-EX0061] T-Slot Extrusion, Aluminum, 20mm x 20mm x 510mm, Black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In-Position Technologies</text:p>
          </table:table-cell>
          <table:table-cell office:value-type="string" calcext:value-type="string">
            <text:p>2020M CTL </text:p>
          </table:table-cell>
          <table:table-cell office:value-type="string" calcext:value-type="string">
            <text:p>In-Position Technologies</text:p>
          </table:table-cell>
          <table:table-cell office:value-type="string" calcext:value-type="string">
            <text:p>2020M CTL 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4.38" calcext:value-type="currency">
            <text:p>4.38 USD/PCE</text:p>
          </table:table-cell>
          <table:table-cell table:style-name="ce8" office:value-type="currency" office:currency="USD" office:value="17.52" calcext:value-type="currency">
            <text:p>17.5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EX0063</text:p>
          </table:table-cell>
          <table:table-cell office:value-type="string" calcext:value-type="string">
            <text:p>[HD-EX0063] T-Slot Aluminum Frame LTP, Extrusion 20mm x 20mm x 500mm,Tapped M5x0.8 on One End, Bla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T-slot</text:p>
          </table:table-cell>
          <table:table-cell office:value-type="string" calcext:value-type="string">
            <text:p>2020M 1 Tap</text:p>
          </table:table-cell>
          <table:table-cell office:value-type="string" calcext:value-type="string">
            <text:p>In-Position Technologies</text:p>
          </table:table-cell>
          <table:table-cell office:value-type="string" calcext:value-type="string">
            <text:p>2020M 1 Tap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6.39" calcext:value-type="currency">
            <text:p>6.39 USD/PCE</text:p>
          </table:table-cell>
          <table:table-cell table:style-name="ce8" office:value-type="currency" office:currency="USD" office:value="25.56" calcext:value-type="currency">
            <text:p>25.5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MS0282</text:p>
          </table:table-cell>
          <table:table-cell office:value-type="string" calcext:value-type="string">
            <text:p>[HD-MS0282] 608-2RS ABEC3/C3 Rubber Sealed Bearing - BLA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JSB Great Bearings</text:p>
          </table:table-cell>
          <table:table-cell office:value-type="string" calcext:value-type="string">
            <text:p>608-2RS ABEC3/C3</text:p>
          </table:table-cell>
          <table:table-cell office:value-type="string" calcext:value-type="string">
            <text:p>JSB Great Bearings</text:p>
          </table:table-cell>
          <table:table-cell office:value-type="string" calcext:value-type="string">
            <text:p>608-2RS ABEC3/C3 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42" calcext:value-type="currency">
            <text:p>0.42 USD/PCE</text:p>
          </table:table-cell>
          <table:table-cell table:style-name="ce8" office:value-type="currency" office:currency="USD" office:value="0.84" calcext:value-type="currency">
            <text:p>0.8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NT0044</text:p>
          </table:table-cell>
          <table:table-cell office:value-type="string" calcext:value-type="string">
            <text:p>[HD-NT0044] Post assembly M5 T-n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isumi USA</text:p>
          </table:table-cell>
          <table:table-cell office:value-type="string" calcext:value-type="string">
            <text:p>HNTAP5-5</text:p>
          </table:table-cell>
          <table:table-cell office:value-type="string" calcext:value-type="string">
            <text:p>Misumi USA</text:p>
          </table:table-cell>
          <table:table-cell office:value-type="string" calcext:value-type="string">
            <text:p>HNTAP5-5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39" calcext:value-type="currency">
            <text:p>0.39 USD/PCE</text:p>
          </table:table-cell>
          <table:table-cell table:style-name="ce8" office:value-type="currency" office:currency="USD" office:value="0.39" calcext:value-type="currency">
            <text:p>0.3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NT0053</text:p>
          </table:table-cell>
          <table:table-cell office:value-type="string" calcext:value-type="string">
            <text:p>[HD-NT0053] T-Slot Slide in T-nuts for Aluminum Frame, M5 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T-slot</text:p>
          </table:table-cell>
          <table:table-cell office:value-type="string" calcext:value-type="string">
            <text:p>682888</text:p>
          </table:table-cell>
          <table:table-cell office:value-type="string" calcext:value-type="string">
            <text:p>In-Position Technologies</text:p>
          </table:table-cell>
          <table:table-cell office:value-type="string" calcext:value-type="string">
            <text:p>682888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12" calcext:value-type="currency">
            <text:p>0.12 USD/PCE</text:p>
          </table:table-cell>
          <table:table-cell table:style-name="ce8" office:value-type="currency" office:currency="USD" office:value="6.48" calcext:value-type="currency">
            <text:p>6.4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WA0040</text:p>
          </table:table-cell>
          <table:table-cell office:value-type="string" calcext:value-type="string">
            <text:p>[HD-WA0040] Black-Oxide 18-8 Stainless Steel Flat Washer, M5 Screw Size, 5.3mm ID, 10.0mm OD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Fastenal</text:p>
          </table:table-cell>
          <table:table-cell office:value-type="string" calcext:value-type="string">
            <text:p>11264558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2" calcext:value-type="currency">
            <text:p>0.02 USD/PCE</text:p>
          </table:table-cell>
          <table:table-cell table:style-name="ce8" office:value-type="currency" office:currency="USD" office:value="1.16" calcext:value-type="currency">
            <text:p>1.1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MP0106</text:p>
          </table:table-cell>
          <table:table-cell office:value-type="string" calcext:value-type="string">
            <text:p>[PP-MP0106] Corner Bracket V2.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Precision Metal Manufacturing, LLC</text:p>
          </table:table-cell>
          <table:table-cell/>
          <table:table-cell office:value-type="string" calcext:value-type="string">
            <text:p>PCE</text:p>
          </table:table-cell>
          <table:table-cell table:style-name="ce4" office:value-type="currency" office:currency="USD/PCE" office:value="2.09" calcext:value-type="currency">
            <text:p>2.09 USD/PCE</text:p>
          </table:table-cell>
          <table:table-cell table:style-name="ce8" office:value-type="currency" office:currency="USD" office:value="16.72" calcext:value-type="currency">
            <text:p>16.7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AS-PR0021</text:p>
          </table:table-cell>
          <table:table-cell office:value-type="string" calcext:value-type="string">
            <text:p>[AS-PR0021] TAZ6, Olive Oil, Y Axis Assemb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AS-PR0023</text:p>
          </table:table-cell>
          <table:table-cell office:value-type="string" calcext:value-type="string">
            <text:p>[AS-PR0023] 90mm Cut wiper p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, 90mm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FP0087</text:p>
          </table:table-cell>
          <table:table-cell office:value-type="string" calcext:value-type="string">
            <text:p>[PP-FP0087] LulzBot Wiper Pads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mm</text:p>
          </table:table-cell>
          <table:table-cell table:number-columns-repeated="3"/>
          <table:table-cell office:value-type="string" calcext:value-type="string">
            <text:p>eNTWORKS Ltd. </text:p>
          </table:table-cell>
          <table:table-cell/>
          <table:table-cell office:value-type="string" calcext:value-type="string">
            <text:p>ft, 25</text:p>
          </table:table-cell>
          <table:table-cell table:style-name="ce5" office:value-type="currency" office:currency="USD/mm" office:value="0.00695538057742782" calcext:value-type="currency">
            <text:p>0.01 USD/mm</text:p>
          </table:table-cell>
          <table:table-cell table:style-name="ce8" office:value-type="currency" office:currency="USD" office:value="0.625984251968504" calcext:value-type="currency">
            <text:p>0.6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SR-MN0007</text:p>
          </table:table-cell>
          <table:table-cell office:value-type="string" calcext:value-type="string">
            <text:p>[SR-MN0007] Service for Cutting Wiper Pad AS-PR0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CCX Corp.</text:p>
          </table:table-cell>
          <table:table-cell office:value-type="string" calcext:value-type="string">
            <text:p>WIPERKIT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1" calcext:value-type="currency">
            <text:p>0.01 USD/PCE</text:p>
          </table:table-cell>
          <table:table-cell table:style-name="ce8" office:value-type="currency" office:currency="USD" office:value="0.01" calcext:value-type="currency">
            <text:p>0.0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AS-PR0024</text:p>
          </table:table-cell>
          <table:table-cell office:value-type="string" calcext:value-type="string">
            <text:p>[AS-PR0024] TAZ6, Y Belt Mount with Inserts Assemb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GP0222</text:p>
          </table:table-cell>
          <table:table-cell office:value-type="string" calcext:value-type="string">
            <text:p>[PP-GP0222] Y belt mount v 2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25.34" calcext:value-type="float">
            <text:p>25.34</text:p>
          </table:table-cell>
          <table:table-cell office:value-type="string" calcext:value-type="string">
            <text:p>g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6" office:value-type="currency" office:currency="USD/g" office:value="0.019841619781654" calcext:value-type="currency">
            <text:p>0.02 USD/g</text:p>
          </table:table-cell>
          <table:table-cell table:style-name="ce8" office:value-type="currency" office:currency="USD" office:value="0.502786645267112" calcext:value-type="currency">
            <text:p>0.5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MS0030</text:p>
          </table:table-cell>
          <table:table-cell office:value-type="string" calcext:value-type="string">
            <text:p>[HD-MS0030] Metric Brass Heat-Set Insert for Plastics Tapered, M3-.5 Internal Thread, 3.8mm Leng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<text:s/>PEM IUBB-M3-1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35" calcext:value-type="currency">
            <text:p>0.04 USD/PCE</text:p>
          </table:table-cell>
          <table:table-cell table:style-name="ce8" office:value-type="currency" office:currency="USD" office:value="0.07" calcext:value-type="currency">
            <text:p>0.07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MP0066</text:p>
          </table:table-cell>
          <table:table-cell office:value-type="string" calcext:value-type="string">
            <text:p>[PP-MP0066] Metric Brass Heat-Set Insert for Plastics, Tapered, M2-.4 Internal Thread, 2.9MM Leng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PEM ZZIUB-48213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494" calcext:value-type="currency">
            <text:p>0.05 USD/PCE</text:p>
          </table:table-cell>
          <table:table-cell table:style-name="ce8" office:value-type="currency" office:currency="USD" office:value="0.1976" calcext:value-type="currency">
            <text:p>0.2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AS-PR0025</text:p>
          </table:table-cell>
          <table:table-cell office:value-type="string" calcext:value-type="string">
            <text:p>[AS-PR0025] 10mm Single Bearing holders Assembl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BU0030</text:p>
          </table:table-cell>
          <table:table-cell office:value-type="string" calcext:value-type="string">
            <text:p>[HD-BU0030] DryLin® R - Solid Polymer Bearing RJMP-01-10mm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Igus, Inc.</text:p>
          </table:table-cell>
          <table:table-cell office:value-type="string" calcext:value-type="string">
            <text:p>RJMP-01-10</text:p>
          </table:table-cell>
          <table:table-cell office:value-type="string" calcext:value-type="string">
            <text:p>Igus, Inc.</text:p>
          </table:table-cell>
          <table:table-cell office:value-type="string" calcext:value-type="string">
            <text:p>RJMP-01-10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1.29" calcext:value-type="currency">
            <text:p>1.29 USD/PCE</text:p>
          </table:table-cell>
          <table:table-cell table:style-name="ce8" office:value-type="currency" office:currency="USD" office:value="1.29" calcext:value-type="currency">
            <text:p>1.2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9.51" calcext:value-type="float">
            <text:p>9.51</text:p>
          </table:table-cell>
          <table:table-cell office:value-type="string" calcext:value-type="string">
            <text:p>g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6" office:value-type="currency" office:currency="USD/g" office:value="0.019841619781654" calcext:value-type="currency">
            <text:p>0.02 USD/g</text:p>
          </table:table-cell>
          <table:table-cell table:style-name="ce8" office:value-type="currency" office:currency="USD" office:value="0.188693804123529" calcext:value-type="currency">
            <text:p>0.1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AS-PR0026</text:p>
          </table:table-cell>
          <table:table-cell office:value-type="string" calcext:value-type="string">
            <text:p>[AS-PR0026] TAZ6, Y Corner Right with Insert Assembl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GP0229</text:p>
          </table:table-cell>
          <table:table-cell office:value-type="string" calcext:value-type="string">
            <text:p>[PP-GP0229] Y Corner Right v2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19.46" calcext:value-type="float">
            <text:p>19.46</text:p>
          </table:table-cell>
          <table:table-cell office:value-type="string" calcext:value-type="string">
            <text:p>g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6" office:value-type="currency" office:currency="USD/g" office:value="0.019841619781654" calcext:value-type="currency">
            <text:p>0.02 USD/g</text:p>
          </table:table-cell>
          <table:table-cell table:style-name="ce8" office:value-type="currency" office:currency="USD" office:value="0.386117920950987" calcext:value-type="currency">
            <text:p>0.3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MS0030</text:p>
          </table:table-cell>
          <table:table-cell office:value-type="string" calcext:value-type="string">
            <text:p>[HD-MS0030] Metric Brass Heat-Set Insert for Plastics Tapered, M3-.5 Internal Thread, 3.8mm Leng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<text:s/>PEM IUBB-M3-1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35" calcext:value-type="currency">
            <text:p>0.04 USD/PCE</text:p>
          </table:table-cell>
          <table:table-cell table:style-name="ce8" office:value-type="currency" office:currency="USD" office:value="0.07" calcext:value-type="currency">
            <text:p>0.07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MS0060</text:p>
          </table:table-cell>
          <table:table-cell office:value-type="string" calcext:value-type="string">
            <text:p>[HD-MS0060] Metric Brass Heat-Set Insert For Plastics Tapered, M5-.8 Internal Thread, 11.1mm Leng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PEM IUBB-M5-2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95" calcext:value-type="currency">
            <text:p>0.10 USD/PCE</text:p>
          </table:table-cell>
          <table:table-cell table:style-name="ce8" office:value-type="currency" office:currency="USD" office:value="0.095" calcext:value-type="currency">
            <text:p>0.1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AS-PR0027</text:p>
          </table:table-cell>
          <table:table-cell office:value-type="string" calcext:value-type="string">
            <text:p>[AS-PR0027] TAZ6, Y Corner Left with Insert Assembl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GP0228</text:p>
          </table:table-cell>
          <table:table-cell office:value-type="string" calcext:value-type="string">
            <text:p>[PP-GP0228] Y Corner Left V2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19.4" calcext:value-type="float">
            <text:p>19.4</text:p>
          </table:table-cell>
          <table:table-cell office:value-type="string" calcext:value-type="string">
            <text:p>g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6" office:value-type="currency" office:currency="USD/g" office:value="0.019841619781654" calcext:value-type="currency">
            <text:p>0.02 USD/g</text:p>
          </table:table-cell>
          <table:table-cell table:style-name="ce8" office:value-type="currency" office:currency="USD" office:value="0.384927423764087" calcext:value-type="currency">
            <text:p>0.3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MS0030</text:p>
          </table:table-cell>
          <table:table-cell office:value-type="string" calcext:value-type="string">
            <text:p>[HD-MS0030] Metric Brass Heat-Set Insert for Plastics Tapered, M3-.5 Internal Thread, 3.8mm Leng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<text:s/>PEM IUBB-M3-1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35" calcext:value-type="currency">
            <text:p>0.04 USD/PCE</text:p>
          </table:table-cell>
          <table:table-cell table:style-name="ce8" office:value-type="currency" office:currency="USD" office:value="0.07" calcext:value-type="currency">
            <text:p>0.07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MS0060</text:p>
          </table:table-cell>
          <table:table-cell office:value-type="string" calcext:value-type="string">
            <text:p>[HD-MS0060] Metric Brass Heat-Set Insert For Plastics Tapered, M5-.8 Internal Thread, 11.1mm Leng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PEM IUBB-M5-2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95" calcext:value-type="currency">
            <text:p>0.10 USD/PCE</text:p>
          </table:table-cell>
          <table:table-cell table:style-name="ce8" office:value-type="currency" office:currency="USD" office:value="0.095" calcext:value-type="currency">
            <text:p>0.1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AS-PR0028</text:p>
          </table:table-cell>
          <table:table-cell office:value-type="string" calcext:value-type="string">
            <text:p>[AS-PR0028] TAZ6, Y Idler with Bearings and Inser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GP0225</text:p>
          </table:table-cell>
          <table:table-cell office:value-type="string" calcext:value-type="string">
            <text:p>[PP-GP0225] Y Idler Mount v4.0, TA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17.81" calcext:value-type="float">
            <text:p>17.81</text:p>
          </table:table-cell>
          <table:table-cell office:value-type="string" calcext:value-type="string">
            <text:p>g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6" office:value-type="currency" office:currency="USD/g" office:value="0.019841619781654" calcext:value-type="currency">
            <text:p>0.02 USD/g</text:p>
          </table:table-cell>
          <table:table-cell table:style-name="ce8" office:value-type="currency" office:currency="USD" office:value="0.353379248311258" calcext:value-type="currency">
            <text:p>0.3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MP0111</text:p>
          </table:table-cell>
          <table:table-cell office:value-type="string" calcext:value-type="string">
            <text:p>[PP-MP0111] Y End Plate v0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Weiser Engineering, Inc.</text:p>
          </table:table-cell>
          <table:table-cell/>
          <table:table-cell office:value-type="string" calcext:value-type="string">
            <text:p>PCE</text:p>
          </table:table-cell>
          <table:table-cell table:style-name="ce4" office:value-type="currency" office:currency="USD/PCE" office:value="5.57" calcext:value-type="currency">
            <text:p>5.57 USD/PCE</text:p>
          </table:table-cell>
          <table:table-cell table:style-name="ce8" office:value-type="currency" office:currency="USD" office:value="5.57" calcext:value-type="currency">
            <text:p>5.57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BT0061</text:p>
          </table:table-cell>
          <table:table-cell office:value-type="string" calcext:value-type="string">
            <text:p>[HD-BT0061] Class 10.9 Stl Button Head Socket Cap Screw M8 Size, 40 Mm Length, 1.25 Mm Pi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Fastenal</text:p>
          </table:table-cell>
          <table:table-cell office:value-type="string" calcext:value-type="string">
            <text:p>38972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2688" calcext:value-type="currency">
            <text:p>0.27 USD/PCE</text:p>
          </table:table-cell>
          <table:table-cell table:style-name="ce8" office:value-type="currency" office:currency="USD" office:value="0.2688" calcext:value-type="currency">
            <text:p>0.27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BT0148</text:p>
          </table:table-cell>
          <table:table-cell office:value-type="string" calcext:value-type="string">
            <text:p>[HD-BT0148] Class 10.9 Steel Button-Head Socket Cap Screw, M3 Size, 10 mm Length, .5 mm Pitc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91239A115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40869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1323" calcext:value-type="currency">
            <text:p>0.13 USD/PCE</text:p>
          </table:table-cell>
          <table:table-cell table:style-name="ce8" office:value-type="currency" office:currency="USD" office:value="0.5292" calcext:value-type="currency">
            <text:p>0.5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MS0030</text:p>
          </table:table-cell>
          <table:table-cell office:value-type="string" calcext:value-type="string">
            <text:p>[HD-MS0030] Metric Brass Heat-Set Insert for Plastics Tapered, M3-.5 Internal Thread, 3.8mm Leng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<text:s/>PEM IUBB-M3-1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35" calcext:value-type="currency">
            <text:p>0.04 USD/PCE</text:p>
          </table:table-cell>
          <table:table-cell table:style-name="ce8" office:value-type="currency" office:currency="USD" office:value="0.14" calcext:value-type="currency">
            <text:p>0.1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MS0282</text:p>
          </table:table-cell>
          <table:table-cell office:value-type="string" calcext:value-type="string">
            <text:p>[HD-MS0282] 608-2RS ABEC3/C3 Rubber Sealed Bearing - BLA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JSB Great Bearings</text:p>
          </table:table-cell>
          <table:table-cell office:value-type="string" calcext:value-type="string">
            <text:p>608-2RS ABEC3/C3</text:p>
          </table:table-cell>
          <table:table-cell office:value-type="string" calcext:value-type="string">
            <text:p>JSB Great Bearings</text:p>
          </table:table-cell>
          <table:table-cell office:value-type="string" calcext:value-type="string">
            <text:p>608-2RS ABEC3/C3 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42" calcext:value-type="currency">
            <text:p>0.42 USD/PCE</text:p>
          </table:table-cell>
          <table:table-cell table:style-name="ce8" office:value-type="currency" office:currency="USD" office:value="0.84" calcext:value-type="currency">
            <text:p>0.8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NT0002</text:p>
          </table:table-cell>
          <table:table-cell office:value-type="string" calcext:value-type="string">
            <text:p>[HD-NT0002] M8 Nyloc Nut, Zinc Plat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163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40163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343" calcext:value-type="currency">
            <text:p>0.03 USD/PCE</text:p>
          </table:table-cell>
          <table:table-cell table:style-name="ce8" office:value-type="currency" office:currency="USD" office:value="0.0343" calcext:value-type="currency">
            <text:p>0.0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WA0006</text:p>
          </table:table-cell>
          <table:table-cell office:value-type="string" calcext:value-type="string">
            <text:p>[HD-WA0006] M8 Washer, Steel, Zinc Plat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Fastenal</text:p>
          </table:table-cell>
          <table:table-cell office:value-type="string" calcext:value-type="string">
            <text:p>40357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412" calcext:value-type="currency">
            <text:p>0.04 USD/PCE</text:p>
          </table:table-cell>
          <table:table-cell table:style-name="ce8" office:value-type="currency" office:currency="USD" office:value="0.1648" calcext:value-type="currency">
            <text:p>0.1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WA0038</text:p>
          </table:table-cell>
          <table:table-cell office:value-type="string" calcext:value-type="string">
            <text:p>[HD-WA0038] Black-Oxide 18-8 Steel Flat Washer, M3 Screw Size, 3.2mm ID, 7.0mm O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Fastenal</text:p>
          </table:table-cell>
          <table:table-cell office:value-type="string" calcext:value-type="string">
            <text:p>11264395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165" calcext:value-type="currency">
            <text:p>0.02 USD/PCE</text:p>
          </table:table-cell>
          <table:table-cell table:style-name="ce8" office:value-type="currency" office:currency="USD" office:value="0.066" calcext:value-type="currency">
            <text:p>0.07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AS-PR0030</text:p>
          </table:table-cell>
          <table:table-cell office:value-type="string" calcext:value-type="string">
            <text:p>[AS-PR0030] TAZ6, Y Axis Motor End Assemb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GP0226</text:p>
          </table:table-cell>
          <table:table-cell office:value-type="string" calcext:value-type="string">
            <text:p>[PP-GP0226] Y Motor Mount v3.0, TA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26.95" calcext:value-type="float">
            <text:p>26.95</text:p>
          </table:table-cell>
          <table:table-cell office:value-type="string" calcext:value-type="string">
            <text:p>g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6" office:value-type="currency" office:currency="USD/g" office:value="0.019841619781654" calcext:value-type="currency">
            <text:p>0.02 USD/g</text:p>
          </table:table-cell>
          <table:table-cell table:style-name="ce8" office:value-type="currency" office:currency="USD" office:value="0.534731653115575" calcext:value-type="currency">
            <text:p>0.5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BT0148</text:p>
          </table:table-cell>
          <table:table-cell office:value-type="string" calcext:value-type="string">
            <text:p>[HD-BT0148] Class 10.9 Steel Button-Head Socket Cap Screw, M3 Size, 10 mm Length, .5 mm Pitc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91239A115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40869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1323" calcext:value-type="currency">
            <text:p>0.13 USD/PCE</text:p>
          </table:table-cell>
          <table:table-cell table:style-name="ce8" office:value-type="currency" office:currency="USD" office:value="0.5292" calcext:value-type="currency">
            <text:p>0.5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MS0030</text:p>
          </table:table-cell>
          <table:table-cell office:value-type="string" calcext:value-type="string">
            <text:p>[HD-MS0030] Metric Brass Heat-Set Insert for Plastics Tapered, M3-.5 Internal Thread, 3.8mm Leng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<text:s/>PEM IUBB-M3-1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35" calcext:value-type="currency">
            <text:p>0.04 USD/PCE</text:p>
          </table:table-cell>
          <table:table-cell table:style-name="ce8" office:value-type="currency" office:currency="USD" office:value="0.14" calcext:value-type="currency">
            <text:p>0.1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WA0038</text:p>
          </table:table-cell>
          <table:table-cell office:value-type="string" calcext:value-type="string">
            <text:p>[HD-WA0038] Black-Oxide 18-8 Steel Flat Washer, M3 Screw Size, 3.2mm ID, 7.0mm O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Fastenal</text:p>
          </table:table-cell>
          <table:table-cell office:value-type="string" calcext:value-type="string">
            <text:p>11264395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165" calcext:value-type="currency">
            <text:p>0.02 USD/PCE</text:p>
          </table:table-cell>
          <table:table-cell table:style-name="ce8" office:value-type="currency" office:currency="USD" office:value="0.066" calcext:value-type="currency">
            <text:p>0.07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MP0111</text:p>
          </table:table-cell>
          <table:table-cell office:value-type="string" calcext:value-type="string">
            <text:p>[PP-MP0111] Y End Plate v0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Weiser Engineering, Inc.</text:p>
          </table:table-cell>
          <table:table-cell/>
          <table:table-cell office:value-type="string" calcext:value-type="string">
            <text:p>PCE</text:p>
          </table:table-cell>
          <table:table-cell table:style-name="ce4" office:value-type="currency" office:currency="USD/PCE" office:value="5.57" calcext:value-type="currency">
            <text:p>5.57 USD/PCE</text:p>
          </table:table-cell>
          <table:table-cell table:style-name="ce8" office:value-type="currency" office:currency="USD" office:value="5.57" calcext:value-type="currency">
            <text:p>5.57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HR0089</text:p>
          </table:table-cell>
          <table:table-cell office:value-type="string" calcext:value-type="string">
            <text:p>[EL-HR0089] Taz 6, Bed harness extens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012</text:p>
          </table:table-cell>
          <table:table-cell office:value-type="string" calcext:value-type="string">
            <text:p>[EL-MS0012] Noninsulated Wire Ferrule, 24-20 AWG, .31" Pin Length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Phoenix Contact</text:p>
          </table:table-cell>
          <table:table-cell office:value-type="string" calcext:value-type="string">
            <text:p>3202478</text:p>
          </table:table-cell>
          <table:table-cell office:value-type="string" calcext:value-type="string">
            <text:p>McMaster-Carr</text:p>
          </table:table-cell>
          <table:table-cell office:value-type="string" calcext:value-type="string">
            <text:p>9681K15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632" calcext:value-type="currency">
            <text:p>0.06 USD/PCE</text:p>
          </table:table-cell>
          <table:table-cell table:style-name="ce8" office:value-type="currency" office:currency="USD" office:value="0.1264" calcext:value-type="currency">
            <text:p>0.1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141</text:p>
          </table:table-cell>
          <table:table-cell office:value-type="string" calcext:value-type="string">
            <text:p>[EL-MS0141] Term Ring Non Ins 26-22AWG #4 <text:s/>Order Bulk Onl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Panduit</text:p>
          </table:table-cell>
          <table:table-cell office:value-type="string" calcext:value-type="string">
            <text:p>P22-4R-M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P22-4R-M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59" calcext:value-type="currency">
            <text:p>0.06 USD/PCE</text:p>
          </table:table-cell>
          <table:table-cell table:style-name="ce8" office:value-type="currency" office:currency="USD" office:value="0.118" calcext:value-type="currency">
            <text:p>0.1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142</text:p>
          </table:table-cell>
          <table:table-cell office:value-type="string" calcext:value-type="string">
            <text:p>[EL-MS0142] Conn Recept Faston 22-26AWG .110 - Reel of 3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7-520365-2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7-520365-2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76" calcext:value-type="currency">
            <text:p>0.08 USD/PCE</text:p>
          </table:table-cell>
          <table:table-cell table:style-name="ce8" office:value-type="currency" office:currency="USD" office:value="0.304" calcext:value-type="currency">
            <text:p>0.3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205</text:p>
          </table:table-cell>
          <table:table-cell office:value-type="string" calcext:value-type="string">
            <text:p>[EL-MS0205] Molex-CONN TERM MALE 22-24AWG TIN - Reels of 20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16-02-0107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16-02-0107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185" calcext:value-type="currency">
            <text:p>0.02 USD/PCE</text:p>
          </table:table-cell>
          <table:table-cell table:style-name="ce8" office:value-type="currency" office:currency="USD" office:value="0.148" calcext:value-type="currency">
            <text:p>0.1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WR0103</text:p>
          </table:table-cell>
          <table:table-cell office:value-type="string" calcext:value-type="string">
            <text:p>[EL-WR0103] 24AWG Stranded – Red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m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247RD</text:p>
          </table:table-cell>
          <table:table-cell office:value-type="string" calcext:value-type="string">
            <text:p>ft, 1000</text:p>
          </table:table-cell>
          <table:table-cell table:style-name="ce5" office:value-type="currency" office:currency="USD/mm" office:value="0.0000754584" calcext:value-type="currency">
            <text:p>0.00 USD/mm</text:p>
          </table:table-cell>
          <table:table-cell table:style-name="ce8" office:value-type="currency" office:currency="USD" office:value="0.019619184" calcext:value-type="currency">
            <text:p>0.0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WR0104</text:p>
          </table:table-cell>
          <table:table-cell office:value-type="string" calcext:value-type="string">
            <text:p>[EL-WR0104] 24AWG Stranded – Orang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m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247OE</text:p>
          </table:table-cell>
          <table:table-cell office:value-type="string" calcext:value-type="string">
            <text:p>ft, 1000</text:p>
          </table:table-cell>
          <table:table-cell table:style-name="ce5" office:value-type="currency" office:currency="USD/mm" office:value="0.0000754584" calcext:value-type="currency">
            <text:p>0.00 USD/mm</text:p>
          </table:table-cell>
          <table:table-cell table:style-name="ce8" office:value-type="currency" office:currency="USD" office:value="0.0377292" calcext:value-type="currency">
            <text:p>0.0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WR0111</text:p>
          </table:table-cell>
          <table:table-cell office:value-type="string" calcext:value-type="string">
            <text:p>[EL-WR0111] 24AWG Stranded – Blu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m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247BE</text:p>
          </table:table-cell>
          <table:table-cell office:value-type="string" calcext:value-type="string">
            <text:p>ft, 1000</text:p>
          </table:table-cell>
          <table:table-cell table:style-name="ce5" office:value-type="currency" office:currency="USD/mm" office:value="0.0000754584" calcext:value-type="currency">
            <text:p>0.00 USD/mm</text:p>
          </table:table-cell>
          <table:table-cell table:style-name="ce8" office:value-type="currency" office:currency="USD" office:value="0.0377292" calcext:value-type="currency">
            <text:p>0.0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WR0119</text:p>
          </table:table-cell>
          <table:table-cell office:value-type="string" calcext:value-type="string">
            <text:p>[EL-WR0119] 24AWG Stranded Wire – Green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m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247GN</text:p>
          </table:table-cell>
          <table:table-cell office:value-type="string" calcext:value-type="string">
            <text:p>ft, 1000</text:p>
          </table:table-cell>
          <table:table-cell table:style-name="ce5" office:value-type="currency" office:currency="USD/mm" office:value="0.0000754584" calcext:value-type="currency">
            <text:p>0.00 USD/mm</text:p>
          </table:table-cell>
          <table:table-cell table:style-name="ce8" office:value-type="currency" office:currency="USD" office:value="0.027165024" calcext:value-type="currency">
            <text:p>0.0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C-CN0061</text:p>
          </table:table-cell>
          <table:table-cell office:value-type="string" calcext:value-type="string">
            <text:p>[PC-CN0061] Male 8 pin Molex Connector Hous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70107-0007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70107-0007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367" calcext:value-type="currency">
            <text:p>0.37 USD/PCE</text:p>
          </table:table-cell>
          <table:table-cell table:style-name="ce8" office:value-type="currency" office:currency="USD" office:value="0.367" calcext:value-type="currency">
            <text:p>0.37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GP0216</text:p>
          </table:table-cell>
          <table:table-cell office:value-type="string" calcext:value-type="string">
            <text:p>[PP-GP0216] Z-min switch mount v4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8.81" calcext:value-type="float">
            <text:p>8.81</text:p>
          </table:table-cell>
          <table:table-cell office:value-type="string" calcext:value-type="string">
            <text:p>g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6" office:value-type="currency" office:currency="USD/g" office:value="0.019841619781654" calcext:value-type="currency">
            <text:p>0.02 USD/g</text:p>
          </table:table-cell>
          <table:table-cell table:style-name="ce8" office:value-type="currency" office:currency="USD" office:value="0.174804670276372" calcext:value-type="currency">
            <text:p>0.17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GP0221</text:p>
          </table:table-cell>
          <table:table-cell office:value-type="string" calcext:value-type="string">
            <text:p>[PP-GP0221] Bed corner TAZ6 v2.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RM-TE0002</text:p>
          </table:table-cell>
          <table:table-cell office:value-type="string" calcext:value-type="string">
            <text:p>[RM-TE0002] Midnight NinjaFlex™ TPE Filament, 3mm, 0.75kg Fenner Drives</text:p>
          </table:table-cell>
          <table:table-cell office:value-type="float" office:value="1.54" calcext:value-type="float">
            <text:p>1.54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Fenner Drives</text:p>
          </table:table-cell>
          <table:table-cell office:value-type="string" calcext:value-type="string">
            <text:p>3D3011290 Midnight</text:p>
          </table:table-cell>
          <table:table-cell office:value-type="string" calcext:value-type="string">
            <text:p>Fenner Drives</text:p>
          </table:table-cell>
          <table:table-cell office:value-type="string" calcext:value-type="string">
            <text:p>3D3011290A</text:p>
          </table:table-cell>
          <table:table-cell office:value-type="string" calcext:value-type="string">
            <text:p>Reel, 0.75kg</text:p>
          </table:table-cell>
          <table:table-cell table:style-name="ce6" office:value-type="currency" office:currency="USD/g" office:value="0.045881333321863" calcext:value-type="currency">
            <text:p>0.05 USD/g</text:p>
          </table:table-cell>
          <table:table-cell table:style-name="ce8" office:value-type="currency" office:currency="USD" office:value="0.070657253315669" calcext:value-type="currency">
            <text:p>0.07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GP0224</text:p>
          </table:table-cell>
          <table:table-cell office:value-type="string" calcext:value-type="string">
            <text:p>[PP-GP0224] Bed mount table v3.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7.41" calcext:value-type="float">
            <text:p>7.41</text:p>
          </table:table-cell>
          <table:table-cell office:value-type="string" calcext:value-type="string">
            <text:p>g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6" office:value-type="currency" office:currency="USD/g" office:value="0.019841619781654" calcext:value-type="currency">
            <text:p>0.02 USD/g</text:p>
          </table:table-cell>
          <table:table-cell table:style-name="ce8" office:value-type="currency" office:currency="USD" office:value="0.147026402582056" calcext:value-type="currency">
            <text:p>0.1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GP0231</text:p>
          </table:table-cell>
          <table:table-cell office:value-type="string" calcext:value-type="string">
            <text:p>[PP-GP0231] Wiper Mount, v1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12.35" calcext:value-type="float">
            <text:p>12.35</text:p>
          </table:table-cell>
          <table:table-cell office:value-type="string" calcext:value-type="string">
            <text:p>g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6" office:value-type="currency" office:currency="USD/g" office:value="0.019841619781654" calcext:value-type="currency">
            <text:p>0.02 USD/g</text:p>
          </table:table-cell>
          <table:table-cell table:style-name="ce8" office:value-type="currency" office:currency="USD" office:value="0.245044004303427" calcext:value-type="currency">
            <text:p>0.2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GP0238</text:p>
          </table:table-cell>
          <table:table-cell office:value-type="string" calcext:value-type="string">
            <text:p>[PP-GP0238] Flexy Bed Foot v0.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RM-TE0002</text:p>
          </table:table-cell>
          <table:table-cell office:value-type="string" calcext:value-type="string">
            <text:p>[RM-TE0002] Midnight NinjaFlex™ TPE Filament, 3mm, 0.75kg Fenner Drives</text:p>
          </table:table-cell>
          <table:table-cell office:value-type="float" office:value="0.44" calcext:value-type="float">
            <text:p>0.44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Fenner Drives</text:p>
          </table:table-cell>
          <table:table-cell office:value-type="string" calcext:value-type="string">
            <text:p>3D3011290 Midnight</text:p>
          </table:table-cell>
          <table:table-cell office:value-type="string" calcext:value-type="string">
            <text:p>Fenner Drives</text:p>
          </table:table-cell>
          <table:table-cell office:value-type="string" calcext:value-type="string">
            <text:p>3D3011290A</text:p>
          </table:table-cell>
          <table:table-cell office:value-type="string" calcext:value-type="string">
            <text:p>Reel, 0.75kg</text:p>
          </table:table-cell>
          <table:table-cell table:style-name="ce6" office:value-type="currency" office:currency="USD/g" office:value="0.045881333321863" calcext:value-type="currency">
            <text:p>0.05 USD/g</text:p>
          </table:table-cell>
          <table:table-cell table:style-name="ce8" office:value-type="currency" office:currency="USD" office:value="0.0201877866616197" calcext:value-type="currency">
            <text:p>0.0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GP0304</text:p>
          </table:table-cell>
          <table:table-cell office:value-type="string" calcext:value-type="string">
            <text:p>[PP-GP0304] Y-Belt Clam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g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6" office:value-type="currency" office:currency="USD/g" office:value="0.019841619781654" calcext:value-type="currency">
            <text:p>0.02 USD/g</text:p>
          </table:table-cell>
          <table:table-cell table:style-name="ce8" office:value-type="currency" office:currency="USD" office:value="0.0337307536288118" calcext:value-type="currency">
            <text:p>0.0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FP0146</text:p>
          </table:table-cell>
          <table:table-cell office:value-type="string" calcext:value-type="string">
            <text:p>[PP-FP0146] Silk Screened TAZ Bed Plat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Weiser Engineering, Inc.</text:p>
          </table:table-cell>
          <table:table-cell/>
          <table:table-cell office:value-type="string" calcext:value-type="string">
            <text:p>PCE</text:p>
          </table:table-cell>
          <table:table-cell table:style-name="ce4" office:value-type="currency" office:currency="USD/PCE" office:value="60.16" calcext:value-type="currency">
            <text:p>60.16 USD/PCE</text:p>
          </table:table-cell>
          <table:table-cell table:style-name="ce8" office:value-type="currency" office:currency="USD" office:value="60.16" calcext:value-type="currency">
            <text:p>60.1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MT0029</text:p>
          </table:table-cell>
          <table:table-cell office:value-type="string" calcext:value-type="string">
            <text:p>[EL-MT0029] NEMA 17 Stepper Motor, Moons' <text:s/>- <text:s/>NOT INCLUDING wire harn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MS17HD6P4150-01-B</text:p>
          </table:table-cell>
          <table:table-cell office:value-type="string" calcext:value-type="string">
            <text:p>Moons' Industries (America), Inc. </text:p>
          </table:table-cell>
          <table:table-cell office:value-type="string" calcext:value-type="string">
            <text:p>MS17HD6P4150-01-B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8.3" calcext:value-type="currency">
            <text:p>8.30 USD/PCE</text:p>
          </table:table-cell>
          <table:table-cell table:style-name="ce8" office:value-type="currency" office:currency="USD" office:value="8.3" calcext:value-type="currency">
            <text:p>8.3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SW0022</text:p>
          </table:table-cell>
          <table:table-cell office:value-type="string" calcext:value-type="string">
            <text:p>[EL-SW0022] SWITCH BASIC SPDT 3A .110QC 125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SS-3GPT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SS-3GPT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42" calcext:value-type="currency">
            <text:p>0.42 USD/PCE</text:p>
          </table:table-cell>
          <table:table-cell table:style-name="ce8" office:value-type="currency" office:currency="USD" office:value="0.84" calcext:value-type="currency">
            <text:p>0.8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SW0030</text:p>
          </table:table-cell>
          <table:table-cell office:value-type="string" calcext:value-type="string">
            <text:p>[EL-SW0030] Momentary Metal Flat Flush Mount Push Button Swi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060-660 (Model Number 66-2436)</text:p>
          </table:table-cell>
          <table:table-cell office:value-type="string" calcext:value-type="string">
            <text:p>Parts Express</text:p>
          </table:table-cell>
          <table:table-cell office:value-type="string" calcext:value-type="string">
            <text:p>060-660 (66-2436) 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2.57" calcext:value-type="currency">
            <text:p>2.57 USD/PCE</text:p>
          </table:table-cell>
          <table:table-cell table:style-name="ce8" office:value-type="currency" office:currency="USD" office:value="2.57" calcext:value-type="currency">
            <text:p>2.57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L0032</text:p>
          </table:table-cell>
          <table:table-cell office:value-type="string" calcext:value-type="string">
            <text:p>[HD-BL0032] 1164-2P-06-2MR-1164-06 / GT 3 Single Sided Neoprene Belt - 1164mm by 6mm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B &amp; B Manufacturing, Inc</text:p>
          </table:table-cell>
          <table:table-cell office:value-type="string" calcext:value-type="string">
            <text:p>1164-2P-06 - 2MR-1164-06</text:p>
          </table:table-cell>
          <table:table-cell office:value-type="string" calcext:value-type="string">
            <text:p>B &amp; B Manufacturing, Inc</text:p>
          </table:table-cell>
          <table:table-cell office:value-type="string" calcext:value-type="string">
            <text:p>1164-2P-06 - 2MR-1164-06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2.79" calcext:value-type="currency">
            <text:p>2.79 USD/PCE</text:p>
          </table:table-cell>
          <table:table-cell table:style-name="ce8" office:value-type="currency" office:currency="USD" office:value="2.79" calcext:value-type="currency">
            <text:p>2.7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012</text:p>
          </table:table-cell>
          <table:table-cell office:value-type="string" calcext:value-type="string">
            <text:p>[HD-BT0012] M3 Set Screw (Grub Screw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818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40818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265" calcext:value-type="currency">
            <text:p>0.03 USD/PCE</text:p>
          </table:table-cell>
          <table:table-cell table:style-name="ce8" office:value-type="currency" office:currency="USD" office:value="0.106" calcext:value-type="currency">
            <text:p>0.1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073</text:p>
          </table:table-cell>
          <table:table-cell office:value-type="string" calcext:value-type="string">
            <text:p>[HD-BT0073] Class 10.9 Stl Button Head Socket Cap Screw M5 Size, 10 Mm Length, .8 Mm Pitch 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Fastenal</text:p>
          </table:table-cell>
          <table:table-cell office:value-type="string" calcext:value-type="string">
            <text:p>1139905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735" calcext:value-type="currency">
            <text:p>0.07 USD/PCE</text:p>
          </table:table-cell>
          <table:table-cell table:style-name="ce8" office:value-type="currency" office:currency="USD" office:value="1.764" calcext:value-type="currency">
            <text:p>1.7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082</text:p>
          </table:table-cell>
          <table:table-cell office:value-type="string" calcext:value-type="string">
            <text:p>[HD-BT0082] Metric 18-8 SS Flat Head Socket Cap Screw M3 Size, 16mm Length, .50mm Pi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Fastenal</text:p>
          </table:table-cell>
          <table:table-cell office:value-type="string" calcext:value-type="string">
            <text:p>M42510016A20000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738" calcext:value-type="currency">
            <text:p>0.07 USD/PCE</text:p>
          </table:table-cell>
          <table:table-cell table:style-name="ce8" office:value-type="currency" office:currency="USD" office:value="0.0738" calcext:value-type="currency">
            <text:p>0.07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107</text:p>
          </table:table-cell>
          <table:table-cell office:value-type="string" calcext:value-type="string">
            <text:p>[HD-BT0107] Metric Class 12.9 Socket Head Cap Screw Alloy Steel, Black, M2 Thread, 10mm Length, 0.4mm Pitc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0134599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0134599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219" calcext:value-type="currency">
            <text:p>0.02 USD/PCE</text:p>
          </table:table-cell>
          <table:table-cell table:style-name="ce8" office:value-type="currency" office:currency="USD" office:value="0.0876" calcext:value-type="currency">
            <text:p>0.0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137</text:p>
          </table:table-cell>
          <table:table-cell office:value-type="string" calcext:value-type="string">
            <text:p>[HD-BT0137] M3 x 8 Bolt, BHCS, Black-Oxid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868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40868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355" calcext:value-type="currency">
            <text:p>0.04 USD/PCE</text:p>
          </table:table-cell>
          <table:table-cell table:style-name="ce8" office:value-type="currency" office:currency="USD" office:value="1.207" calcext:value-type="currency">
            <text:p>1.2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146</text:p>
          </table:table-cell>
          <table:table-cell office:value-type="string" calcext:value-type="string">
            <text:p>[HD-BT0146] M3 x 12 BHCS, Black Oxide, Class 10.9 Stee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Fastenal</text:p>
          </table:table-cell>
          <table:table-cell office:value-type="string" calcext:value-type="string">
            <text:p>40870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714" calcext:value-type="currency">
            <text:p>0.07 USD/PCE</text:p>
          </table:table-cell>
          <table:table-cell table:style-name="ce8" office:value-type="currency" office:currency="USD" office:value="0.4284" calcext:value-type="currency">
            <text:p>0.4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148</text:p>
          </table:table-cell>
          <table:table-cell office:value-type="string" calcext:value-type="string">
            <text:p>[HD-BT0148] Class 10.9 Steel Button-Head Socket Cap Screw, M3 Size, 10 mm Length, .5 mm Pi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91239A115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40869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1323" calcext:value-type="currency">
            <text:p>0.13 USD/PCE</text:p>
          </table:table-cell>
          <table:table-cell table:style-name="ce8" office:value-type="currency" office:currency="USD" office:value="0.1323" calcext:value-type="currency">
            <text:p>0.1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EX0062</text:p>
          </table:table-cell>
          <table:table-cell office:value-type="string" calcext:value-type="string">
            <text:p>[HD-EX0062] T-Slot Aluminum Frame TPW, Extrusion 20mm x 20mm x 500mm,Tapped M5x0.8 on Both Ends, Black (Ends free of anodize)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T-slot</text:p>
          </table:table-cell>
          <table:table-cell office:value-type="string" calcext:value-type="string">
            <text:p>2020M 2 Tap </text:p>
          </table:table-cell>
          <table:table-cell office:value-type="string" calcext:value-type="string">
            <text:p>In-Position Technologies</text:p>
          </table:table-cell>
          <table:table-cell office:value-type="string" calcext:value-type="string">
            <text:p>2020M 2 Tap 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6.89" calcext:value-type="currency">
            <text:p>6.89 USD/PCE</text:p>
          </table:table-cell>
          <table:table-cell table:style-name="ce8" office:value-type="currency" office:currency="USD" office:value="13.78" calcext:value-type="currency">
            <text:p>13.7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MS0033</text:p>
          </table:table-cell>
          <table:table-cell office:value-type="string" calcext:value-type="string">
            <text:p>[HD-MS0033] GT2, 16 Teeth, timing pulley, 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B &amp; B Manufacturing, Inc</text:p>
          </table:table-cell>
          <table:table-cell office:value-type="string" calcext:value-type="string">
            <text:p>16-2P06M6CA5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2.9" calcext:value-type="currency">
            <text:p>2.90 USD/PCE</text:p>
          </table:table-cell>
          <table:table-cell table:style-name="ce8" office:value-type="currency" office:currency="USD" office:value="2.9" calcext:value-type="currency">
            <text:p>2.9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MS0058</text:p>
          </table:table-cell>
          <table:table-cell office:value-type="string" calcext:value-type="string">
            <text:p>[HD-MS0058] Wire Tie, 8" Black, pk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APU-08-18-0-M</text:p>
          </table:table-cell>
          <table:table-cell office:value-type="string" calcext:value-type="string">
            <text:p>Electronics Distributors Corp.</text:p>
          </table:table-cell>
          <table:table-cell office:value-type="string" calcext:value-type="string">
            <text:p>17-01125</text:p>
          </table:table-cell>
          <table:table-cell office:value-type="string" calcext:value-type="string">
            <text:p>pkg, 1000</text:p>
          </table:table-cell>
          <table:table-cell table:style-name="ce4" office:value-type="currency" office:currency="USD/PCE" office:value="0.01321" calcext:value-type="currency">
            <text:p>0.01 USD/PCE</text:p>
          </table:table-cell>
          <table:table-cell table:style-name="ce8" office:value-type="currency" office:currency="USD" office:value="0.01321" calcext:value-type="currency">
            <text:p>0.0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NT0001</text:p>
          </table:table-cell>
          <table:table-cell office:value-type="string" calcext:value-type="string">
            <text:p>[HD-NT0001] Metric Zinc-Plated Steel Nylon-Insert Locknut, Class 8, M3 Screw sz, .5MM pitch, 5.5MM W, 4MM 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143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40143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12" calcext:value-type="currency">
            <text:p>0.01 USD/PCE</text:p>
          </table:table-cell>
          <table:table-cell table:style-name="ce8" office:value-type="currency" office:currency="USD" office:value="0.012" calcext:value-type="currency">
            <text:p>0.0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NT0053</text:p>
          </table:table-cell>
          <table:table-cell office:value-type="string" calcext:value-type="string">
            <text:p>[HD-NT0053] T-Slot Slide in T-nuts for Aluminum Frame, M5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T-slot</text:p>
          </table:table-cell>
          <table:table-cell office:value-type="string" calcext:value-type="string">
            <text:p>682888</text:p>
          </table:table-cell>
          <table:table-cell office:value-type="string" calcext:value-type="string">
            <text:p>In-Position Technologies</text:p>
          </table:table-cell>
          <table:table-cell office:value-type="string" calcext:value-type="string">
            <text:p>682888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12" calcext:value-type="currency">
            <text:p>0.12 USD/PCE</text:p>
          </table:table-cell>
          <table:table-cell table:style-name="ce8" office:value-type="currency" office:currency="USD" office:value="1.92" calcext:value-type="currency">
            <text:p>1.9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RD0018</text:p>
          </table:table-cell>
          <table:table-cell office:value-type="string" calcext:value-type="string">
            <text:p>[HD-RD0018] 10mm Smooth Rod, Stainless Steel, 500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Igus, Inc.</text:p>
          </table:table-cell>
          <table:table-cell office:value-type="string" calcext:value-type="string">
            <text:p>EWMR-10-500x</text:p>
          </table:table-cell>
          <table:table-cell office:value-type="string" calcext:value-type="string">
            <text:p>Igus, Inc.</text:p>
          </table:table-cell>
          <table:table-cell office:value-type="string" calcext:value-type="string">
            <text:p>EWMR-10-500x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6.32" calcext:value-type="currency">
            <text:p>6.32 USD/PCE</text:p>
          </table:table-cell>
          <table:table-cell table:style-name="ce8" office:value-type="currency" office:currency="USD" office:value="12.64" calcext:value-type="currency">
            <text:p>12.6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WA0012</text:p>
          </table:table-cell>
          <table:table-cell office:value-type="string" calcext:value-type="string">
            <text:p>[HD-WA0012] Steel Flat Washer, DIN 125 zinc-plated class 4,M2 screw sz, 5mm OD, .25mm-.35mm thi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350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40350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361" calcext:value-type="currency">
            <text:p>0.04 USD/PCE</text:p>
          </table:table-cell>
          <table:table-cell table:style-name="ce8" office:value-type="currency" office:currency="USD" office:value="0.1444" calcext:value-type="currency">
            <text:p>0.1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WA0027</text:p>
          </table:table-cell>
          <table:table-cell office:value-type="string" calcext:value-type="string">
            <text:p>[HD-WA0027] Metric 18-8 Stainless Steel Internal-Tooth Lock Washer, M3 Screw Size, 6MM OD, .4MM Min Thi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WF6330000A20000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WF6330000A20000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064" calcext:value-type="currency">
            <text:p>0.01 USD/PCE</text:p>
          </table:table-cell>
          <table:table-cell table:style-name="ce8" office:value-type="currency" office:currency="USD" office:value="0.0064" calcext:value-type="currency">
            <text:p>0.0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WA0038</text:p>
          </table:table-cell>
          <table:table-cell office:value-type="string" calcext:value-type="string">
            <text:p>[HD-WA0038] Black-Oxide 18-8 Steel Flat Washer, M3 Screw Size, 3.2mm ID, 7.0mm OD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Fastenal</text:p>
          </table:table-cell>
          <table:table-cell office:value-type="string" calcext:value-type="string">
            <text:p>11264395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165" calcext:value-type="currency">
            <text:p>0.02 USD/PCE</text:p>
          </table:table-cell>
          <table:table-cell table:style-name="ce8" office:value-type="currency" office:currency="USD" office:value="0.6765" calcext:value-type="currency">
            <text:p>0.6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WA0040</text:p>
          </table:table-cell>
          <table:table-cell office:value-type="string" calcext:value-type="string">
            <text:p>[HD-WA0040] Black-Oxide 18-8 Stainless Steel Flat Washer, M5 Screw Size, 5.3mm ID, 10.0mm OD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Fastenal</text:p>
          </table:table-cell>
          <table:table-cell office:value-type="string" calcext:value-type="string">
            <text:p>11264558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2" calcext:value-type="currency">
            <text:p>0.02 USD/PCE</text:p>
          </table:table-cell>
          <table:table-cell table:style-name="ce8" office:value-type="currency" office:currency="USD" office:value="0.48" calcext:value-type="currency">
            <text:p>0.4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AS-PR0032</text:p>
          </table:table-cell>
          <table:table-cell office:value-type="string" calcext:value-type="string">
            <text:p>[AS-PR0032] TAZ6, Olive Oil, X Carriage Assemb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AS-PR0034</text:p>
          </table:table-cell>
          <table:table-cell office:value-type="string" calcext:value-type="string">
            <text:p>[AS-PR0034] TAZ6, 12mm Double Bearing Holder with Bearings Assemb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22.65" calcext:value-type="float">
            <text:p>22.65</text:p>
          </table:table-cell>
          <table:table-cell office:value-type="string" calcext:value-type="string">
            <text:p>g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6" office:value-type="currency" office:currency="USD/g" office:value="0.019841619781654" calcext:value-type="currency">
            <text:p>0.02 USD/g</text:p>
          </table:table-cell>
          <table:table-cell table:style-name="ce8" office:value-type="currency" office:currency="USD" office:value="0.449412688054463" calcext:value-type="currency">
            <text:p>0.4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BU0029</text:p>
          </table:table-cell>
          <table:table-cell office:value-type="string" calcext:value-type="string">
            <text:p>[HD-BU0029] DryLin® R - Solid Precision Polymer Bearing RJMP-01, 12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Igus, Inc.</text:p>
          </table:table-cell>
          <table:table-cell office:value-type="string" calcext:value-type="string">
            <text:p>RJMP-01-12</text:p>
          </table:table-cell>
          <table:table-cell office:value-type="string" calcext:value-type="string">
            <text:p>Igus, Inc.</text:p>
          </table:table-cell>
          <table:table-cell office:value-type="string" calcext:value-type="string">
            <text:p>RJMP-01-12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1.79" calcext:value-type="currency">
            <text:p>1.79 USD/PCE</text:p>
          </table:table-cell>
          <table:table-cell table:style-name="ce8" office:value-type="currency" office:currency="USD" office:value="3.58" calcext:value-type="currency">
            <text:p>3.5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AS-PR0035</text:p>
          </table:table-cell>
          <table:table-cell office:value-type="string" calcext:value-type="string">
            <text:p>[AS-PR0035] TAZ6, 12mm Single Bearing Holder with Bearing Assemb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BU0029</text:p>
          </table:table-cell>
          <table:table-cell office:value-type="string" calcext:value-type="string">
            <text:p>[HD-BU0029] DryLin® R - Solid Precision Polymer Bearing RJMP-01, 12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Igus, Inc.</text:p>
          </table:table-cell>
          <table:table-cell office:value-type="string" calcext:value-type="string">
            <text:p>RJMP-01-12</text:p>
          </table:table-cell>
          <table:table-cell office:value-type="string" calcext:value-type="string">
            <text:p>Igus, Inc.</text:p>
          </table:table-cell>
          <table:table-cell office:value-type="string" calcext:value-type="string">
            <text:p>RJMP-01-12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1.79" calcext:value-type="currency">
            <text:p>1.79 USD/PCE</text:p>
          </table:table-cell>
          <table:table-cell table:style-name="ce8" office:value-type="currency" office:currency="USD" office:value="1.79" calcext:value-type="currency">
            <text:p>1.7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9.05" calcext:value-type="float">
            <text:p>9.05</text:p>
          </table:table-cell>
          <table:table-cell office:value-type="string" calcext:value-type="string">
            <text:p>g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6" office:value-type="currency" office:currency="USD/g" office:value="0.019841619781654" calcext:value-type="currency">
            <text:p>0.02 USD/g</text:p>
          </table:table-cell>
          <table:table-cell table:style-name="ce8" office:value-type="currency" office:currency="USD" office:value="0.179566659023969" calcext:value-type="currency">
            <text:p>0.1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AS-PR0033</text:p>
          </table:table-cell>
          <table:table-cell office:value-type="string" calcext:value-type="string">
            <text:p>[AS-PR0033] TAZ6, X carriage with Inserts Assemb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GP0206</text:p>
          </table:table-cell>
          <table:table-cell office:value-type="string" calcext:value-type="string">
            <text:p>[PP-GP0206] X Carriage TAZ6 v0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60.94" calcext:value-type="float">
            <text:p>60.94</text:p>
          </table:table-cell>
          <table:table-cell office:value-type="string" calcext:value-type="string">
            <text:p>g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6" office:value-type="currency" office:currency="USD/g" office:value="0.019841619781654" calcext:value-type="currency">
            <text:p>0.02 USD/g</text:p>
          </table:table-cell>
          <table:table-cell table:style-name="ce8" office:value-type="currency" office:currency="USD" office:value="1.209148309494" calcext:value-type="currency">
            <text:p>1.2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MS0030</text:p>
          </table:table-cell>
          <table:table-cell office:value-type="string" calcext:value-type="string">
            <text:p>[HD-MS0030] Metric Brass Heat-Set Insert for Plastics Tapered, M3-.5 Internal Thread, 3.8mm Length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<text:s/>PEM IUBB-M3-1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35" calcext:value-type="currency">
            <text:p>0.04 USD/PCE</text:p>
          </table:table-cell>
          <table:table-cell table:style-name="ce8" office:value-type="currency" office:currency="USD" office:value="0.525" calcext:value-type="currency">
            <text:p>0.5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GP0207</text:p>
          </table:table-cell>
          <table:table-cell office:value-type="string" calcext:value-type="string">
            <text:p>[PP-GP0207] X Carriage Guide v2.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6.12" calcext:value-type="float">
            <text:p>6.12</text:p>
          </table:table-cell>
          <table:table-cell office:value-type="string" calcext:value-type="string">
            <text:p>g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6" office:value-type="currency" office:currency="USD/g" office:value="0.019841619781654" calcext:value-type="currency">
            <text:p>0.02 USD/g</text:p>
          </table:table-cell>
          <table:table-cell table:style-name="ce8" office:value-type="currency" office:currency="USD" office:value="0.121430713063722" calcext:value-type="currency">
            <text:p>0.1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137</text:p>
          </table:table-cell>
          <table:table-cell office:value-type="string" calcext:value-type="string">
            <text:p>[HD-BT0137] M3 x 8 Bolt, BHCS, Black-Ox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868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40868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355" calcext:value-type="currency">
            <text:p>0.04 USD/PCE</text:p>
          </table:table-cell>
          <table:table-cell table:style-name="ce8" office:value-type="currency" office:currency="USD" office:value="0.0355" calcext:value-type="currency">
            <text:p>0.0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146</text:p>
          </table:table-cell>
          <table:table-cell office:value-type="string" calcext:value-type="string">
            <text:p>[HD-BT0146] M3 x 12 BHCS, Black Oxide, Class 10.9 Steel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Fastenal</text:p>
          </table:table-cell>
          <table:table-cell office:value-type="string" calcext:value-type="string">
            <text:p>40870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714" calcext:value-type="currency">
            <text:p>0.07 USD/PCE</text:p>
          </table:table-cell>
          <table:table-cell table:style-name="ce8" office:value-type="currency" office:currency="USD" office:value="0.7854" calcext:value-type="currency">
            <text:p>0.7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WA0038</text:p>
          </table:table-cell>
          <table:table-cell office:value-type="string" calcext:value-type="string">
            <text:p>[HD-WA0038] Black-Oxide 18-8 Steel Flat Washer, M3 Screw Size, 3.2mm ID, 7.0mm O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Fastenal</text:p>
          </table:table-cell>
          <table:table-cell office:value-type="string" calcext:value-type="string">
            <text:p>11264395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165" calcext:value-type="currency">
            <text:p>0.02 USD/PCE</text:p>
          </table:table-cell>
          <table:table-cell table:style-name="ce8" office:value-type="currency" office:currency="USD" office:value="0.198" calcext:value-type="currency">
            <text:p>0.2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PP-GP0154</text:p>
          </table:table-cell>
          <table:table-cell office:value-type="string" calcext:value-type="string">
            <text:p>[PP-GP0154] Electronics Case Mount v1.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4.19" calcext:value-type="float">
            <text:p>4.19</text:p>
          </table:table-cell>
          <table:table-cell office:value-type="string" calcext:value-type="string">
            <text:p>g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6" office:value-type="currency" office:currency="USD/g" office:value="0.019841619781654" calcext:value-type="currency">
            <text:p>0.02 USD/g</text:p>
          </table:table-cell>
          <table:table-cell table:style-name="ce8" office:value-type="currency" office:currency="USD" office:value="0.0831363868851303" calcext:value-type="currency">
            <text:p>0.0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EL-MT0029</text:p>
          </table:table-cell>
          <table:table-cell office:value-type="string" calcext:value-type="string">
            <text:p>[EL-MT0029] NEMA 17 Stepper Motor, Moons' <text:s/>- <text:s/>NOT INCLUDING wire harn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MS17HD6P4150-01-B</text:p>
          </table:table-cell>
          <table:table-cell office:value-type="string" calcext:value-type="string">
            <text:p>Moons' Industries (America), Inc. </text:p>
          </table:table-cell>
          <table:table-cell office:value-type="string" calcext:value-type="string">
            <text:p>MS17HD6P4150-01-B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8.3" calcext:value-type="currency">
            <text:p>8.30 USD/PCE</text:p>
          </table:table-cell>
          <table:table-cell table:style-name="ce8" office:value-type="currency" office:currency="USD" office:value="16.6" calcext:value-type="currency">
            <text:p>16.6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HD-BL0032</text:p>
          </table:table-cell>
          <table:table-cell office:value-type="string" calcext:value-type="string">
            <text:p>[HD-BL0032] 1164-2P-06-2MR-1164-06 / GT 3 Single Sided Neoprene Belt - 1164mm by 6mm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B &amp; B Manufacturing, Inc</text:p>
          </table:table-cell>
          <table:table-cell office:value-type="string" calcext:value-type="string">
            <text:p>1164-2P-06 - 2MR-1164-06</text:p>
          </table:table-cell>
          <table:table-cell office:value-type="string" calcext:value-type="string">
            <text:p>B &amp; B Manufacturing, Inc</text:p>
          </table:table-cell>
          <table:table-cell office:value-type="string" calcext:value-type="string">
            <text:p>1164-2P-06 - 2MR-1164-06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2.79" calcext:value-type="currency">
            <text:p>2.79 USD/PCE</text:p>
          </table:table-cell>
          <table:table-cell table:style-name="ce8" office:value-type="currency" office:currency="USD" office:value="2.79" calcext:value-type="currency">
            <text:p>2.7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HD-BT0012</text:p>
          </table:table-cell>
          <table:table-cell office:value-type="string" calcext:value-type="string">
            <text:p>[HD-BT0012] M3 Set Screw (Grub Screw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818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40818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265" calcext:value-type="currency">
            <text:p>0.03 USD/PCE</text:p>
          </table:table-cell>
          <table:table-cell table:style-name="ce8" office:value-type="currency" office:currency="USD" office:value="0.106" calcext:value-type="currency">
            <text:p>0.1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HD-BT0039</text:p>
          </table:table-cell>
          <table:table-cell office:value-type="string" calcext:value-type="string">
            <text:p>[HD-BT0039] Metric Class 12.9 Socket Head Cap Screw, Alloy Steel, M3 Thread, 12MM Length, 0.50MM Pit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39505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39505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29" calcext:value-type="currency">
            <text:p>0.03 USD/PCE</text:p>
          </table:table-cell>
          <table:table-cell table:style-name="ce8" office:value-type="currency" office:currency="USD" office:value="0.087" calcext:value-type="currency">
            <text:p>0.0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HD-BT0073</text:p>
          </table:table-cell>
          <table:table-cell office:value-type="string" calcext:value-type="string">
            <text:p>[HD-BT0073] Class 10.9 Stl Button Head Socket Cap Screw M5 Size, 10 Mm Length, .8 Mm Pitch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Fastenal</text:p>
          </table:table-cell>
          <table:table-cell office:value-type="string" calcext:value-type="string">
            <text:p>1139905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735" calcext:value-type="currency">
            <text:p>0.07 USD/PCE</text:p>
          </table:table-cell>
          <table:table-cell table:style-name="ce8" office:value-type="currency" office:currency="USD" office:value="0.588" calcext:value-type="currency">
            <text:p>0.5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HD-BT0148</text:p>
          </table:table-cell>
          <table:table-cell office:value-type="string" calcext:value-type="string">
            <text:p>[HD-BT0148] Class 10.9 Steel Button-Head Socket Cap Screw, M3 Size, 10 mm Length, .5 mm Pitc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91239A115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40869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1323" calcext:value-type="currency">
            <text:p>0.13 USD/PCE</text:p>
          </table:table-cell>
          <table:table-cell table:style-name="ce8" office:value-type="currency" office:currency="USD" office:value="1.0584" calcext:value-type="currency">
            <text:p>1.0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HD-MS0055</text:p>
          </table:table-cell>
          <table:table-cell office:value-type="string" calcext:value-type="string">
            <text:p>[HD-MS0055] Metric Press-Fit Plastic Thumb Screw Head Knurled, Black, Fits M5 Screw, 16mm A, 6.5mm 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11225-04232</text:p>
          </table:table-cell>
          <table:table-cell office:value-type="string" calcext:value-type="string">
            <text:p>McMaster-Carr</text:p>
          </table:table-cell>
          <table:table-cell/>
          <table:table-cell office:value-type="string" calcext:value-type="string">
            <text:p>PCE</text:p>
          </table:table-cell>
          <table:table-cell table:style-name="ce4" office:value-type="currency" office:currency="USD/PCE" office:value="0.2" calcext:value-type="currency">
            <text:p>0.20 USD/PCE</text:p>
          </table:table-cell>
          <table:table-cell table:style-name="ce8" office:value-type="currency" office:currency="USD" office:value="0.8" calcext:value-type="currency">
            <text:p>0.8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HD-MS0058</text:p>
          </table:table-cell>
          <table:table-cell office:value-type="string" calcext:value-type="string">
            <text:p>[HD-MS0058] Wire Tie, 8" Black, pk 10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APU-08-18-0-M</text:p>
          </table:table-cell>
          <table:table-cell office:value-type="string" calcext:value-type="string">
            <text:p>Electronics Distributors Corp.</text:p>
          </table:table-cell>
          <table:table-cell office:value-type="string" calcext:value-type="string">
            <text:p>17-01125</text:p>
          </table:table-cell>
          <table:table-cell office:value-type="string" calcext:value-type="string">
            <text:p>pkg, 1000</text:p>
          </table:table-cell>
          <table:table-cell table:style-name="ce4" office:value-type="currency" office:currency="USD/PCE" office:value="0.01321" calcext:value-type="currency">
            <text:p>0.01 USD/PCE</text:p>
          </table:table-cell>
          <table:table-cell table:style-name="ce8" office:value-type="currency" office:currency="USD" office:value="0.09247" calcext:value-type="currency">
            <text:p>0.0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HD-MS0336</text:p>
          </table:table-cell>
          <table:table-cell office:value-type="string" calcext:value-type="string">
            <text:p>[HD-MS0336] Black Adhesive-Back Bumper, Square, Polyurethane, 3/4" Wide, 1/4" Hig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BS-29BLACK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1" calcext:value-type="currency">
            <text:p>0.10 USD/PCE</text:p>
          </table:table-cell>
          <table:table-cell table:style-name="ce8" office:value-type="currency" office:currency="USD" office:value="0.4" calcext:value-type="currency">
            <text:p>0.4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HD-MS0351</text:p>
          </table:table-cell>
          <table:table-cell office:value-type="string" calcext:value-type="string">
            <text:p>[HD-MS0351] Helical Flexible Shaft Coupling with Set Screw - X10835-5mm-5mm - Anodize IAW HPS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Helical Products Company, Inc. </text:p>
          </table:table-cell>
          <table:table-cell office:value-type="string" calcext:value-type="string">
            <text:p>30070</text:p>
          </table:table-cell>
          <table:table-cell office:value-type="string" calcext:value-type="string">
            <text:p>Helical Products Company, Inc. </text:p>
          </table:table-cell>
          <table:table-cell office:value-type="string" calcext:value-type="string">
            <text:p>30070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6.33" calcext:value-type="currency">
            <text:p>6.33 USD/PCE</text:p>
          </table:table-cell>
          <table:table-cell table:style-name="ce8" office:value-type="currency" office:currency="USD" office:value="12.66" calcext:value-type="currency">
            <text:p>12.6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HD-NT0053</text:p>
          </table:table-cell>
          <table:table-cell office:value-type="string" calcext:value-type="string">
            <text:p>[HD-NT0053] T-Slot Slide in T-nuts for Aluminum Frame, M5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T-slot</text:p>
          </table:table-cell>
          <table:table-cell office:value-type="string" calcext:value-type="string">
            <text:p>682888</text:p>
          </table:table-cell>
          <table:table-cell office:value-type="string" calcext:value-type="string">
            <text:p>In-Position Technologies</text:p>
          </table:table-cell>
          <table:table-cell office:value-type="string" calcext:value-type="string">
            <text:p>682888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12" calcext:value-type="currency">
            <text:p>0.12 USD/PCE</text:p>
          </table:table-cell>
          <table:table-cell table:style-name="ce8" office:value-type="currency" office:currency="USD" office:value="0.48" calcext:value-type="currency">
            <text:p>0.4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HD-RD0047</text:p>
          </table:table-cell>
          <table:table-cell office:value-type="string" calcext:value-type="string">
            <text:p>[HD-RD0047] 12mm X 515mm Stainless Steel Smooth Rod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Igus, Inc.</text:p>
          </table:table-cell>
          <table:table-cell office:value-type="string" calcext:value-type="string">
            <text:p>EWMR-12-515x</text:p>
          </table:table-cell>
          <table:table-cell office:value-type="string" calcext:value-type="string">
            <text:p>Igus, Inc.</text:p>
          </table:table-cell>
          <table:table-cell office:value-type="string" calcext:value-type="string">
            <text:p>EWMR-12-515x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9.2" calcext:value-type="currency">
            <text:p>9.20 USD/PCE</text:p>
          </table:table-cell>
          <table:table-cell table:style-name="ce8" office:value-type="currency" office:currency="USD" office:value="18.4" calcext:value-type="currency">
            <text:p>18.4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HD-WA0038</text:p>
          </table:table-cell>
          <table:table-cell office:value-type="string" calcext:value-type="string">
            <text:p>[HD-WA0038] Black-Oxide 18-8 Steel Flat Washer, M3 Screw Size, 3.2mm ID, 7.0mm OD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Fastenal</text:p>
          </table:table-cell>
          <table:table-cell office:value-type="string" calcext:value-type="string">
            <text:p>11264395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165" calcext:value-type="currency">
            <text:p>0.02 USD/PCE</text:p>
          </table:table-cell>
          <table:table-cell table:style-name="ce8" office:value-type="currency" office:currency="USD" office:value="0.1815" calcext:value-type="currency">
            <text:p>0.1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HD-WA0040</text:p>
          </table:table-cell>
          <table:table-cell office:value-type="string" calcext:value-type="string">
            <text:p>[HD-WA0040] Black-Oxide 18-8 Stainless Steel Flat Washer, M5 Screw Size, 5.3mm ID, 10.0mm O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Fastenal</text:p>
          </table:table-cell>
          <table:table-cell office:value-type="string" calcext:value-type="string">
            <text:p>11264558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2" calcext:value-type="currency">
            <text:p>0.02 USD/PCE</text:p>
          </table:table-cell>
          <table:table-cell table:style-name="ce8" office:value-type="currency" office:currency="USD" office:value="0.16" calcext:value-type="currency">
            <text:p>0.1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AS-PR0082</text:p>
          </table:table-cell>
          <table:table-cell office:value-type="string" calcext:value-type="string">
            <text:p>[AS-PR0082] Feed Tube Assembly, v3.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PP-GP0219</text:p>
          </table:table-cell>
          <table:table-cell office:value-type="string" calcext:value-type="string">
            <text:p>[PP-GP0219] Feed tube spinner v3.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5.45" calcext:value-type="float">
            <text:p>5.45</text:p>
          </table:table-cell>
          <table:table-cell office:value-type="string" calcext:value-type="string">
            <text:p>g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6" office:value-type="currency" office:currency="USD/g" office:value="0.019841619781654" calcext:value-type="currency">
            <text:p>0.02 USD/g</text:p>
          </table:table-cell>
          <table:table-cell table:style-name="ce8" office:value-type="currency" office:currency="USD" office:value="0.108136827810014" calcext:value-type="currency">
            <text:p>0.1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HD-MS0058</text:p>
          </table:table-cell>
          <table:table-cell office:value-type="string" calcext:value-type="string">
            <text:p>[HD-MS0058] Wire Tie, 8" Black, pk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APU-08-18-0-M</text:p>
          </table:table-cell>
          <table:table-cell office:value-type="string" calcext:value-type="string">
            <text:p>Electronics Distributors Corp.</text:p>
          </table:table-cell>
          <table:table-cell office:value-type="string" calcext:value-type="string">
            <text:p>17-01125</text:p>
          </table:table-cell>
          <table:table-cell office:value-type="string" calcext:value-type="string">
            <text:p>pkg, 1000</text:p>
          </table:table-cell>
          <table:table-cell table:style-name="ce4" office:value-type="currency" office:currency="USD/PCE" office:value="0.01321" calcext:value-type="currency">
            <text:p>0.01 USD/PCE</text:p>
          </table:table-cell>
          <table:table-cell table:style-name="ce8" office:value-type="currency" office:currency="USD" office:value="0.01321" calcext:value-type="currency">
            <text:p>0.0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HD-TB0007</text:p>
          </table:table-cell>
          <table:table-cell office:value-type="string" calcext:value-type="string">
            <text:p>[HD-TB0007] Feed Tube, 0.187 ID X .250 OD NAT PTFE Tube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Zeus</text:p>
          </table:table-cell>
          <table:table-cell office:value-type="string" calcext:value-type="string">
            <text:p>15798</text:p>
          </table:table-cell>
          <table:table-cell office:value-type="string" calcext:value-type="string">
            <text:p>Professional Plastics</text:p>
          </table:table-cell>
          <table:table-cell office:value-type="string" calcext:value-type="string">
            <text:p>0.187 ID X .250 OD NAT PTFE TUBE </text:p>
          </table:table-cell>
          <table:table-cell office:value-type="string" calcext:value-type="string">
            <text:p>ft, 500</text:p>
          </table:table-cell>
          <table:table-cell table:style-name="ce5" office:value-type="currency" office:currency="USD/mm" office:value="0.00000780839895013123" calcext:value-type="currency">
            <text:p>0.00 USD/mm</text:p>
          </table:table-cell>
          <table:table-cell table:style-name="ce8" office:value-type="currency" office:currency="USD" office:value="0.00663713910761155" calcext:value-type="currency">
            <text:p>0.0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DC-MS0049</text:p>
          </table:table-cell>
          <table:table-cell office:value-type="string" calcext:value-type="string">
            <text:p>[DC-MS0049] Test/Acceptance record TAZ 6.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THE PRINT SHOP OF LOVELAND LLC (FORMERLY LIGHT SPEED COLOR)</text:p>
          </table:table-cell>
          <table:table-cell/>
          <table:table-cell office:value-type="string" calcext:value-type="string">
            <text:p>PCE</text:p>
          </table:table-cell>
          <table:table-cell table:style-name="ce4" office:value-type="currency" office:currency="USD/PCE" office:value="0.33" calcext:value-type="currency">
            <text:p>0.33 USD/PCE</text:p>
          </table:table-cell>
          <table:table-cell table:style-name="ce8" office:value-type="currency" office:currency="USD" office:value="0.33" calcext:value-type="currency">
            <text:p>0.3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EL-CA0030</text:p>
          </table:table-cell>
          <table:table-cell office:value-type="string" calcext:value-type="string">
            <text:p>[EL-CA0030] North American - 6ft 18AWG Power Cord Cable w/ 3 Conductor PC Power Connector Socket (C13/5-15P) - Black, 52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3271V86</text:p>
          </table:table-cell>
          <table:table-cell office:value-type="string" calcext:value-type="string">
            <text:p>Linvox</text:p>
          </table:table-cell>
          <table:table-cell office:value-type="string" calcext:value-type="string">
            <text:p>3271V86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1.2" calcext:value-type="currency">
            <text:p>1.20 USD/PCE</text:p>
          </table:table-cell>
          <table:table-cell table:style-name="ce8" office:value-type="currency" office:currency="USD" office:value="1.2" calcext:value-type="currency">
            <text:p>1.2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EL-CA0063</text:p>
          </table:table-cell>
          <table:table-cell office:value-type="string" calcext:value-type="string">
            <text:p>[EL-CA0063] 6ft Tripp Lite - USB 2.0 A/B Gold Device Cable Ferrite Chokes A Male B M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U023-006</text:p>
          </table:table-cell>
          <table:table-cell office:value-type="string" calcext:value-type="string">
            <text:p>Electronics Distributors Corp.</text:p>
          </table:table-cell>
          <table:table-cell office:value-type="string" calcext:value-type="string">
            <text:p>U023-006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2.89" calcext:value-type="currency">
            <text:p>2.89 USD/PCE</text:p>
          </table:table-cell>
          <table:table-cell table:style-name="ce8" office:value-type="currency" office:currency="USD" office:value="2.89" calcext:value-type="currency">
            <text:p>2.8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EL-MS0385</text:p>
          </table:table-cell>
          <table:table-cell office:value-type="string" calcext:value-type="string">
            <text:p>[EL-MS0385] Verbatim 8GB SDHC Class 10 UHS-I / Bulk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99197 – 8GB SDHC Memory Card Class 10 UHS-1</text:p>
          </table:table-cell>
          <table:table-cell office:value-type="string" calcext:value-type="string">
            <text:p>Verbatim Americas, LLC</text:p>
          </table:table-cell>
          <table:table-cell office:value-type="string" calcext:value-type="string">
            <text:p>99197 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4.95" calcext:value-type="currency">
            <text:p>4.95 USD/PCE</text:p>
          </table:table-cell>
          <table:table-cell table:style-name="ce8" office:value-type="currency" office:currency="USD" office:value="4.95" calcext:value-type="currency">
            <text:p>4.9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HD-BT0082</text:p>
          </table:table-cell>
          <table:table-cell office:value-type="string" calcext:value-type="string">
            <text:p>[HD-BT0082] Metric 18-8 SS Flat Head Socket Cap Screw M3 Size, 16mm Length, .50mm Pitc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Fastenal</text:p>
          </table:table-cell>
          <table:table-cell office:value-type="string" calcext:value-type="string">
            <text:p>M42510016A20000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738" calcext:value-type="currency">
            <text:p>0.07 USD/PCE</text:p>
          </table:table-cell>
          <table:table-cell table:style-name="ce8" office:value-type="currency" office:currency="USD" office:value="0.2952" calcext:value-type="currency">
            <text:p>0.3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HD-MS0287</text:p>
          </table:table-cell>
          <table:table-cell office:value-type="string" calcext:value-type="string">
            <text:p>[HD-MS0287] Metric 18-8 Stainless Steel Unthreaded Spacer, 8mm OD, 10mm Length, M3 Screw Siz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Hardware Speciality</text:p>
          </table:table-cell>
          <table:table-cell office:value-type="string" calcext:value-type="string">
            <text:p>SS-5007-30-10.0-00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398" calcext:value-type="currency">
            <text:p>0.40 USD/PCE</text:p>
          </table:table-cell>
          <table:table-cell table:style-name="ce8" office:value-type="currency" office:currency="USD" office:value="1.592" calcext:value-type="currency">
            <text:p>1.5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PP-MP0082</text:p>
          </table:table-cell>
          <table:table-cell office:value-type="string" calcext:value-type="string">
            <text:p>[PP-MP0082] Bed Leveling Washer, 303 S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MBK Machine Corp. (S&amp;DC CORP)</text:p>
          </table:table-cell>
          <table:table-cell/>
          <table:table-cell office:value-type="string" calcext:value-type="string">
            <text:p>PCE</text:p>
          </table:table-cell>
          <table:table-cell table:style-name="ce4" office:value-type="currency" office:currency="USD/PCE" office:value="2.9" calcext:value-type="currency">
            <text:p>2.90 USD/PCE</text:p>
          </table:table-cell>
          <table:table-cell table:style-name="ce8" office:value-type="currency" office:currency="USD" office:value="11.6" calcext:value-type="currency">
            <text:p>11.6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RM-MS0034</text:p>
          </table:table-cell>
          <table:table-cell office:value-type="string" calcext:value-type="string">
            <text:p>[RM-MS0034] nGen Amphora (colorFabb) 2.85 mm filament, 5lb Reel, AM3300 Polymer, LulzBot Green 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colorFabb B.V.</text:p>
          </table:table-cell>
          <table:table-cell table:number-columns-repeated="4"/>
          <table:table-cell table:style-name="ce7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AS-PK0006</text:p>
          </table:table-cell>
          <table:table-cell office:value-type="string" calcext:value-type="string">
            <text:p>[AS-PK0006] TAZ6, Olive Oil, Documentation Ba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SH-PG0083</text:p>
          </table:table-cell>
          <table:table-cell office:value-type="string" calcext:value-type="string">
            <text:p>[SH-PG0083] 9 x 12" 8 Mil Reclosable Bag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Uline</text:p>
          </table:table-cell>
          <table:table-cell office:value-type="string" calcext:value-type="string">
            <text:p>S-13440</text:p>
          </table:table-cell>
          <table:table-cell office:value-type="string" calcext:value-type="string">
            <text:p>pkg, 500</text:p>
          </table:table-cell>
          <table:table-cell table:style-name="ce4" office:value-type="currency" office:currency="USD/PCE" office:value="0.294" calcext:value-type="currency">
            <text:p>0.29 USD/PCE</text:p>
          </table:table-cell>
          <table:table-cell table:style-name="ce8" office:value-type="currency" office:currency="USD" office:value="0.294" calcext:value-type="currency">
            <text:p>0.2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DC-MN0015</text:p>
          </table:table-cell>
          <table:table-cell office:value-type="string" calcext:value-type="string">
            <text:p>[DC-MN0015] Lulzbot-TAZ 6.0 User Manual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LIGHTNING SOURCE</text:p>
          </table:table-cell>
          <table:table-cell office:value-type="string" calcext:value-type="string">
            <text:p>9780989378482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4.3" calcext:value-type="currency">
            <text:p>4.30 USD/PCE</text:p>
          </table:table-cell>
          <table:table-cell table:style-name="ce8" office:value-type="currency" office:currency="USD" office:value="4.3" calcext:value-type="currency">
            <text:p>4.3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DC-MN0016</text:p>
          </table:table-cell>
          <table:table-cell office:value-type="string" calcext:value-type="string">
            <text:p>[DC-MN0016] Operating Guide, TAZ 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Color Pro</text:p>
          </table:table-cell>
          <table:table-cell/>
          <table:table-cell office:value-type="string" calcext:value-type="string">
            <text:p>PCE</text:p>
          </table:table-cell>
          <table:table-cell table:style-name="ce4" office:value-type="currency" office:currency="USD/PCE" office:value="2.2409" calcext:value-type="currency">
            <text:p>2.24 USD/PCE</text:p>
          </table:table-cell>
          <table:table-cell table:style-name="ce8" office:value-type="currency" office:currency="USD" office:value="2.2409" calcext:value-type="currency">
            <text:p>2.2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DC-MN0017</text:p>
          </table:table-cell>
          <table:table-cell office:value-type="string" calcext:value-type="string">
            <text:p>[DC-MN0017] Unboxing Guide, TAZ 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Color Pro</text:p>
          </table:table-cell>
          <table:table-cell/>
          <table:table-cell office:value-type="string" calcext:value-type="string">
            <text:p>PCE</text:p>
          </table:table-cell>
          <table:table-cell table:style-name="ce4" office:value-type="currency" office:currency="USD/PCE" office:value="2.2409" calcext:value-type="currency">
            <text:p>2.24 USD/PCE</text:p>
          </table:table-cell>
          <table:table-cell table:style-name="ce8" office:value-type="currency" office:currency="USD" office:value="2.2409" calcext:value-type="currency">
            <text:p>2.2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DC-MS0076</text:p>
          </table:table-cell>
          <table:table-cell office:value-type="string" calcext:value-type="string">
            <text:p>[DC-MS0076] Cura Update Insert Card 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Coren Printing Inc.</text:p>
          </table:table-cell>
          <table:table-cell/>
          <table:table-cell office:value-type="string" calcext:value-type="string">
            <text:p>PCE</text:p>
          </table:table-cell>
          <table:table-cell table:style-name="ce4" office:value-type="currency" office:currency="USD/PCE" office:value="0.2" calcext:value-type="currency">
            <text:p>0.20 USD/PCE</text:p>
          </table:table-cell>
          <table:table-cell table:style-name="ce8" office:value-type="currency" office:currency="USD" office:value="0.2" calcext:value-type="currency">
            <text:p>0.2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AS-PK0007</text:p>
          </table:table-cell>
          <table:table-cell office:value-type="string" calcext:value-type="string">
            <text:p>[AS-PK0007] TAZ6, Olive Oil, Extruder Pack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DC-LB0107</text:p>
          </table:table-cell>
          <table:table-cell office:value-type="string" calcext:value-type="string">
            <text:p>[DC-LB0107] TAZ 6 Inner Box Label #2, Conte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Sticker Giant</text:p>
          </table:table-cell>
          <table:table-cell/>
          <table:table-cell office:value-type="string" calcext:value-type="string">
            <text:p>PCE</text:p>
          </table:table-cell>
          <table:table-cell table:style-name="ce4" office:value-type="currency" office:currency="USD/PCE" office:value="0.0856" calcext:value-type="currency">
            <text:p>0.09 USD/PCE</text:p>
          </table:table-cell>
          <table:table-cell table:style-name="ce8" office:value-type="currency" office:currency="USD" office:value="0.0856" calcext:value-type="currency">
            <text:p>0.0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SH-BX0055</text:p>
          </table:table-cell>
          <table:table-cell office:value-type="string" calcext:value-type="string">
            <text:p>[SH-BX0055] TAZ 6 Tool Head and Accessory Box: 9-1/2 x 7 x 3-7/8 Die Cut, 32 ECT, B Flute, Kraft, Pl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Preferred Packaging Products, Inc. </text:p>
          </table:table-cell>
          <table:table-cell office:value-type="string" calcext:value-type="string">
            <text:p>3080I</text:p>
          </table:table-cell>
          <table:table-cell office:value-type="string" calcext:value-type="string">
            <text:p>Preferred Packaging Products, Inc. </text:p>
          </table:table-cell>
          <table:table-cell office:value-type="string" calcext:value-type="string">
            <text:p>3080I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1.82" calcext:value-type="currency">
            <text:p>1.82 USD/PCE</text:p>
          </table:table-cell>
          <table:table-cell table:style-name="ce8" office:value-type="currency" office:currency="USD" office:value="1.82" calcext:value-type="currency">
            <text:p>1.8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SH-PG0123</text:p>
          </table:table-cell>
          <table:table-cell office:value-type="string" calcext:value-type="string">
            <text:p>[SH-PG0123] TAZ 6: Tool Head Foam Insert: 1.2 lb. Density Extruded Polyethylene Foam, Gr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Preferred Packaging Products, Inc. </text:p>
          </table:table-cell>
          <table:table-cell office:value-type="string" calcext:value-type="string">
            <text:p>3080D</text:p>
          </table:table-cell>
          <table:table-cell office:value-type="string" calcext:value-type="string">
            <text:p>Preferred Packaging Products, Inc. </text:p>
          </table:table-cell>
          <table:table-cell office:value-type="string" calcext:value-type="string">
            <text:p>3080D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2.42" calcext:value-type="currency">
            <text:p>2.42 USD/PCE</text:p>
          </table:table-cell>
          <table:table-cell table:style-name="ce8" office:value-type="currency" office:currency="USD" office:value="2.42" calcext:value-type="currency">
            <text:p>2.4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HD-MS0375</text:p>
          </table:table-cell>
          <table:table-cell office:value-type="string" calcext:value-type="string">
            <text:p>[HD-MS0375] ESD Foam 1.06" x .6" x .3" - Extruder Pin Inser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Preferred Packaging Products, Inc. </text:p>
          </table:table-cell>
          <table:table-cell office:value-type="string" calcext:value-type="string">
            <text:p>04075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77" calcext:value-type="currency">
            <text:p>0.08 USD/PCE</text:p>
          </table:table-cell>
          <table:table-cell table:style-name="ce8" office:value-type="currency" office:currency="USD" office:value="0.077" calcext:value-type="currency">
            <text:p>0.0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AS-PK0008</text:p>
          </table:table-cell>
          <table:table-cell office:value-type="string" calcext:value-type="string">
            <text:p>[AS-PK0008] TAZ6, Olive Oil, Accessories Pack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AS-PR0108</text:p>
          </table:table-cell>
          <table:table-cell office:value-type="string" calcext:value-type="string">
            <text:p>[AS-PR0108] Filament sample p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RM-MS0035</text:p>
          </table:table-cell>
          <table:table-cell office:value-type="string" calcext:value-type="string">
            <text:p>[RM-MS0035] nGen Amphora (colorFabb) Sample Pack, AM3300 Polymer, LulzBot Gre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6"/>
          <table:table-cell table:style-name="ce7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SH-PG0083</text:p>
          </table:table-cell>
          <table:table-cell office:value-type="string" calcext:value-type="string">
            <text:p>[SH-PG0083] 9 x 12" 8 Mil Reclosable Bag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Uline</text:p>
          </table:table-cell>
          <table:table-cell office:value-type="string" calcext:value-type="string">
            <text:p>S-13440</text:p>
          </table:table-cell>
          <table:table-cell office:value-type="string" calcext:value-type="string">
            <text:p>pkg, 500</text:p>
          </table:table-cell>
          <table:table-cell table:style-name="ce4" office:value-type="currency" office:currency="USD/PCE" office:value="0.294" calcext:value-type="currency">
            <text:p>0.29 USD/PCE</text:p>
          </table:table-cell>
          <table:table-cell table:style-name="ce8" office:value-type="currency" office:currency="USD" office:value="0.294" calcext:value-type="currency">
            <text:p>0.2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SH-MS0057</text:p>
          </table:table-cell>
          <table:table-cell office:value-type="string" calcext:value-type="string">
            <text:p>[SH-MS0057] Label nGen Sample (for Olive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Sticker Giant</text:p>
          </table:table-cell>
          <table:table-cell/>
          <table:table-cell office:value-type="string" calcext:value-type="string">
            <text:p>PCE</text:p>
          </table:table-cell>
          <table:table-cell table:style-name="ce4" office:value-type="currency" office:currency="USD/PCE" office:value="0.21609" calcext:value-type="currency">
            <text:p>0.22 USD/PCE</text:p>
          </table:table-cell>
          <table:table-cell table:style-name="ce8" office:value-type="currency" office:currency="USD" office:value="0.21609" calcext:value-type="currency">
            <text:p>0.2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DC-LB0095</text:p>
          </table:table-cell>
          <table:table-cell office:value-type="string" calcext:value-type="string">
            <text:p>[DC-LB0095] LulzBot Logo Sticker, 3 - In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Sticker Giant</text:p>
          </table:table-cell>
          <table:table-cell/>
          <table:table-cell office:value-type="string" calcext:value-type="string">
            <text:p>PCE</text:p>
          </table:table-cell>
          <table:table-cell table:style-name="ce4" office:value-type="currency" office:currency="USD/PCE" office:value="0.2515" calcext:value-type="currency">
            <text:p>0.25 USD/PCE</text:p>
          </table:table-cell>
          <table:table-cell table:style-name="ce8" office:value-type="currency" office:currency="USD" office:value="0.2515" calcext:value-type="currency">
            <text:p>0.2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DC-LB0106</text:p>
          </table:table-cell>
          <table:table-cell office:value-type="string" calcext:value-type="string">
            <text:p>[DC-LB0106] TAZ 6 Inner Box Label #1 Contents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Sticker Giant</text:p>
          </table:table-cell>
          <table:table-cell/>
          <table:table-cell office:value-type="string" calcext:value-type="string">
            <text:p>PCE</text:p>
          </table:table-cell>
          <table:table-cell table:style-name="ce4" office:value-type="currency" office:currency="USD/PCE" office:value="0.1007" calcext:value-type="currency">
            <text:p>0.10 USD/PCE</text:p>
          </table:table-cell>
          <table:table-cell table:style-name="ce8" office:value-type="currency" office:currency="USD" office:value="0.1007" calcext:value-type="currency">
            <text:p>0.1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SH-BX0055</text:p>
          </table:table-cell>
          <table:table-cell office:value-type="string" calcext:value-type="string">
            <text:p>[SH-BX0055] TAZ 6 Tool Head and Accessory Box: 9-1/2 x 7 x 3-7/8 Die Cut, 32 ECT, B Flute, Kraft, Pl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Preferred Packaging Products, Inc. </text:p>
          </table:table-cell>
          <table:table-cell office:value-type="string" calcext:value-type="string">
            <text:p>3080I</text:p>
          </table:table-cell>
          <table:table-cell office:value-type="string" calcext:value-type="string">
            <text:p>Preferred Packaging Products, Inc. </text:p>
          </table:table-cell>
          <table:table-cell office:value-type="string" calcext:value-type="string">
            <text:p>3080I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1.82" calcext:value-type="currency">
            <text:p>1.82 USD/PCE</text:p>
          </table:table-cell>
          <table:table-cell table:style-name="ce8" office:value-type="currency" office:currency="USD" office:value="1.82" calcext:value-type="currency">
            <text:p>1.8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SH-PG0031</text:p>
          </table:table-cell>
          <table:table-cell office:value-type="string" calcext:value-type="string">
            <text:p>[SH-PG0031] 2 x 3" No Print Reclosable Static Shielding Bags (ESD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Uline</text:p>
          </table:table-cell>
          <table:table-cell office:value-type="string" calcext:value-type="string">
            <text:p>S-6509</text:p>
          </table:table-cell>
          <table:table-cell office:value-type="string" calcext:value-type="string">
            <text:p>pkg, 100</text:p>
          </table:table-cell>
          <table:table-cell table:style-name="ce4" office:value-type="currency" office:currency="USD/PCE" office:value="0.13" calcext:value-type="currency">
            <text:p>0.13 USD/PCE</text:p>
          </table:table-cell>
          <table:table-cell table:style-name="ce8" office:value-type="currency" office:currency="USD" office:value="0.13" calcext:value-type="currency">
            <text:p>0.1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AS-PK0029</text:p>
          </table:table-cell>
          <table:table-cell office:value-type="string" calcext:value-type="string">
            <text:p>[AS-PK0029] Universal Tool K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AS-PK0010</text:p>
          </table:table-cell>
          <table:table-cell office:value-type="string" calcext:value-type="string">
            <text:p>[AS-PK0010] 90 mm wiper pad s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, 90mm, 5 pack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AS-PR0023</text:p>
          </table:table-cell>
          <table:table-cell office:value-type="string" calcext:value-type="string">
            <text:p>[AS-PR0023] 90mm Cut wiper pa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CE, 90mm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FP0087</text:p>
          </table:table-cell>
          <table:table-cell office:value-type="string" calcext:value-type="string">
            <text:p>[PP-FP0087] LulzBot Wiper Pads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mm</text:p>
          </table:table-cell>
          <table:table-cell table:number-columns-repeated="3"/>
          <table:table-cell office:value-type="string" calcext:value-type="string">
            <text:p>eNTWORKS Ltd. </text:p>
          </table:table-cell>
          <table:table-cell/>
          <table:table-cell office:value-type="string" calcext:value-type="string">
            <text:p>ft, 25</text:p>
          </table:table-cell>
          <table:table-cell table:style-name="ce5" office:value-type="currency" office:currency="USD/mm" office:value="0.00695538057742782" calcext:value-type="currency">
            <text:p>0.01 USD/mm</text:p>
          </table:table-cell>
          <table:table-cell table:style-name="ce8" office:value-type="currency" office:currency="USD" office:value="0.625984251968504" calcext:value-type="currency">
            <text:p>0.6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SR-MN0007</text:p>
          </table:table-cell>
          <table:table-cell office:value-type="string" calcext:value-type="string">
            <text:p>[SR-MN0007] Service for Cutting Wiper Pad AS-PR0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CCX Corp.</text:p>
          </table:table-cell>
          <table:table-cell office:value-type="string" calcext:value-type="string">
            <text:p>WIPERKIT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1" calcext:value-type="currency">
            <text:p>0.01 USD/PCE</text:p>
          </table:table-cell>
          <table:table-cell table:style-name="ce8" office:value-type="currency" office:currency="USD" office:value="0.01" calcext:value-type="currency">
            <text:p>0.0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AS-PK0027</text:p>
          </table:table-cell>
          <table:table-cell office:value-type="string" calcext:value-type="string">
            <text:p>[AS-PK0027] Clam knife with lab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TL-HD0359</text:p>
          </table:table-cell>
          <table:table-cell office:value-type="string" calcext:value-type="string">
            <text:p>[TL-HD0359] 7 1/2" Nylon Handle Clam Knife - Laser Etched with "Sharp" Ic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Laser Engraving Designs, LLC</text:p>
          </table:table-cell>
          <table:table-cell/>
          <table:table-cell office:value-type="string" calcext:value-type="string">
            <text:p>PCE</text:p>
          </table:table-cell>
          <table:table-cell table:style-name="ce4" office:value-type="currency" office:currency="USD/PCE" office:value="0.6" calcext:value-type="currency">
            <text:p>0.60 USD/PCE</text:p>
          </table:table-cell>
          <table:table-cell table:style-name="ce8" office:value-type="currency" office:currency="USD" office:value="0.6" calcext:value-type="currency">
            <text:p>0.6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SR-MN0010</text:p>
          </table:table-cell>
          <table:table-cell office:value-type="string" calcext:value-type="string">
            <text:p>[SR-MN0010] Laser Etching Service for Clam Knive, TL-HD0009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Laser Engraving Design</text:p>
          </table:table-cell>
          <table:table-cell/>
          <table:table-cell office:value-type="string" calcext:value-type="string">
            <text:p>PCE</text:p>
          </table:table-cell>
          <table:table-cell table:style-name="ce4" office:value-type="currency" office:currency="USD/PCE" office:value="0.51" calcext:value-type="currency">
            <text:p>0.51 USD/PCE</text:p>
          </table:table-cell>
          <table:table-cell table:style-name="ce8" office:value-type="currency" office:currency="USD" office:value="0.51" calcext:value-type="currency">
            <text:p>0.5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TL-HD0009</text:p>
          </table:table-cell>
          <table:table-cell office:value-type="string" calcext:value-type="string">
            <text:p>[TL-HD0009] 7 1/2" Nylon Handle Clam Knif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WEBstaurant Store</text:p>
          </table:table-cell>
          <table:table-cell office:value-type="string" calcext:value-type="string">
            <text:p>35340592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2.03" calcext:value-type="currency">
            <text:p>2.03 USD/PCE</text:p>
          </table:table-cell>
          <table:table-cell table:style-name="ce8" office:value-type="currency" office:currency="USD" office:value="2.03" calcext:value-type="currency">
            <text:p>2.0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DC-LB0062</text:p>
          </table:table-cell>
          <table:table-cell office:value-type="string" calcext:value-type="string">
            <text:p>[DC-LB0062] Clam Knife Sheath Sticker - Caution Sharp Blade! (1"x2.5" Rectangle)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Sticker Giant</text:p>
          </table:table-cell>
          <table:table-cell/>
          <table:table-cell office:value-type="string" calcext:value-type="string">
            <text:p>PCE</text:p>
          </table:table-cell>
          <table:table-cell table:style-name="ce4" office:value-type="currency" office:currency="USD/PCE" office:value="0.03914" calcext:value-type="currency">
            <text:p>0.04 USD/PCE</text:p>
          </table:table-cell>
          <table:table-cell table:style-name="ce8" office:value-type="currency" office:currency="USD" office:value="0.03914" calcext:value-type="currency">
            <text:p>0.0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AS-PK0030</text:p>
          </table:table-cell>
          <table:table-cell office:value-type="string" calcext:value-type="string">
            <text:p>[AS-PK0030] Tool Sub Kit, Universal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TL-HD0008</text:p>
          </table:table-cell>
          <table:table-cell office:value-type="string" calcext:value-type="string">
            <text:p>[TL-HD0008] Stainless Steel Pocket Rule Semiflexible, Metric Grads, 150 mm Leng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<text:s/>Image Supply Service, Inc.</text:p>
          </table:table-cell>
          <table:table-cell office:value-type="string" calcext:value-type="string">
            <text:p>90013A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1.99" calcext:value-type="currency">
            <text:p>1.99 USD/PCE</text:p>
          </table:table-cell>
          <table:table-cell table:style-name="ce8" office:value-type="currency" office:currency="USD" office:value="1.99" calcext:value-type="currency">
            <text:p>1.9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TL-HD0046</text:p>
          </table:table-cell>
          <table:table-cell office:value-type="string" calcext:value-type="string">
            <text:p>[TL-HD0046] PRO DENTAL PICK (PROBE) (DP-19) M S V - in a protective sleeve or with a safety ca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PRECISION PRODUCTS.US</text:p>
          </table:table-cell>
          <table:table-cell office:value-type="string" calcext:value-type="string">
            <text:p>J1031S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1.19" calcext:value-type="currency">
            <text:p>1.19 USD/PCE</text:p>
          </table:table-cell>
          <table:table-cell table:style-name="ce8" office:value-type="currency" office:currency="USD" office:value="1.19" calcext:value-type="currency">
            <text:p>1.1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TL-HD0049</text:p>
          </table:table-cell>
          <table:table-cell office:value-type="string" calcext:value-type="string">
            <text:p>[TL-HD0049] 6" Deluxe Bent Stainless Steel Tweezers with Serrated Teeth and Safety Ca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ROEDER INDUSTRIES INC.</text:p>
          </table:table-cell>
          <table:table-cell office:value-type="string" calcext:value-type="string">
            <text:p>TWE6 6'' Tweezers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1.44" calcext:value-type="currency">
            <text:p>1.44 USD/PCE</text:p>
          </table:table-cell>
          <table:table-cell table:style-name="ce8" office:value-type="currency" office:currency="USD" office:value="1.44" calcext:value-type="currency">
            <text:p>1.4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TL-CS0255</text:p>
          </table:table-cell>
          <table:table-cell office:value-type="string" calcext:value-type="string">
            <text:p>[TL-CS0255] Scotch Brite Maroon Pad, 2"X 3"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TL-MS0568</text:p>
          </table:table-cell>
          <table:table-cell office:value-type="string" calcext:value-type="string">
            <text:p>[TL-MS0568] Abrasive Roll, 2" W x 30 ft. L Roll - Maroon</text:p>
          </table:table-cell>
          <table:table-cell office:value-type="float" office:value="76.2" calcext:value-type="float">
            <text:p>76.2</text:p>
          </table:table-cell>
          <table:table-cell office:value-type="string" calcext:value-type="string">
            <text:p>mm</text:p>
          </table:table-cell>
          <table:table-cell table:number-columns-repeated="3"/>
          <table:table-cell office:value-type="string" calcext:value-type="string">
            <text:p>Zoro Tools</text:p>
          </table:table-cell>
          <table:table-cell office:value-type="string" calcext:value-type="string">
            <text:p>G1446654</text:p>
          </table:table-cell>
          <table:table-cell office:value-type="string" calcext:value-type="string">
            <text:p>ft, 30</text:p>
          </table:table-cell>
          <table:table-cell table:style-name="ce5" office:value-type="currency" office:currency="USD/mm" office:value="0.00331692913385827" calcext:value-type="currency">
            <text:p>0.00 USD/mm</text:p>
          </table:table-cell>
          <table:table-cell table:style-name="ce8" office:value-type="currency" office:currency="USD" office:value="0.25275" calcext:value-type="currency">
            <text:p>0.2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TL-CS0117</text:p>
          </table:table-cell>
          <table:table-cell office:value-type="string" calcext:value-type="string">
            <text:p>[TL-CS0117] Elmer's Glue Sticks, .77o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mazon</text:p>
          </table:table-cell>
          <table:table-cell office:value-type="string" calcext:value-type="string">
            <text:p>B000U6FJQE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6575" calcext:value-type="currency">
            <text:p>0.66 USD/PCE</text:p>
          </table:table-cell>
          <table:table-cell table:style-name="ce8" office:value-type="currency" office:currency="USD" office:value="0.6575" calcext:value-type="currency">
            <text:p>0.6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TL-HD0048</text:p>
          </table:table-cell>
          <table:table-cell office:value-type="string" calcext:value-type="string">
            <text:p>[TL-HD0048] Elmer's X-Acto No. 1 Precision Knife - Alumin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mazon</text:p>
          </table:table-cell>
          <table:table-cell/>
          <table:table-cell office:value-type="string" calcext:value-type="string">
            <text:p>PCE</text:p>
          </table:table-cell>
          <table:table-cell table:style-name="ce4" office:value-type="currency" office:currency="USD/PCE" office:value="2" calcext:value-type="currency">
            <text:p>2.00 USD/PCE</text:p>
          </table:table-cell>
          <table:table-cell table:style-name="ce8" office:value-type="currency" office:currency="USD" office:value="2" calcext:value-type="currency">
            <text:p>2.0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TL-HD0050</text:p>
          </table:table-cell>
          <table:table-cell office:value-type="string" calcext:value-type="string">
            <text:p>[TL-HD0050] 6" Long Nose Pli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Electronics Distributors Corp.</text:p>
          </table:table-cell>
          <table:table-cell/>
          <table:table-cell office:value-type="string" calcext:value-type="string">
            <text:p>PCE</text:p>
          </table:table-cell>
          <table:table-cell table:style-name="ce4" office:value-type="currency" office:currency="USD/PCE" office:value="2.6" calcext:value-type="currency">
            <text:p>2.60 USD/PCE</text:p>
          </table:table-cell>
          <table:table-cell table:style-name="ce8" office:value-type="currency" office:currency="USD" office:value="2.6" calcext:value-type="currency">
            <text:p>2.6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TL-HD0468</text:p>
          </table:table-cell>
          <table:table-cell office:value-type="string" calcext:value-type="string">
            <text:p>[TL-HD0468] 7 pc Long Arm Ball Hex Key Wrench Set (Metric) - R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Bondhus</text:p>
          </table:table-cell>
          <table:table-cell office:value-type="string" calcext:value-type="string">
            <text:p>03-HD468</text:p>
          </table:table-cell>
          <table:table-cell office:value-type="string" calcext:value-type="string">
            <text:p>Electronics Distributors Corp.</text:p>
          </table:table-cell>
          <table:table-cell office:value-type="string" calcext:value-type="string">
            <text:p>03-HD0468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5.25" calcext:value-type="currency">
            <text:p>5.25 USD/PCE</text:p>
          </table:table-cell>
          <table:table-cell table:style-name="ce8" office:value-type="currency" office:currency="USD" office:value="5.25" calcext:value-type="currency">
            <text:p>5.2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TL-MS0343</text:p>
          </table:table-cell>
          <table:table-cell office:value-type="string" calcext:value-type="string">
            <text:p>[TL-MS0343] Bright Travels Hanging Utility Kit - TAZ Tool Bag with LulzBot Green Log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7007-04BKOR</text:p>
          </table:table-cell>
          <table:table-cell office:value-type="string" calcext:value-type="string">
            <text:p>Specialty Incentives, Inc</text:p>
          </table:table-cell>
          <table:table-cell office:value-type="string" calcext:value-type="string">
            <text:p>7007-04BKOR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7.39" calcext:value-type="currency">
            <text:p>7.39 USD/PCE</text:p>
          </table:table-cell>
          <table:table-cell table:style-name="ce8" office:value-type="currency" office:currency="USD" office:value="7.39" calcext:value-type="currency">
            <text:p>7.3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DC-LB0063</text:p>
          </table:table-cell>
          <table:table-cell office:value-type="string" calcext:value-type="string">
            <text:p>[DC-LB0063] Modification Warning Insert Modification 2.75 x 8.5 on 100 lb. Astrobright Lift Off Lemon Very Brig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THE PRINT SHOP OF LOVELAND LLC (FORMERLY LIGHT SPEED COLOR)</text:p>
          </table:table-cell>
          <table:table-cell/>
          <table:table-cell office:value-type="string" calcext:value-type="string">
            <text:p>PCE</text:p>
          </table:table-cell>
          <table:table-cell table:style-name="ce4" office:value-type="currency" office:currency="USD/PCE" office:value="0.085" calcext:value-type="currency">
            <text:p>0.09 USD/PCE</text:p>
          </table:table-cell>
          <table:table-cell table:style-name="ce8" office:value-type="currency" office:currency="USD" office:value="0.085" calcext:value-type="currency">
            <text:p>0.0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DC-LB0105</text:p>
          </table:table-cell>
          <table:table-cell office:value-type="string" calcext:value-type="string">
            <text:p>[DC-LB0105] Arrow Labels - Yellow, 1 x 3" 500/ro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Uline</text:p>
          </table:table-cell>
          <table:table-cell office:value-type="string" calcext:value-type="string">
            <text:p>S-13121</text:p>
          </table:table-cell>
          <table:table-cell office:value-type="string" calcext:value-type="string">
            <text:p>pkg, 500</text:p>
          </table:table-cell>
          <table:table-cell table:style-name="ce4" office:value-type="currency" office:currency="USD/PCE" office:value="0.036" calcext:value-type="currency">
            <text:p>0.04 USD/PCE</text:p>
          </table:table-cell>
          <table:table-cell table:style-name="ce8" office:value-type="currency" office:currency="USD" office:value="0.036" calcext:value-type="currency">
            <text:p>0.0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DC-LB0118</text:p>
          </table:table-cell>
          <table:table-cell office:value-type="string" calcext:value-type="string">
            <text:p>[DC-LB0118] Save your TAZ 6 Packaging Stick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MaverickLabel</text:p>
          </table:table-cell>
          <table:table-cell/>
          <table:table-cell office:value-type="string" calcext:value-type="string">
            <text:p>PCE</text:p>
          </table:table-cell>
          <table:table-cell table:style-name="ce4" office:value-type="currency" office:currency="USD/PCE" office:value="0.05655" calcext:value-type="currency">
            <text:p>0.06 USD/PCE</text:p>
          </table:table-cell>
          <table:table-cell table:style-name="ce8" office:value-type="currency" office:currency="USD" office:value="0.05655" calcext:value-type="currency">
            <text:p>0.0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DC-LB0148</text:p>
          </table:table-cell>
          <table:table-cell office:value-type="string" calcext:value-type="string">
            <text:p>[DC-LB0148] TAZ 6 AU Serial Number Sticker, Tamper Evid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MyAssetTag.com</text:p>
          </table:table-cell>
          <table:table-cell/>
          <table:table-cell office:value-type="string" calcext:value-type="string">
            <text:p>pkg, 100</text:p>
          </table:table-cell>
          <table:table-cell table:style-name="ce4" office:value-type="currency" office:currency="USD/PCE" office:value="0.2188" calcext:value-type="currency">
            <text:p>0.22 USD/PCE</text:p>
          </table:table-cell>
          <table:table-cell table:style-name="ce8" office:value-type="currency" office:currency="USD" office:value="0.2188" calcext:value-type="currency">
            <text:p>0.2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DC-MS0050</text:p>
          </table:table-cell>
          <table:table-cell office:value-type="string" calcext:value-type="string">
            <text:p>[DC-MS0050] Packing List, TAZ 6.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THE PRINT SHOP OF LOVELAND LLC (FORMERLY LIGHT SPEED COLOR)</text:p>
          </table:table-cell>
          <table:table-cell/>
          <table:table-cell office:value-type="string" calcext:value-type="string">
            <text:p>PCE</text:p>
          </table:table-cell>
          <table:table-cell table:style-name="ce4" office:value-type="currency" office:currency="USD/PCE" office:value="0.17" calcext:value-type="currency">
            <text:p>0.17 USD/PCE</text:p>
          </table:table-cell>
          <table:table-cell table:style-name="ce8" office:value-type="currency" office:currency="USD" office:value="0.17" calcext:value-type="currency">
            <text:p>0.17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DC-MS0051</text:p>
          </table:table-cell>
          <table:table-cell office:value-type="string" calcext:value-type="string">
            <text:p>[DC-MS0051] EC Declaration of Conformity, TAZ 6.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THE PRINT SHOP OF LOVELAND LLC (FORMERLY LIGHT SPEED COLOR)</text:p>
          </table:table-cell>
          <table:table-cell/>
          <table:table-cell office:value-type="string" calcext:value-type="string">
            <text:p>PCE</text:p>
          </table:table-cell>
          <table:table-cell table:style-name="ce4" office:value-type="currency" office:currency="USD/PCE" office:value="0.149" calcext:value-type="currency">
            <text:p>0.15 USD/PCE</text:p>
          </table:table-cell>
          <table:table-cell table:style-name="ce8" office:value-type="currency" office:currency="USD" office:value="0.149" calcext:value-type="currency">
            <text:p>0.1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DC-MS0052</text:p>
          </table:table-cell>
          <table:table-cell office:value-type="string" calcext:value-type="string">
            <text:p>[DC-MS0052] Safety Warnings sheet, TAZ 6.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THE PRINT SHOP OF LOVELAND LLC (FORMERLY LIGHT SPEED COLOR)</text:p>
          </table:table-cell>
          <table:table-cell/>
          <table:table-cell office:value-type="string" calcext:value-type="string">
            <text:p>PCE</text:p>
          </table:table-cell>
          <table:table-cell table:style-name="ce4" office:value-type="currency" office:currency="USD/PCE" office:value="0.0705" calcext:value-type="currency">
            <text:p>0.07 USD/PCE</text:p>
          </table:table-cell>
          <table:table-cell table:style-name="ce8" office:value-type="currency" office:currency="USD" office:value="0.0705" calcext:value-type="currency">
            <text:p>0.07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EL-CA0056</text:p>
          </table:table-cell>
          <table:table-cell office:value-type="string" calcext:value-type="string">
            <text:p>[EL-CA0056] 6ft 18AWG Australian Power Cord Cable - H05VV-FNEMA C13 - Black, Box of 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Linvox</text:p>
          </table:table-cell>
          <table:table-cell office:value-type="string" calcext:value-type="string">
            <text:p>2671H518.2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1.82" calcext:value-type="currency">
            <text:p>1.82 USD/PCE</text:p>
          </table:table-cell>
          <table:table-cell table:style-name="ce8" office:value-type="currency" office:currency="USD" office:value="1.82" calcext:value-type="currency">
            <text:p>1.8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HD-MS0375</text:p>
          </table:table-cell>
          <table:table-cell office:value-type="string" calcext:value-type="string">
            <text:p>[HD-MS0375] ESD Foam 1.06" x .6" x .3" - Extruder Pin Inser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Preferred Packaging Products, Inc. </text:p>
          </table:table-cell>
          <table:table-cell office:value-type="string" calcext:value-type="string">
            <text:p>04075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77" calcext:value-type="currency">
            <text:p>0.08 USD/PCE</text:p>
          </table:table-cell>
          <table:table-cell table:style-name="ce8" office:value-type="currency" office:currency="USD" office:value="0.077" calcext:value-type="currency">
            <text:p>0.0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SH-BX0051</text:p>
          </table:table-cell>
          <table:table-cell office:value-type="string" calcext:value-type="string">
            <text:p>[SH-BX0051] TAZ 6 Box White: 34-1/2 x 11-3/16 x 25 RSC, 51ECT, Double Wall, White, 2 Colors, Glue Joi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Preferred Packaging Products, Inc. </text:p>
          </table:table-cell>
          <table:table-cell office:value-type="string" calcext:value-type="string">
            <text:p>3080E</text:p>
          </table:table-cell>
          <table:table-cell office:value-type="string" calcext:value-type="string">
            <text:p>Preferred Packaging Products, Inc. </text:p>
          </table:table-cell>
          <table:table-cell office:value-type="string" calcext:value-type="string">
            <text:p>3080E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7.67" calcext:value-type="currency">
            <text:p>7.67 USD/PCE</text:p>
          </table:table-cell>
          <table:table-cell table:style-name="ce8" office:value-type="currency" office:currency="USD" office:value="7.67" calcext:value-type="currency">
            <text:p>7.67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SH-BX0052</text:p>
          </table:table-cell>
          <table:table-cell office:value-type="string" calcext:value-type="string">
            <text:p>[SH-BX0052] TAZ 6 Bed Insert: 19-5/8 x 17-1/8 Die Cut, 44 ECT, C Flute, Kraft, Pl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Preferred Packaging Products, Inc. </text:p>
          </table:table-cell>
          <table:table-cell office:value-type="string" calcext:value-type="string">
            <text:p>3080F</text:p>
          </table:table-cell>
          <table:table-cell office:value-type="string" calcext:value-type="string">
            <text:p>Preferred Packaging Products, Inc. </text:p>
          </table:table-cell>
          <table:table-cell office:value-type="string" calcext:value-type="string">
            <text:p>3080F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68" calcext:value-type="currency">
            <text:p>0.68 USD/PCE</text:p>
          </table:table-cell>
          <table:table-cell table:style-name="ce8" office:value-type="currency" office:currency="USD" office:value="0.68" calcext:value-type="currency">
            <text:p>0.6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SH-BX0053</text:p>
          </table:table-cell>
          <table:table-cell office:value-type="string" calcext:value-type="string">
            <text:p>[SH-BX0053] TAZ 6 Scored Pad: 10-3/8 x 28-3/4 Scored Pad, 44 ECT, C Flute, Kraft, Pl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Preferred Packaging Products, Inc. </text:p>
          </table:table-cell>
          <table:table-cell office:value-type="string" calcext:value-type="string">
            <text:p>3080G</text:p>
          </table:table-cell>
          <table:table-cell office:value-type="string" calcext:value-type="string">
            <text:p>Preferred Packaging Products, Inc. </text:p>
          </table:table-cell>
          <table:table-cell office:value-type="string" calcext:value-type="string">
            <text:p>3080G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2.22" calcext:value-type="currency">
            <text:p>2.22 USD/PCE</text:p>
          </table:table-cell>
          <table:table-cell table:style-name="ce8" office:value-type="currency" office:currency="USD" office:value="2.22" calcext:value-type="currency">
            <text:p>2.2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SH-BX0054</text:p>
          </table:table-cell>
          <table:table-cell office:value-type="string" calcext:value-type="string">
            <text:p>[SH-BX0054] TAZ 6 U-Pad: 25 x 19-7/16 Scored Pad, 51 ECT, Double Wall, Kraft, Pl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Preferred Packaging Products, Inc. </text:p>
          </table:table-cell>
          <table:table-cell office:value-type="string" calcext:value-type="string">
            <text:p>3080H</text:p>
          </table:table-cell>
          <table:table-cell office:value-type="string" calcext:value-type="string">
            <text:p>Preferred Packaging Products, Inc. </text:p>
          </table:table-cell>
          <table:table-cell office:value-type="string" calcext:value-type="string">
            <text:p>3080H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72" calcext:value-type="currency">
            <text:p>0.72 USD/PCE</text:p>
          </table:table-cell>
          <table:table-cell table:style-name="ce8" office:value-type="currency" office:currency="USD" office:value="0.72" calcext:value-type="currency">
            <text:p>0.7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SH-PG0019</text:p>
          </table:table-cell>
          <table:table-cell office:value-type="string" calcext:value-type="string">
            <text:p>[SH-PG0019] Avery® White Shipping Labels for Laser Printers with TrueBlock Technology, 2 Inches x 4 Inches (5963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S-3845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5963</text:p>
          </table:table-cell>
          <table:table-cell office:value-type="string" calcext:value-type="string">
            <text:p>pkg, 2500</text:p>
          </table:table-cell>
          <table:table-cell table:style-name="ce4" office:value-type="currency" office:currency="USD/PCE" office:value="0.019196" calcext:value-type="currency">
            <text:p>0.02 USD/PCE</text:p>
          </table:table-cell>
          <table:table-cell table:style-name="ce8" office:value-type="currency" office:currency="USD" office:value="0.019196" calcext:value-type="currency">
            <text:p>0.0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SH-PG0069</text:p>
          </table:table-cell>
          <table:table-cell office:value-type="string" calcext:value-type="string">
            <text:p>[SH-PG0069] 3M 8898 Economy Strapping Tape - 1⁄2" x 60 yards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mm</text:p>
          </table:table-cell>
          <table:table-cell table:number-columns-repeated="3"/>
          <table:table-cell office:value-type="string" calcext:value-type="string">
            <text:p>Uline</text:p>
          </table:table-cell>
          <table:table-cell office:value-type="string" calcext:value-type="string">
            <text:p>S-16075</text:p>
          </table:table-cell>
          <table:table-cell office:value-type="string" calcext:value-type="string">
            <text:p>yd, 60</text:p>
          </table:table-cell>
          <table:table-cell table:style-name="ce5" office:value-type="currency" office:currency="USD/mm" office:value="0.0000492125984262" calcext:value-type="currency">
            <text:p>0.00 USD/mm</text:p>
          </table:table-cell>
          <table:table-cell table:style-name="ce8" office:value-type="currency" office:currency="USD" office:value="0.03444881889834" calcext:value-type="currency">
            <text:p>0.0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SH-PG0072</text:p>
          </table:table-cell>
          <table:table-cell office:value-type="string" calcext:value-type="string">
            <text:p>[SH-PG0072] 3M 8898 Economy Strapping Tape - 2" x 60 yard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mm</text:p>
          </table:table-cell>
          <table:table-cell table:number-columns-repeated="3"/>
          <table:table-cell office:value-type="string" calcext:value-type="string">
            <text:p>Uline</text:p>
          </table:table-cell>
          <table:table-cell office:value-type="string" calcext:value-type="string">
            <text:p>S-16076</text:p>
          </table:table-cell>
          <table:table-cell office:value-type="string" calcext:value-type="string">
            <text:p>yd, 60</text:p>
          </table:table-cell>
          <table:table-cell table:style-name="ce5" office:value-type="currency" office:currency="USD/mm" office:value="0.0001786235053988" calcext:value-type="currency">
            <text:p>0.00 USD/mm</text:p>
          </table:table-cell>
          <table:table-cell table:style-name="ce8" office:value-type="currency" office:currency="USD" office:value="0.10717410323928" calcext:value-type="currency">
            <text:p>0.1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SH-PG0131</text:p>
          </table:table-cell>
          <table:table-cell office:value-type="string" calcext:value-type="string">
            <text:p>[SH-PG0131] #260 White Reinforced Gummed Tape with LulzBot Printed Logo, 10 Pack</text:p>
          </table:table-cell>
          <table:table-cell office:value-type="float" office:value="3660" calcext:value-type="float">
            <text:p>3660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Preferred Packaging Products, Inc. </text:p>
          </table:table-cell>
          <table:table-cell office:value-type="string" calcext:value-type="string">
            <text:p>0815</text:p>
          </table:table-cell>
          <table:table-cell office:value-type="string" calcext:value-type="string">
            <text:p>Preferred Packaging Products, Inc. </text:p>
          </table:table-cell>
          <table:table-cell office:value-type="string" calcext:value-type="string">
            <text:p>0815</text:p>
          </table:table-cell>
          <table:table-cell office:value-type="string" calcext:value-type="string">
            <text:p>Roll 450' - 10pk</text:p>
          </table:table-cell>
          <table:table-cell table:style-name="ce5" office:value-type="currency" office:currency="USD/mm" office:value="0.000960921551472733" calcext:value-type="currency">
            <text:p>0.00 USD/mm</text:p>
          </table:table-cell>
          <table:table-cell table:style-name="ce8" office:value-type="currency" office:currency="USD" office:value="3.5169728783902" calcext:value-type="currency">
            <text:p>3.5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SH-PG0142</text:p>
          </table:table-cell>
          <table:table-cell office:value-type="string" calcext:value-type="string">
            <text:p>[SH-PG0142] TAZ 6: Top Endcap Foam, 1.5 lb. Density Expanded Polyethylene Foam, Bl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Preferred Packaging Products, Inc. </text:p>
          </table:table-cell>
          <table:table-cell office:value-type="string" calcext:value-type="string">
            <text:p>3080A</text:p>
          </table:table-cell>
          <table:table-cell office:value-type="string" calcext:value-type="string">
            <text:p>Preferred Packaging Products, Inc. </text:p>
          </table:table-cell>
          <table:table-cell office:value-type="string" calcext:value-type="string">
            <text:p>3080A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8.44" calcext:value-type="currency">
            <text:p>8.44 USD/PCE</text:p>
          </table:table-cell>
          <table:table-cell table:style-name="ce8" office:value-type="currency" office:currency="USD" office:value="8.44" calcext:value-type="currency">
            <text:p>8.4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SH-PG0143</text:p>
          </table:table-cell>
          <table:table-cell office:value-type="string" calcext:value-type="string">
            <text:p>[SH-PG0143] TAZ 6: Bottom Endcap Foam, 1.5 lb. Density Expanded Polyethylene Foam, Bl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Preferred Packaging Products, Inc. </text:p>
          </table:table-cell>
          <table:table-cell office:value-type="string" calcext:value-type="string">
            <text:p>3080B</text:p>
          </table:table-cell>
          <table:table-cell office:value-type="string" calcext:value-type="string">
            <text:p>Preferred Packaging Products, Inc. </text:p>
          </table:table-cell>
          <table:table-cell office:value-type="string" calcext:value-type="string">
            <text:p>3080B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8.44" calcext:value-type="currency">
            <text:p>8.44 USD/PCE</text:p>
          </table:table-cell>
          <table:table-cell table:style-name="ce8" office:value-type="currency" office:currency="USD" office:value="8.44" calcext:value-type="currency">
            <text:p>8.4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SH-PG0168</text:p>
          </table:table-cell>
          <table:table-cell office:value-type="string" calcext:value-type="string">
            <text:p>[SH-PG0168] TAZ 6: Foam Corner Large, <text:s/>Expanded Polyethylene Foam, Black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Preferred Packaging Products, Inc. </text:p>
          </table:table-cell>
          <table:table-cell office:value-type="string" calcext:value-type="string">
            <text:p>3080CA</text:p>
          </table:table-cell>
          <table:table-cell office:value-type="string" calcext:value-type="string">
            <text:p>Preferred Packaging Products, Inc. </text:p>
          </table:table-cell>
          <table:table-cell office:value-type="string" calcext:value-type="string">
            <text:p>3080CA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1.15" calcext:value-type="currency">
            <text:p>1.15 USD/PCE</text:p>
          </table:table-cell>
          <table:table-cell table:style-name="ce8" office:value-type="currency" office:currency="USD" office:value="1.15" calcext:value-type="currency">
            <text:p>1.1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SH-PG0169</text:p>
          </table:table-cell>
          <table:table-cell office:value-type="string" calcext:value-type="string">
            <text:p>[SH-PG0169] TAZ 6: Foam Corner Small, <text:s/>Expanded Polyethylene Foam, Black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Preferred Packaging Products, Inc. </text:p>
          </table:table-cell>
          <table:table-cell office:value-type="string" calcext:value-type="string">
            <text:p>3080CB</text:p>
          </table:table-cell>
          <table:table-cell office:value-type="string" calcext:value-type="string">
            <text:p>Preferred Packaging Products, Inc. </text:p>
          </table:table-cell>
          <table:table-cell office:value-type="string" calcext:value-type="string">
            <text:p>3080CB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1.15" calcext:value-type="currency">
            <text:p>1.15 USD/PCE</text:p>
          </table:table-cell>
          <table:table-cell table:style-name="ce8" office:value-type="currency" office:currency="USD" office:value="3.45" calcext:value-type="currency">
            <text:p>3.45 USD</text:p>
          </table:table-cell>
          <table:table-cell table:number-columns-repeated="1010"/>
        </table:table-row>
        <table:table-row table:style-name="ro1">
          <table:table-cell table:number-columns-repeated="12"/>
          <table:table-cell table:style-name="ce1" office:value-type="string" calcext:value-type="string">
            <text:p>Total BoM Price:</text:p>
          </table:table-cell>
          <table:table-cell table:style-name="ce9" office:value-type="currency" office:currency="USD" office:value="1100.46115028536" calcext:value-type="currency">
            <text:p>1,100.46 USD</text:p>
          </table:table-cell>
          <table:table-cell table:number-columns-repeated="1010"/>
        </table:table-row>
        <table:table-row table:style-name="ro1" table:number-rows-repeated="10480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5P0" style:volatile="true">
      <number:number number:decimal-places="2" loext:min-decimal-places="2" number:min-integer-digits="1" number:grouping="true"/>
      <number:text> </number:text>
      <number:currency-symbol>USD/cm²</number:currency-symbol>
    </number:currency-style>
    <number:currency-style style:name="N125">
      <number:text>-</number:text>
      <number:number number:decimal-places="2" loext:min-decimal-places="2" number:min-integer-digits="1" number:grouping="true"/>
      <number:text> </number:text>
      <number:currency-symbol>USD/cm²</number:currency-symbol>
      <style:map style:condition="value()&gt;=0" style:apply-style-name="N125P0"/>
    </number:currency-style>
    <number:currency-style style:name="N126P0" style:volatile="true">
      <number:number number:decimal-places="2" loext:min-decimal-places="2" number:min-integer-digits="1" number:grouping="true"/>
      <number:text> </number:text>
      <number:currency-symbol>USD</number:currency-symbol>
    </number:currency-style>
    <number:currency-style style:name="N126">
      <number:text>-</number:text>
      <number:number number:decimal-places="2" loext:min-decimal-places="2" number:min-integer-digits="1" number:grouping="true"/>
      <number:text> </number:text>
      <number:currency-symbol>USD</number:currency-symbol>
      <style:map style:condition="value()&gt;=0" style:apply-style-name="N126P0"/>
    </number:currency-style>
    <number:currency-style style:name="N127P0" style:volatile="true">
      <number:number number:decimal-places="2" loext:min-decimal-places="2" number:min-integer-digits="1" number:grouping="true"/>
      <number:text> </number:text>
      <number:currency-symbol>USD/PCE</number:currency-symbol>
    </number:currency-style>
    <number:currency-style style:name="N127">
      <number:text>-</number:text>
      <number:number number:decimal-places="2" loext:min-decimal-places="2" number:min-integer-digits="1" number:grouping="true"/>
      <number:text> </number:text>
      <number:currency-symbol>USD/PCE</number:currency-symbol>
      <style:map style:condition="value()&gt;=0" style:apply-style-name="N127P0"/>
    </number:currency-style>
    <number:currency-style style:name="N128P0" style:volatile="true">
      <number:number number:decimal-places="2" loext:min-decimal-places="2" number:min-integer-digits="1" number:grouping="true"/>
      <number:text> </number:text>
      <number:currency-symbol>USD/mm</number:currency-symbol>
    </number:currency-style>
    <number:currency-style style:name="N128">
      <number:text>-</number:text>
      <number:number number:decimal-places="2" loext:min-decimal-places="2" number:min-integer-digits="1" number:grouping="true"/>
      <number:text> </number:text>
      <number:currency-symbol>USD/mm</number:currency-symbol>
      <style:map style:condition="value()&gt;=0" style:apply-style-name="N128P0"/>
    </number:currency-style>
    <number:currency-style style:name="N129P0" style:volatile="true">
      <number:number number:decimal-places="2" loext:min-decimal-places="2" number:min-integer-digits="1" number:grouping="true"/>
      <number:text> </number:text>
      <number:currency-symbol>USD/g</number:currency-symbol>
    </number:currency-style>
    <number:currency-style style:name="N129">
      <number:text>-</number:text>
      <number:number number:decimal-places="2" loext:min-decimal-places="2" number:min-integer-digits="1" number:grouping="true"/>
      <number:text> </number:text>
      <number:currency-symbol>USD/g</number:currency-symbol>
      <style:map style:condition="value()&gt;=0" style:apply-style-name="N129P0"/>
    </number:currency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FreeSans" style:font-family-complex="FreeSans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54pt" fo:margin-bottom="54pt" fo:margin-left="50.4pt" fo:margin-right="50.4pt" style:print-page-order="ttb" style:first-page-number="continue" loext:scale-to-X="1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oM_20_Structure" style:display-name="PageStyle_BoM Structur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escription>Created with Python and XlsxWriter from Odoo 9.0</dc:description>
    <meta:creation-date>2018-10-23T18:33:40</meta:creation-date>
    <dc:date>2018-10-23T18:33:40</dc:date>
    <meta:generator>LibreOffice/5.2.7.2$Linux_X86_64 LibreOffice_project/20m0$Build-2</meta:generator>
    <meta:document-statistic meta:table-count="1" meta:cell-count="4997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